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3.4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7_B" table:style-name="ta1">
        <table:shapes>
          <draw:frame draw:z-index="0" draw:style-name="gr1" draw:text-style-name="P1" svg:width="48.202cm" svg:height="27.256cm" svg:x="7.055cm" svg:y="0.108cm">
            <draw:object draw:notify-on-update-of-ranges="27_B.A1:27_B.A1 27_B.A2:27_B.A616 27_B.B1:27_B.B1 27_B.B2:27_B.B6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7.0761974998853" calcext:value-type="float">
            <text:p>27,0761974998853</text:p>
          </table:table-cell>
          <table:table-cell office:value-type="float" office:value="26.4538193884363" calcext:value-type="float">
            <text:p>26,4538193884363</text:p>
          </table:table-cell>
        </table:table-row>
        <table:table-row table:style-name="ro1">
          <table:table-cell office:value-type="float" office:value="25.6840640855202" calcext:value-type="float">
            <text:p>25,6840640855202</text:p>
          </table:table-cell>
          <table:table-cell office:value-type="float" office:value="30.0594438125443" calcext:value-type="float">
            <text:p>30,0594438125443</text:p>
          </table:table-cell>
        </table:table-row>
        <table:table-row table:style-name="ro1">
          <table:table-cell office:value-type="float" office:value="23.3861367281571" calcext:value-type="float">
            <text:p>23,3861367281571</text:p>
          </table:table-cell>
          <table:table-cell office:value-type="float" office:value="28.1376965162805" calcext:value-type="float">
            <text:p>28,1376965162805</text:p>
          </table:table-cell>
        </table:table-row>
        <table:table-row table:style-name="ro1">
          <table:table-cell office:value-type="float" office:value="20.4622168274745" calcext:value-type="float">
            <text:p>20,4622168274745</text:p>
          </table:table-cell>
          <table:table-cell office:value-type="float" office:value="44.6610448749289" calcext:value-type="float">
            <text:p>44,6610448749289</text:p>
          </table:table-cell>
        </table:table-row>
        <table:table-row table:style-name="ro1">
          <table:table-cell office:value-type="float" office:value="21.6370050719558" calcext:value-type="float">
            <text:p>21,6370050719558</text:p>
          </table:table-cell>
          <table:table-cell office:value-type="float" office:value="43.9008473534781" calcext:value-type="float">
            <text:p>43,9008473534781</text:p>
          </table:table-cell>
        </table:table-row>
        <table:table-row table:style-name="ro1">
          <table:table-cell office:value-type="float" office:value="24.6367515424804" calcext:value-type="float">
            <text:p>24,6367515424804</text:p>
          </table:table-cell>
          <table:table-cell office:value-type="float" office:value="27.4292316906255" calcext:value-type="float">
            <text:p>27,4292316906255</text:p>
          </table:table-cell>
        </table:table-row>
        <table:table-row table:style-name="ro1">
          <table:table-cell office:value-type="float" office:value="24.2471953848887" calcext:value-type="float">
            <text:p>24,2471953848887</text:p>
          </table:table-cell>
          <table:table-cell office:value-type="float" office:value="28.1227087874178" calcext:value-type="float">
            <text:p>28,1227087874178</text:p>
          </table:table-cell>
        </table:table-row>
        <table:table-row table:style-name="ro1">
          <table:table-cell office:value-type="float" office:value="23.2657158577592" calcext:value-type="float">
            <text:p>23,2657158577592</text:p>
          </table:table-cell>
          <table:table-cell office:value-type="float" office:value="27.7915403155517" calcext:value-type="float">
            <text:p>27,7915403155517</text:p>
          </table:table-cell>
        </table:table-row>
        <table:table-row table:style-name="ro1">
          <table:table-cell office:value-type="float" office:value="20.9490514986897" calcext:value-type="float">
            <text:p>20,9490514986897</text:p>
          </table:table-cell>
          <table:table-cell office:value-type="float" office:value="44.455848543444" calcext:value-type="float">
            <text:p>44,455848543444</text:p>
          </table:table-cell>
        </table:table-row>
        <table:table-row table:style-name="ro1">
          <table:table-cell office:value-type="float" office:value="21.7174686205893" calcext:value-type="float">
            <text:p>21,7174686205893</text:p>
          </table:table-cell>
          <table:table-cell office:value-type="float" office:value="37.4251185291493" calcext:value-type="float">
            <text:p>37,4251185291493</text:p>
          </table:table-cell>
        </table:table-row>
        <table:table-row table:style-name="ro1">
          <table:table-cell office:value-type="float" office:value="24.421505516719" calcext:value-type="float">
            <text:p>24,421505516719</text:p>
          </table:table-cell>
          <table:table-cell office:value-type="float" office:value="28.328209421662" calcext:value-type="float">
            <text:p>28,328209421662</text:p>
          </table:table-cell>
        </table:table-row>
        <table:table-row table:style-name="ro1">
          <table:table-cell office:value-type="float" office:value="22.6312981177622" calcext:value-type="float">
            <text:p>22,6312981177622</text:p>
          </table:table-cell>
          <table:table-cell office:value-type="float" office:value="44.9692010659434" calcext:value-type="float">
            <text:p>44,9692010659434</text:p>
          </table:table-cell>
        </table:table-row>
        <table:table-row table:style-name="ro1">
          <table:table-cell office:value-type="float" office:value="24.7970765411121" calcext:value-type="float">
            <text:p>24,7970765411121</text:p>
          </table:table-cell>
          <table:table-cell office:value-type="float" office:value="30.3188050449163" calcext:value-type="float">
            <text:p>30,3188050449163</text:p>
          </table:table-cell>
        </table:table-row>
        <table:table-row table:style-name="ro1">
          <table:table-cell office:value-type="float" office:value="24.0703243411769" calcext:value-type="float">
            <text:p>24,0703243411769</text:p>
          </table:table-cell>
          <table:table-cell office:value-type="float" office:value="46.2161081270219" calcext:value-type="float">
            <text:p>46,2161081270219</text:p>
          </table:table-cell>
        </table:table-row>
        <table:table-row table:style-name="ro1">
          <table:table-cell office:value-type="float" office:value="21.7391235541565" calcext:value-type="float">
            <text:p>21,7391235541565</text:p>
          </table:table-cell>
          <table:table-cell office:value-type="float" office:value="44.6979687872918" calcext:value-type="float">
            <text:p>44,6979687872918</text:p>
          </table:table-cell>
        </table:table-row>
        <table:table-row table:style-name="ro1">
          <table:table-cell office:value-type="float" office:value="25.3003734680485" calcext:value-type="float">
            <text:p>25,3003734680485</text:p>
          </table:table-cell>
          <table:table-cell office:value-type="float" office:value="26.0852432047315" calcext:value-type="float">
            <text:p>26,0852432047315</text:p>
          </table:table-cell>
        </table:table-row>
        <table:table-row table:style-name="ro1">
          <table:table-cell office:value-type="float" office:value="24.2800224876681" calcext:value-type="float">
            <text:p>24,2800224876681</text:p>
          </table:table-cell>
          <table:table-cell office:value-type="float" office:value="44.9667220304849" calcext:value-type="float">
            <text:p>44,9667220304849</text:p>
          </table:table-cell>
        </table:table-row>
        <table:table-row table:style-name="ro1">
          <table:table-cell office:value-type="float" office:value="21.5802015104867" calcext:value-type="float">
            <text:p>21,5802015104867</text:p>
          </table:table-cell>
          <table:table-cell office:value-type="float" office:value="46.0400023943679" calcext:value-type="float">
            <text:p>46,0400023943679</text:p>
          </table:table-cell>
        </table:table-row>
        <table:table-row table:style-name="ro1">
          <table:table-cell office:value-type="float" office:value="21.98355045984" calcext:value-type="float">
            <text:p>21,98355045984</text:p>
          </table:table-cell>
          <table:table-cell office:value-type="float" office:value="45.8299307629972" calcext:value-type="float">
            <text:p>45,8299307629972</text:p>
          </table:table-cell>
        </table:table-row>
        <table:table-row table:style-name="ro1">
          <table:table-cell office:value-type="float" office:value="24.445141010826" calcext:value-type="float">
            <text:p>24,445141010826</text:p>
          </table:table-cell>
          <table:table-cell office:value-type="float" office:value="38.8996509186846" calcext:value-type="float">
            <text:p>38,8996509186846</text:p>
          </table:table-cell>
        </table:table-row>
        <table:table-row table:style-name="ro1">
          <table:table-cell office:value-type="float" office:value="21.4139947815473" calcext:value-type="float">
            <text:p>21,4139947815473</text:p>
          </table:table-cell>
          <table:table-cell office:value-type="float" office:value="35.9078974024024" calcext:value-type="float">
            <text:p>35,9078974024024</text:p>
          </table:table-cell>
        </table:table-row>
        <table:table-row table:style-name="ro1">
          <table:table-cell office:value-type="float" office:value="25.7255134801353" calcext:value-type="float">
            <text:p>25,7255134801353</text:p>
          </table:table-cell>
          <table:table-cell office:value-type="float" office:value="37.1640086610041" calcext:value-type="float">
            <text:p>37,1640086610041</text:p>
          </table:table-cell>
        </table:table-row>
        <table:table-row table:style-name="ro1">
          <table:table-cell office:value-type="float" office:value="24.18425184557" calcext:value-type="float">
            <text:p>24,18425184557</text:p>
          </table:table-cell>
          <table:table-cell office:value-type="float" office:value="38.926782146238" calcext:value-type="float">
            <text:p>38,926782146238</text:p>
          </table:table-cell>
        </table:table-row>
        <table:table-row table:style-name="ro1">
          <table:table-cell office:value-type="float" office:value="22.8593222573642" calcext:value-type="float">
            <text:p>22,8593222573642</text:p>
          </table:table-cell>
          <table:table-cell office:value-type="float" office:value="37.0433324219669" calcext:value-type="float">
            <text:p>37,0433324219669</text:p>
          </table:table-cell>
        </table:table-row>
        <table:table-row table:style-name="ro1">
          <table:table-cell office:value-type="float" office:value="20.613321923212" calcext:value-type="float">
            <text:p>20,613321923212</text:p>
          </table:table-cell>
          <table:table-cell office:value-type="float" office:value="46.3477280034053" calcext:value-type="float">
            <text:p>46,3477280034053</text:p>
          </table:table-cell>
        </table:table-row>
        <table:table-row table:style-name="ro1">
          <table:table-cell office:value-type="float" office:value="25.6245702239501" calcext:value-type="float">
            <text:p>25,6245702239501</text:p>
          </table:table-cell>
          <table:table-cell office:value-type="float" office:value="36.564761116766" calcext:value-type="float">
            <text:p>36,564761116766</text:p>
          </table:table-cell>
        </table:table-row>
        <table:table-row table:style-name="ro1">
          <table:table-cell office:value-type="float" office:value="22.9129837418328" calcext:value-type="float">
            <text:p>22,9129837418328</text:p>
          </table:table-cell>
          <table:table-cell office:value-type="float" office:value="45.5153670957191" calcext:value-type="float">
            <text:p>45,5153670957191</text:p>
          </table:table-cell>
        </table:table-row>
        <table:table-row table:style-name="ro1">
          <table:table-cell office:value-type="float" office:value="27.7533735182716" calcext:value-type="float">
            <text:p>27,7533735182716</text:p>
          </table:table-cell>
          <table:table-cell office:value-type="float" office:value="26.9505470455306" calcext:value-type="float">
            <text:p>26,9505470455306</text:p>
          </table:table-cell>
        </table:table-row>
        <table:table-row table:style-name="ro1">
          <table:table-cell office:value-type="float" office:value="24.4070874608348" calcext:value-type="float">
            <text:p>24,4070874608348</text:p>
          </table:table-cell>
          <table:table-cell office:value-type="float" office:value="38.1735787235275" calcext:value-type="float">
            <text:p>38,1735787235275</text:p>
          </table:table-cell>
        </table:table-row>
        <table:table-row table:style-name="ro1">
          <table:table-cell office:value-type="float" office:value="24.1985002773947" calcext:value-type="float">
            <text:p>24,1985002773947</text:p>
          </table:table-cell>
          <table:table-cell office:value-type="float" office:value="29.1290328506866" calcext:value-type="float">
            <text:p>29,1290328506866</text:p>
          </table:table-cell>
        </table:table-row>
        <table:table-row table:style-name="ro1">
          <table:table-cell office:value-type="float" office:value="26.570217263191" calcext:value-type="float">
            <text:p>26,570217263191</text:p>
          </table:table-cell>
          <table:table-cell office:value-type="float" office:value="28.5006334699817" calcext:value-type="float">
            <text:p>28,5006334699817</text:p>
          </table:table-cell>
        </table:table-row>
        <table:table-row table:style-name="ro1">
          <table:table-cell office:value-type="float" office:value="23.4256833048355" calcext:value-type="float">
            <text:p>23,4256833048355</text:p>
          </table:table-cell>
          <table:table-cell office:value-type="float" office:value="45.1922037481038" calcext:value-type="float">
            <text:p>45,1922037481038</text:p>
          </table:table-cell>
        </table:table-row>
        <table:table-row table:style-name="ro1">
          <table:table-cell office:value-type="float" office:value="19.8601534952085" calcext:value-type="float">
            <text:p>19,8601534952085</text:p>
          </table:table-cell>
          <table:table-cell office:value-type="float" office:value="47.2100289862868" calcext:value-type="float">
            <text:p>47,2100289862868</text:p>
          </table:table-cell>
        </table:table-row>
        <table:table-row table:style-name="ro1">
          <table:table-cell office:value-type="float" office:value="23.4015583572505" calcext:value-type="float">
            <text:p>23,4015583572505</text:p>
          </table:table-cell>
          <table:table-cell office:value-type="float" office:value="45.540714440486" calcext:value-type="float">
            <text:p>45,540714440486</text:p>
          </table:table-cell>
        </table:table-row>
        <table:table-row table:style-name="ro1">
          <table:table-cell office:value-type="float" office:value="22.3740134766729" calcext:value-type="float">
            <text:p>22,3740134766729</text:p>
          </table:table-cell>
          <table:table-cell office:value-type="float" office:value="36.6777817416991" calcext:value-type="float">
            <text:p>36,6777817416991</text:p>
          </table:table-cell>
        </table:table-row>
        <table:table-row table:style-name="ro1">
          <table:table-cell office:value-type="float" office:value="26.1226576877237" calcext:value-type="float">
            <text:p>26,1226576877237</text:p>
          </table:table-cell>
          <table:table-cell office:value-type="float" office:value="26.5642187515998" calcext:value-type="float">
            <text:p>26,5642187515998</text:p>
          </table:table-cell>
        </table:table-row>
        <table:table-row table:style-name="ro1">
          <table:table-cell office:value-type="float" office:value="23.0456731484771" calcext:value-type="float">
            <text:p>23,0456731484771</text:p>
          </table:table-cell>
          <table:table-cell office:value-type="float" office:value="46.5676637209228" calcext:value-type="float">
            <text:p>46,5676637209228</text:p>
          </table:table-cell>
        </table:table-row>
        <table:table-row table:style-name="ro1">
          <table:table-cell office:value-type="float" office:value="27.4725337415781" calcext:value-type="float">
            <text:p>27,4725337415781</text:p>
          </table:table-cell>
          <table:table-cell office:value-type="float" office:value="29.7404566769634" calcext:value-type="float">
            <text:p>29,7404566769634</text:p>
          </table:table-cell>
        </table:table-row>
        <table:table-row table:style-name="ro1">
          <table:table-cell office:value-type="float" office:value="21.501364980921" calcext:value-type="float">
            <text:p>21,501364980921</text:p>
          </table:table-cell>
          <table:table-cell office:value-type="float" office:value="47.4445669996318" calcext:value-type="float">
            <text:p>47,4445669996318</text:p>
          </table:table-cell>
        </table:table-row>
        <table:table-row table:style-name="ro1">
          <table:table-cell office:value-type="float" office:value="21.5522928380115" calcext:value-type="float">
            <text:p>21,5522928380115</text:p>
          </table:table-cell>
          <table:table-cell office:value-type="float" office:value="36.5044683376751" calcext:value-type="float">
            <text:p>36,5044683376751</text:p>
          </table:table-cell>
        </table:table-row>
        <table:table-row table:style-name="ro1">
          <table:table-cell office:value-type="float" office:value="23.6006316416502" calcext:value-type="float">
            <text:p>23,6006316416502</text:p>
          </table:table-cell>
          <table:table-cell office:value-type="float" office:value="39.2442956370634" calcext:value-type="float">
            <text:p>39,2442956370634</text:p>
          </table:table-cell>
        </table:table-row>
        <table:table-row table:style-name="ro1">
          <table:table-cell office:value-type="float" office:value="22.2238455630841" calcext:value-type="float">
            <text:p>22,2238455630841</text:p>
          </table:table-cell>
          <table:table-cell office:value-type="float" office:value="45.9243759365483" calcext:value-type="float">
            <text:p>45,9243759365483</text:p>
          </table:table-cell>
        </table:table-row>
        <table:table-row table:style-name="ro1">
          <table:table-cell office:value-type="float" office:value="25.6253377737379" calcext:value-type="float">
            <text:p>25,6253377737379</text:p>
          </table:table-cell>
          <table:table-cell office:value-type="float" office:value="29.5580806521596" calcext:value-type="float">
            <text:p>29,5580806521596</text:p>
          </table:table-cell>
        </table:table-row>
        <table:table-row table:style-name="ro1">
          <table:table-cell office:value-type="float" office:value="26.2323677902971" calcext:value-type="float">
            <text:p>26,2323677902971</text:p>
          </table:table-cell>
          <table:table-cell office:value-type="float" office:value="26.1521302921287" calcext:value-type="float">
            <text:p>26,1521302921287</text:p>
          </table:table-cell>
        </table:table-row>
        <table:table-row table:style-name="ro1">
          <table:table-cell office:value-type="float" office:value="23.4401789707322" calcext:value-type="float">
            <text:p>23,4401789707322</text:p>
          </table:table-cell>
          <table:table-cell office:value-type="float" office:value="45.788583635435" calcext:value-type="float">
            <text:p>45,788583635435</text:p>
          </table:table-cell>
        </table:table-row>
        <table:table-row table:style-name="ro1">
          <table:table-cell office:value-type="float" office:value="23.6473318969728" calcext:value-type="float">
            <text:p>23,6473318969728</text:p>
          </table:table-cell>
          <table:table-cell office:value-type="float" office:value="38.4626200831473" calcext:value-type="float">
            <text:p>38,4626200831473</text:p>
          </table:table-cell>
        </table:table-row>
        <table:table-row table:style-name="ro1">
          <table:table-cell office:value-type="float" office:value="24.8627021136942" calcext:value-type="float">
            <text:p>24,8627021136942</text:p>
          </table:table-cell>
          <table:table-cell office:value-type="float" office:value="35.7874439865645" calcext:value-type="float">
            <text:p>35,7874439865645</text:p>
          </table:table-cell>
        </table:table-row>
        <table:table-row table:style-name="ro1">
          <table:table-cell office:value-type="float" office:value="23.3138896716374" calcext:value-type="float">
            <text:p>23,3138896716374</text:p>
          </table:table-cell>
          <table:table-cell office:value-type="float" office:value="46.1169006943436" calcext:value-type="float">
            <text:p>46,1169006943436</text:p>
          </table:table-cell>
        </table:table-row>
        <table:table-row table:style-name="ro1">
          <table:table-cell office:value-type="float" office:value="23.7983011790449" calcext:value-type="float">
            <text:p>23,7983011790449</text:p>
          </table:table-cell>
          <table:table-cell office:value-type="float" office:value="35.9928268385727" calcext:value-type="float">
            <text:p>35,9928268385727</text:p>
          </table:table-cell>
        </table:table-row>
        <table:table-row table:style-name="ro1">
          <table:table-cell office:value-type="float" office:value="27.694634630551" calcext:value-type="float">
            <text:p>27,694634630551</text:p>
          </table:table-cell>
          <table:table-cell office:value-type="float" office:value="26.7442085476781" calcext:value-type="float">
            <text:p>26,7442085476781</text:p>
          </table:table-cell>
        </table:table-row>
        <table:table-row table:style-name="ro1">
          <table:table-cell office:value-type="float" office:value="22.8811758096867" calcext:value-type="float">
            <text:p>22,8811758096867</text:p>
          </table:table-cell>
          <table:table-cell office:value-type="float" office:value="46.305739012797" calcext:value-type="float">
            <text:p>46,305739012797</text:p>
          </table:table-cell>
        </table:table-row>
        <table:table-row table:style-name="ro1">
          <table:table-cell office:value-type="float" office:value="27.2522998938744" calcext:value-type="float">
            <text:p>27,2522998938744</text:p>
          </table:table-cell>
          <table:table-cell office:value-type="float" office:value="28.3021013849536" calcext:value-type="float">
            <text:p>28,3021013849536</text:p>
          </table:table-cell>
        </table:table-row>
        <table:table-row table:style-name="ro1">
          <table:table-cell office:value-type="float" office:value="25.2410532049856" calcext:value-type="float">
            <text:p>25,2410532049856</text:p>
          </table:table-cell>
          <table:table-cell office:value-type="float" office:value="27.3034686372202" calcext:value-type="float">
            <text:p>27,3034686372202</text:p>
          </table:table-cell>
        </table:table-row>
        <table:table-row table:style-name="ro1">
          <table:table-cell office:value-type="float" office:value="22.9418178841281" calcext:value-type="float">
            <text:p>22,9418178841281</text:p>
          </table:table-cell>
          <table:table-cell office:value-type="float" office:value="45.7157510847149" calcext:value-type="float">
            <text:p>45,7157510847149</text:p>
          </table:table-cell>
        </table:table-row>
        <table:table-row table:style-name="ro1">
          <table:table-cell office:value-type="float" office:value="23.8652364698255" calcext:value-type="float">
            <text:p>23,8652364698255</text:p>
          </table:table-cell>
          <table:table-cell office:value-type="float" office:value="26.7041578223319" calcext:value-type="float">
            <text:p>26,7041578223319</text:p>
          </table:table-cell>
        </table:table-row>
        <table:table-row table:style-name="ro1">
          <table:table-cell office:value-type="float" office:value="22.2529780098618" calcext:value-type="float">
            <text:p>22,2529780098618</text:p>
          </table:table-cell>
          <table:table-cell office:value-type="float" office:value="48.0113597990579" calcext:value-type="float">
            <text:p>48,0113597990579</text:p>
          </table:table-cell>
        </table:table-row>
        <table:table-row table:style-name="ro1">
          <table:table-cell office:value-type="float" office:value="23.2905942709157" calcext:value-type="float">
            <text:p>23,2905942709157</text:p>
          </table:table-cell>
          <table:table-cell office:value-type="float" office:value="36.3109614669973" calcext:value-type="float">
            <text:p>36,3109614669973</text:p>
          </table:table-cell>
        </table:table-row>
        <table:table-row table:style-name="ro1">
          <table:table-cell office:value-type="float" office:value="23.2776854004834" calcext:value-type="float">
            <text:p>23,2776854004834</text:p>
          </table:table-cell>
          <table:table-cell office:value-type="float" office:value="46.349048918091" calcext:value-type="float">
            <text:p>46,349048918091</text:p>
          </table:table-cell>
        </table:table-row>
        <table:table-row table:style-name="ro1">
          <table:table-cell office:value-type="float" office:value="26.6545032052274" calcext:value-type="float">
            <text:p>26,6545032052274</text:p>
          </table:table-cell>
          <table:table-cell office:value-type="float" office:value="27.6491904964307" calcext:value-type="float">
            <text:p>27,6491904964307</text:p>
          </table:table-cell>
        </table:table-row>
        <table:table-row table:style-name="ro1">
          <table:table-cell office:value-type="float" office:value="24.8664993802584" calcext:value-type="float">
            <text:p>24,8664993802584</text:p>
          </table:table-cell>
          <table:table-cell office:value-type="float" office:value="27.3555964111111" calcext:value-type="float">
            <text:p>27,3555964111111</text:p>
          </table:table-cell>
        </table:table-row>
        <table:table-row table:style-name="ro1">
          <table:table-cell office:value-type="float" office:value="26.0039501340083" calcext:value-type="float">
            <text:p>26,0039501340083</text:p>
          </table:table-cell>
          <table:table-cell office:value-type="float" office:value="27.9079092546723" calcext:value-type="float">
            <text:p>27,9079092546723</text:p>
          </table:table-cell>
        </table:table-row>
        <table:table-row table:style-name="ro1">
          <table:table-cell office:value-type="float" office:value="21.7593284062129" calcext:value-type="float">
            <text:p>21,7593284062129</text:p>
          </table:table-cell>
          <table:table-cell office:value-type="float" office:value="45.7119136718935" calcext:value-type="float">
            <text:p>45,7119136718935</text:p>
          </table:table-cell>
        </table:table-row>
        <table:table-row table:style-name="ro1">
          <table:table-cell office:value-type="float" office:value="26.7604116947444" calcext:value-type="float">
            <text:p>26,7604116947444</text:p>
          </table:table-cell>
          <table:table-cell office:value-type="float" office:value="28.8903011770332" calcext:value-type="float">
            <text:p>28,8903011770332</text:p>
          </table:table-cell>
        </table:table-row>
        <table:table-row table:style-name="ro1">
          <table:table-cell office:value-type="float" office:value="25.96738442919" calcext:value-type="float">
            <text:p>25,96738442919</text:p>
          </table:table-cell>
          <table:table-cell office:value-type="float" office:value="37.2805342788273" calcext:value-type="float">
            <text:p>37,2805342788273</text:p>
          </table:table-cell>
        </table:table-row>
        <table:table-row table:style-name="ro1">
          <table:table-cell office:value-type="float" office:value="24.4053477698427" calcext:value-type="float">
            <text:p>24,4053477698427</text:p>
          </table:table-cell>
          <table:table-cell office:value-type="float" office:value="39.1957707996437" calcext:value-type="float">
            <text:p>39,1957707996437</text:p>
          </table:table-cell>
        </table:table-row>
        <table:table-row table:style-name="ro1">
          <table:table-cell office:value-type="float" office:value="21.4727465785151" calcext:value-type="float">
            <text:p>21,4727465785151</text:p>
          </table:table-cell>
          <table:table-cell office:value-type="float" office:value="47.4356325709014" calcext:value-type="float">
            <text:p>47,4356325709014</text:p>
          </table:table-cell>
        </table:table-row>
        <table:table-row table:style-name="ro1">
          <table:table-cell office:value-type="float" office:value="22.2851295930279" calcext:value-type="float">
            <text:p>22,2851295930279</text:p>
          </table:table-cell>
          <table:table-cell office:value-type="float" office:value="44.4555026459491" calcext:value-type="float">
            <text:p>44,4555026459491</text:p>
          </table:table-cell>
        </table:table-row>
        <table:table-row table:style-name="ro1">
          <table:table-cell office:value-type="float" office:value="25.6751189162347" calcext:value-type="float">
            <text:p>25,6751189162347</text:p>
          </table:table-cell>
          <table:table-cell office:value-type="float" office:value="29.271439913335" calcext:value-type="float">
            <text:p>29,271439913335</text:p>
          </table:table-cell>
        </table:table-row>
        <table:table-row table:style-name="ro1">
          <table:table-cell office:value-type="float" office:value="24.6105148127971" calcext:value-type="float">
            <text:p>24,6105148127971</text:p>
          </table:table-cell>
          <table:table-cell office:value-type="float" office:value="30.1134114837192" calcext:value-type="float">
            <text:p>30,1134114837192</text:p>
          </table:table-cell>
        </table:table-row>
        <table:table-row table:style-name="ro1">
          <table:table-cell office:value-type="float" office:value="23.9446108417264" calcext:value-type="float">
            <text:p>23,9446108417264</text:p>
          </table:table-cell>
          <table:table-cell office:value-type="float" office:value="28.0214272673138" calcext:value-type="float">
            <text:p>28,0214272673138</text:p>
          </table:table-cell>
        </table:table-row>
        <table:table-row table:style-name="ro1">
          <table:table-cell office:value-type="float" office:value="24.9169796624533" calcext:value-type="float">
            <text:p>24,9169796624533</text:p>
          </table:table-cell>
          <table:table-cell office:value-type="float" office:value="35.0387588250133" calcext:value-type="float">
            <text:p>35,0387588250133</text:p>
          </table:table-cell>
        </table:table-row>
        <table:table-row table:style-name="ro1">
          <table:table-cell office:value-type="float" office:value="21.2081629218601" calcext:value-type="float">
            <text:p>21,2081629218601</text:p>
          </table:table-cell>
          <table:table-cell office:value-type="float" office:value="44.3907283704866" calcext:value-type="float">
            <text:p>44,3907283704866</text:p>
          </table:table-cell>
        </table:table-row>
        <table:table-row table:style-name="ro1">
          <table:table-cell office:value-type="float" office:value="19.9796787997728" calcext:value-type="float">
            <text:p>19,9796787997728</text:p>
          </table:table-cell>
          <table:table-cell office:value-type="float" office:value="45.0248622802226" calcext:value-type="float">
            <text:p>45,0248622802226</text:p>
          </table:table-cell>
        </table:table-row>
        <table:table-row table:style-name="ro1">
          <table:table-cell office:value-type="float" office:value="25.4088608087378" calcext:value-type="float">
            <text:p>25,4088608087378</text:p>
          </table:table-cell>
          <table:table-cell office:value-type="float" office:value="35.9267005934222" calcext:value-type="float">
            <text:p>35,9267005934222</text:p>
          </table:table-cell>
        </table:table-row>
        <table:table-row table:style-name="ro1">
          <table:table-cell office:value-type="float" office:value="20.686348420333" calcext:value-type="float">
            <text:p>20,686348420333</text:p>
          </table:table-cell>
          <table:table-cell office:value-type="float" office:value="45.04362026924" calcext:value-type="float">
            <text:p>45,04362026924</text:p>
          </table:table-cell>
        </table:table-row>
        <table:table-row table:style-name="ro1">
          <table:table-cell office:value-type="float" office:value="22.4819962072689" calcext:value-type="float">
            <text:p>22,4819962072689</text:p>
          </table:table-cell>
          <table:table-cell office:value-type="float" office:value="36.326313414519" calcext:value-type="float">
            <text:p>36,326313414519</text:p>
          </table:table-cell>
        </table:table-row>
        <table:table-row table:style-name="ro1">
          <table:table-cell office:value-type="float" office:value="23.0599787338661" calcext:value-type="float">
            <text:p>23,0599787338661</text:p>
          </table:table-cell>
          <table:table-cell office:value-type="float" office:value="35.7932095991412" calcext:value-type="float">
            <text:p>35,7932095991412</text:p>
          </table:table-cell>
        </table:table-row>
        <table:table-row table:style-name="ro1">
          <table:table-cell office:value-type="float" office:value="24.4797263052683" calcext:value-type="float">
            <text:p>24,4797263052683</text:p>
          </table:table-cell>
          <table:table-cell office:value-type="float" office:value="29.8147890366882" calcext:value-type="float">
            <text:p>29,8147890366882</text:p>
          </table:table-cell>
        </table:table-row>
        <table:table-row table:style-name="ro1">
          <table:table-cell office:value-type="float" office:value="22.27096472582" calcext:value-type="float">
            <text:p>22,27096472582</text:p>
          </table:table-cell>
          <table:table-cell office:value-type="float" office:value="35.2757500995675" calcext:value-type="float">
            <text:p>35,2757500995675</text:p>
          </table:table-cell>
        </table:table-row>
        <table:table-row table:style-name="ro1">
          <table:table-cell office:value-type="float" office:value="22.3145592375233" calcext:value-type="float">
            <text:p>22,3145592375233</text:p>
          </table:table-cell>
          <table:table-cell office:value-type="float" office:value="37.4935822176824" calcext:value-type="float">
            <text:p>37,4935822176824</text:p>
          </table:table-cell>
        </table:table-row>
        <table:table-row table:style-name="ro1">
          <table:table-cell office:value-type="float" office:value="22.6556069153167" calcext:value-type="float">
            <text:p>22,6556069153167</text:p>
          </table:table-cell>
          <table:table-cell office:value-type="float" office:value="37.6995167533961" calcext:value-type="float">
            <text:p>37,6995167533961</text:p>
          </table:table-cell>
        </table:table-row>
        <table:table-row table:style-name="ro1">
          <table:table-cell office:value-type="float" office:value="20.4613708573388" calcext:value-type="float">
            <text:p>20,4613708573388</text:p>
          </table:table-cell>
          <table:table-cell office:value-type="float" office:value="44.6301503540101" calcext:value-type="float">
            <text:p>44,6301503540101</text:p>
          </table:table-cell>
        </table:table-row>
        <table:table-row table:style-name="ro1">
          <table:table-cell office:value-type="float" office:value="22.7326382922013" calcext:value-type="float">
            <text:p>22,7326382922013</text:p>
          </table:table-cell>
          <table:table-cell office:value-type="float" office:value="47.49730374463" calcext:value-type="float">
            <text:p>47,49730374463</text:p>
          </table:table-cell>
        </table:table-row>
        <table:table-row table:style-name="ro1">
          <table:table-cell office:value-type="float" office:value="20.8632967428432" calcext:value-type="float">
            <text:p>20,8632967428432</text:p>
          </table:table-cell>
          <table:table-cell office:value-type="float" office:value="47.1136465806755" calcext:value-type="float">
            <text:p>47,1136465806755</text:p>
          </table:table-cell>
        </table:table-row>
        <table:table-row table:style-name="ro1">
          <table:table-cell office:value-type="float" office:value="24.7535412915874" calcext:value-type="float">
            <text:p>24,7535412915874</text:p>
          </table:table-cell>
          <table:table-cell office:value-type="float" office:value="39.062494529718" calcext:value-type="float">
            <text:p>39,062494529718</text:p>
          </table:table-cell>
        </table:table-row>
        <table:table-row table:style-name="ro1">
          <table:table-cell office:value-type="float" office:value="21.2061184919379" calcext:value-type="float">
            <text:p>21,2061184919379</text:p>
          </table:table-cell>
          <table:table-cell office:value-type="float" office:value="36.423166927244" calcext:value-type="float">
            <text:p>36,423166927244</text:p>
          </table:table-cell>
        </table:table-row>
        <table:table-row table:style-name="ro1">
          <table:table-cell office:value-type="float" office:value="24.3557346485569" calcext:value-type="float">
            <text:p>24,3557346485569</text:p>
          </table:table-cell>
          <table:table-cell office:value-type="float" office:value="38.7280049274671" calcext:value-type="float">
            <text:p>38,7280049274671</text:p>
          </table:table-cell>
        </table:table-row>
        <table:table-row table:style-name="ro1">
          <table:table-cell office:value-type="float" office:value="23.911938899239" calcext:value-type="float">
            <text:p>23,911938899239</text:p>
          </table:table-cell>
          <table:table-cell office:value-type="float" office:value="27.1282366205644" calcext:value-type="float">
            <text:p>27,1282366205644</text:p>
          </table:table-cell>
        </table:table-row>
        <table:table-row table:style-name="ro1">
          <table:table-cell office:value-type="float" office:value="22.6634943393768" calcext:value-type="float">
            <text:p>22,6634943393768</text:p>
          </table:table-cell>
          <table:table-cell office:value-type="float" office:value="45.6492152688325" calcext:value-type="float">
            <text:p>45,6492152688325</text:p>
          </table:table-cell>
        </table:table-row>
        <table:table-row table:style-name="ro1">
          <table:table-cell office:value-type="float" office:value="27.0631429565103" calcext:value-type="float">
            <text:p>27,0631429565103</text:p>
          </table:table-cell>
          <table:table-cell office:value-type="float" office:value="28.1901466723386" calcext:value-type="float">
            <text:p>28,1901466723386</text:p>
          </table:table-cell>
        </table:table-row>
        <table:table-row table:style-name="ro1">
          <table:table-cell office:value-type="float" office:value="22.8777907616329" calcext:value-type="float">
            <text:p>22,8777907616329</text:p>
          </table:table-cell>
          <table:table-cell office:value-type="float" office:value="48.4140220703219" calcext:value-type="float">
            <text:p>48,4140220703219</text:p>
          </table:table-cell>
        </table:table-row>
        <table:table-row table:style-name="ro1">
          <table:table-cell office:value-type="float" office:value="23.7388679133719" calcext:value-type="float">
            <text:p>23,7388679133719</text:p>
          </table:table-cell>
          <table:table-cell office:value-type="float" office:value="47.4102894778475" calcext:value-type="float">
            <text:p>47,4102894778475</text:p>
          </table:table-cell>
        </table:table-row>
        <table:table-row table:style-name="ro1">
          <table:table-cell office:value-type="float" office:value="22.0250087364772" calcext:value-type="float">
            <text:p>22,0250087364772</text:p>
          </table:table-cell>
          <table:table-cell office:value-type="float" office:value="45.8601528185908" calcext:value-type="float">
            <text:p>45,8601528185908</text:p>
          </table:table-cell>
        </table:table-row>
        <table:table-row table:style-name="ro1">
          <table:table-cell office:value-type="float" office:value="23.2857866794484" calcext:value-type="float">
            <text:p>23,2857866794484</text:p>
          </table:table-cell>
          <table:table-cell office:value-type="float" office:value="47.0462509435256" calcext:value-type="float">
            <text:p>47,0462509435256</text:p>
          </table:table-cell>
        </table:table-row>
        <table:table-row table:style-name="ro1">
          <table:table-cell office:value-type="float" office:value="24.5677998070232" calcext:value-type="float">
            <text:p>24,5677998070232</text:p>
          </table:table-cell>
          <table:table-cell office:value-type="float" office:value="36.4635726855913" calcext:value-type="float">
            <text:p>36,4635726855913</text:p>
          </table:table-cell>
        </table:table-row>
        <table:table-row table:style-name="ro1">
          <table:table-cell office:value-type="float" office:value="21.8060713757047" calcext:value-type="float">
            <text:p>21,8060713757047</text:p>
          </table:table-cell>
          <table:table-cell office:value-type="float" office:value="43.9372130624511" calcext:value-type="float">
            <text:p>43,9372130624511</text:p>
          </table:table-cell>
        </table:table-row>
        <table:table-row table:style-name="ro1">
          <table:table-cell office:value-type="float" office:value="24.7590415021702" calcext:value-type="float">
            <text:p>24,7590415021702</text:p>
          </table:table-cell>
          <table:table-cell office:value-type="float" office:value="35.4871088179117" calcext:value-type="float">
            <text:p>35,4871088179117</text:p>
          </table:table-cell>
        </table:table-row>
        <table:table-row table:style-name="ro1">
          <table:table-cell office:value-type="float" office:value="25.0918972278565" calcext:value-type="float">
            <text:p>25,0918972278565</text:p>
          </table:table-cell>
          <table:table-cell office:value-type="float" office:value="36.8651058952437" calcext:value-type="float">
            <text:p>36,8651058952437</text:p>
          </table:table-cell>
        </table:table-row>
        <table:table-row table:style-name="ro1">
          <table:table-cell office:value-type="float" office:value="25.9728300273977" calcext:value-type="float">
            <text:p>25,9728300273977</text:p>
          </table:table-cell>
          <table:table-cell office:value-type="float" office:value="29.5156911591809" calcext:value-type="float">
            <text:p>29,5156911591809</text:p>
          </table:table-cell>
        </table:table-row>
        <table:table-row table:style-name="ro1">
          <table:table-cell office:value-type="float" office:value="26.9141586632456" calcext:value-type="float">
            <text:p>26,9141586632456</text:p>
          </table:table-cell>
          <table:table-cell office:value-type="float" office:value="27.1849595816541" calcext:value-type="float">
            <text:p>27,1849595816541</text:p>
          </table:table-cell>
        </table:table-row>
        <table:table-row table:style-name="ro1">
          <table:table-cell office:value-type="float" office:value="25.4167212445799" calcext:value-type="float">
            <text:p>25,4167212445799</text:p>
          </table:table-cell>
          <table:table-cell office:value-type="float" office:value="38.2205192155415" calcext:value-type="float">
            <text:p>38,2205192155415</text:p>
          </table:table-cell>
        </table:table-row>
        <table:table-row table:style-name="ro1">
          <table:table-cell office:value-type="float" office:value="24.2544949552067" calcext:value-type="float">
            <text:p>24,2544949552067</text:p>
          </table:table-cell>
          <table:table-cell office:value-type="float" office:value="28.6003224939383" calcext:value-type="float">
            <text:p>28,6003224939383</text:p>
          </table:table-cell>
        </table:table-row>
        <table:table-row table:style-name="ro1">
          <table:table-cell office:value-type="float" office:value="23.6644424632395" calcext:value-type="float">
            <text:p>23,6644424632395</text:p>
          </table:table-cell>
          <table:table-cell office:value-type="float" office:value="34.6424213480123" calcext:value-type="float">
            <text:p>34,6424213480123</text:p>
          </table:table-cell>
        </table:table-row>
        <table:table-row table:style-name="ro1">
          <table:table-cell office:value-type="float" office:value="20.3349052062408" calcext:value-type="float">
            <text:p>20,3349052062408</text:p>
          </table:table-cell>
          <table:table-cell office:value-type="float" office:value="46.3636014889819" calcext:value-type="float">
            <text:p>46,3636014889819</text:p>
          </table:table-cell>
        </table:table-row>
        <table:table-row table:style-name="ro1">
          <table:table-cell office:value-type="float" office:value="23.754198241873" calcext:value-type="float">
            <text:p>23,754198241873</text:p>
          </table:table-cell>
          <table:table-cell office:value-type="float" office:value="39.1762917068918" calcext:value-type="float">
            <text:p>39,1762917068918</text:p>
          </table:table-cell>
        </table:table-row>
        <table:table-row table:style-name="ro1">
          <table:table-cell office:value-type="float" office:value="21.9736450703766" calcext:value-type="float">
            <text:p>21,9736450703766</text:p>
          </table:table-cell>
          <table:table-cell office:value-type="float" office:value="36.1937406802887" calcext:value-type="float">
            <text:p>36,1937406802887</text:p>
          </table:table-cell>
        </table:table-row>
        <table:table-row table:style-name="ro1">
          <table:table-cell office:value-type="float" office:value="24.1852867911208" calcext:value-type="float">
            <text:p>24,1852867911208</text:p>
          </table:table-cell>
          <table:table-cell office:value-type="float" office:value="37.3751510284631" calcext:value-type="float">
            <text:p>37,3751510284631</text:p>
          </table:table-cell>
        </table:table-row>
        <table:table-row table:style-name="ro1">
          <table:table-cell office:value-type="float" office:value="22.4897844544755" calcext:value-type="float">
            <text:p>22,4897844544755</text:p>
          </table:table-cell>
          <table:table-cell office:value-type="float" office:value="38.394657476947" calcext:value-type="float">
            <text:p>38,394657476947</text:p>
          </table:table-cell>
        </table:table-row>
        <table:table-row table:style-name="ro1">
          <table:table-cell office:value-type="float" office:value="26.9279445843648" calcext:value-type="float">
            <text:p>26,9279445843648</text:p>
          </table:table-cell>
          <table:table-cell office:value-type="float" office:value="28.1537733665075" calcext:value-type="float">
            <text:p>28,1537733665075</text:p>
          </table:table-cell>
        </table:table-row>
        <table:table-row table:style-name="ro1">
          <table:table-cell office:value-type="float" office:value="25.3570205027853" calcext:value-type="float">
            <text:p>25,3570205027853</text:p>
          </table:table-cell>
          <table:table-cell office:value-type="float" office:value="27.8194536466625" calcext:value-type="float">
            <text:p>27,8194536466625</text:p>
          </table:table-cell>
        </table:table-row>
        <table:table-row table:style-name="ro1">
          <table:table-cell office:value-type="float" office:value="25.7973673053755" calcext:value-type="float">
            <text:p>25,7973673053755</text:p>
          </table:table-cell>
          <table:table-cell office:value-type="float" office:value="36.0704480758819" calcext:value-type="float">
            <text:p>36,0704480758819</text:p>
          </table:table-cell>
        </table:table-row>
        <table:table-row table:style-name="ro1">
          <table:table-cell office:value-type="float" office:value="24.1598217394959" calcext:value-type="float">
            <text:p>24,1598217394959</text:p>
          </table:table-cell>
          <table:table-cell office:value-type="float" office:value="46.6965382678364" calcext:value-type="float">
            <text:p>46,6965382678364</text:p>
          </table:table-cell>
        </table:table-row>
        <table:table-row table:style-name="ro1">
          <table:table-cell office:value-type="float" office:value="23.6432187120253" calcext:value-type="float">
            <text:p>23,6432187120253</text:p>
          </table:table-cell>
          <table:table-cell office:value-type="float" office:value="35.3146321440606" calcext:value-type="float">
            <text:p>35,3146321440606</text:p>
          </table:table-cell>
        </table:table-row>
        <table:table-row table:style-name="ro1">
          <table:table-cell office:value-type="float" office:value="23.3208469832228" calcext:value-type="float">
            <text:p>23,3208469832228</text:p>
          </table:table-cell>
          <table:table-cell office:value-type="float" office:value="45.6404124019364" calcext:value-type="float">
            <text:p>45,6404124019364</text:p>
          </table:table-cell>
        </table:table-row>
        <table:table-row table:style-name="ro1">
          <table:table-cell office:value-type="float" office:value="23.1405885947286" calcext:value-type="float">
            <text:p>23,1405885947286</text:p>
          </table:table-cell>
          <table:table-cell office:value-type="float" office:value="46.0843136677833" calcext:value-type="float">
            <text:p>46,0843136677833</text:p>
          </table:table-cell>
        </table:table-row>
        <table:table-row table:style-name="ro1">
          <table:table-cell office:value-type="float" office:value="22.0405974512699" calcext:value-type="float">
            <text:p>22,0405974512699</text:p>
          </table:table-cell>
          <table:table-cell office:value-type="float" office:value="36.0272849504673" calcext:value-type="float">
            <text:p>36,0272849504673</text:p>
          </table:table-cell>
        </table:table-row>
        <table:table-row table:style-name="ro1">
          <table:table-cell office:value-type="float" office:value="22.7512958067924" calcext:value-type="float">
            <text:p>22,7512958067924</text:p>
          </table:table-cell>
          <table:table-cell office:value-type="float" office:value="34.8458443638295" calcext:value-type="float">
            <text:p>34,8458443638295</text:p>
          </table:table-cell>
        </table:table-row>
        <table:table-row table:style-name="ro1">
          <table:table-cell office:value-type="float" office:value="21.373450435121" calcext:value-type="float">
            <text:p>21,373450435121</text:p>
          </table:table-cell>
          <table:table-cell office:value-type="float" office:value="36.0230829983416" calcext:value-type="float">
            <text:p>36,0230829983416</text:p>
          </table:table-cell>
        </table:table-row>
        <table:table-row table:style-name="ro1">
          <table:table-cell office:value-type="float" office:value="26.2648793335756" calcext:value-type="float">
            <text:p>26,2648793335756</text:p>
          </table:table-cell>
          <table:table-cell office:value-type="float" office:value="25.9928143343474" calcext:value-type="float">
            <text:p>25,9928143343474</text:p>
          </table:table-cell>
        </table:table-row>
        <table:table-row table:style-name="ro1">
          <table:table-cell office:value-type="float" office:value="23.8190453371653" calcext:value-type="float">
            <text:p>23,8190453371653</text:p>
          </table:table-cell>
          <table:table-cell office:value-type="float" office:value="37.410721367863" calcext:value-type="float">
            <text:p>37,410721367863</text:p>
          </table:table-cell>
        </table:table-row>
        <table:table-row table:style-name="ro1">
          <table:table-cell office:value-type="float" office:value="21.9273191204013" calcext:value-type="float">
            <text:p>21,9273191204013</text:p>
          </table:table-cell>
          <table:table-cell office:value-type="float" office:value="37.6452733556744" calcext:value-type="float">
            <text:p>37,6452733556744</text:p>
          </table:table-cell>
        </table:table-row>
        <table:table-row table:style-name="ro1">
          <table:table-cell office:value-type="float" office:value="24.1376549929513" calcext:value-type="float">
            <text:p>24,1376549929513</text:p>
          </table:table-cell>
          <table:table-cell office:value-type="float" office:value="35.0283167650161" calcext:value-type="float">
            <text:p>35,0283167650161</text:p>
          </table:table-cell>
        </table:table-row>
        <table:table-row table:style-name="ro1">
          <table:table-cell office:value-type="float" office:value="21.5055925238245" calcext:value-type="float">
            <text:p>21,5055925238245</text:p>
          </table:table-cell>
          <table:table-cell office:value-type="float" office:value="38.448098279904" calcext:value-type="float">
            <text:p>38,448098279904</text:p>
          </table:table-cell>
        </table:table-row>
        <table:table-row table:style-name="ro1">
          <table:table-cell office:value-type="float" office:value="24.4115946162104" calcext:value-type="float">
            <text:p>24,4115946162104</text:p>
          </table:table-cell>
          <table:table-cell office:value-type="float" office:value="28.1998839976783" calcext:value-type="float">
            <text:p>28,1998839976783</text:p>
          </table:table-cell>
        </table:table-row>
        <table:table-row table:style-name="ro1">
          <table:table-cell office:value-type="float" office:value="24.9395067437229" calcext:value-type="float">
            <text:p>24,9395067437229</text:p>
          </table:table-cell>
          <table:table-cell office:value-type="float" office:value="36.6807276408181" calcext:value-type="float">
            <text:p>36,6807276408181</text:p>
          </table:table-cell>
        </table:table-row>
        <table:table-row table:style-name="ro1">
          <table:table-cell office:value-type="float" office:value="22.7431528281109" calcext:value-type="float">
            <text:p>22,7431528281109</text:p>
          </table:table-cell>
          <table:table-cell office:value-type="float" office:value="38.3027709429811" calcext:value-type="float">
            <text:p>38,3027709429811</text:p>
          </table:table-cell>
        </table:table-row>
        <table:table-row table:style-name="ro1">
          <table:table-cell office:value-type="float" office:value="27.3056056771002" calcext:value-type="float">
            <text:p>27,3056056771002</text:p>
          </table:table-cell>
          <table:table-cell office:value-type="float" office:value="27.7351431369637" calcext:value-type="float">
            <text:p>27,7351431369637</text:p>
          </table:table-cell>
        </table:table-row>
        <table:table-row table:style-name="ro1">
          <table:table-cell office:value-type="float" office:value="25.5440452202989" calcext:value-type="float">
            <text:p>25,5440452202989</text:p>
          </table:table-cell>
          <table:table-cell office:value-type="float" office:value="36.5073673479221" calcext:value-type="float">
            <text:p>36,5073673479221</text:p>
          </table:table-cell>
        </table:table-row>
        <table:table-row table:style-name="ro1">
          <table:table-cell office:value-type="float" office:value="24.8053497058099" calcext:value-type="float">
            <text:p>24,8053497058099</text:p>
          </table:table-cell>
          <table:table-cell office:value-type="float" office:value="39.2814575842504" calcext:value-type="float">
            <text:p>39,2814575842504</text:p>
          </table:table-cell>
        </table:table-row>
        <table:table-row table:style-name="ro1">
          <table:table-cell office:value-type="float" office:value="24.2763013658106" calcext:value-type="float">
            <text:p>24,2763013658106</text:p>
          </table:table-cell>
          <table:table-cell office:value-type="float" office:value="45.1597941359631" calcext:value-type="float">
            <text:p>45,1597941359631</text:p>
          </table:table-cell>
        </table:table-row>
        <table:table-row table:style-name="ro1">
          <table:table-cell office:value-type="float" office:value="23.3285107860206" calcext:value-type="float">
            <text:p>23,3285107860206</text:p>
          </table:table-cell>
          <table:table-cell office:value-type="float" office:value="46.0432775591899" calcext:value-type="float">
            <text:p>46,0432775591899</text:p>
          </table:table-cell>
        </table:table-row>
        <table:table-row table:style-name="ro1">
          <table:table-cell office:value-type="float" office:value="20.7724642640281" calcext:value-type="float">
            <text:p>20,7724642640281</text:p>
          </table:table-cell>
          <table:table-cell office:value-type="float" office:value="48.0115661739034" calcext:value-type="float">
            <text:p>48,0115661739034</text:p>
          </table:table-cell>
        </table:table-row>
        <table:table-row table:style-name="ro1">
          <table:table-cell office:value-type="float" office:value="24.2732400375459" calcext:value-type="float">
            <text:p>24,2732400375459</text:p>
          </table:table-cell>
          <table:table-cell office:value-type="float" office:value="45.1407654838757" calcext:value-type="float">
            <text:p>45,1407654838757</text:p>
          </table:table-cell>
        </table:table-row>
        <table:table-row table:style-name="ro1">
          <table:table-cell office:value-type="float" office:value="27.0658009490203" calcext:value-type="float">
            <text:p>27,0658009490203</text:p>
          </table:table-cell>
          <table:table-cell office:value-type="float" office:value="26.7151570110096" calcext:value-type="float">
            <text:p>26,7151570110096</text:p>
          </table:table-cell>
        </table:table-row>
        <table:table-row table:style-name="ro1">
          <table:table-cell office:value-type="float" office:value="24.9597443535315" calcext:value-type="float">
            <text:p>24,9597443535315</text:p>
          </table:table-cell>
          <table:table-cell office:value-type="float" office:value="30.2274665855014" calcext:value-type="float">
            <text:p>30,2274665855014</text:p>
          </table:table-cell>
        </table:table-row>
        <table:table-row table:style-name="ro1">
          <table:table-cell office:value-type="float" office:value="27.2809622139303" calcext:value-type="float">
            <text:p>27,2809622139303</text:p>
          </table:table-cell>
          <table:table-cell office:value-type="float" office:value="28.549158926069" calcext:value-type="float">
            <text:p>28,549158926069</text:p>
          </table:table-cell>
        </table:table-row>
        <table:table-row table:style-name="ro1">
          <table:table-cell office:value-type="float" office:value="22.7029608051674" calcext:value-type="float">
            <text:p>22,7029608051674</text:p>
          </table:table-cell>
          <table:table-cell office:value-type="float" office:value="45.5025755693928" calcext:value-type="float">
            <text:p>45,5025755693928</text:p>
          </table:table-cell>
        </table:table-row>
        <table:table-row table:style-name="ro1">
          <table:table-cell office:value-type="float" office:value="25.6635059620589" calcext:value-type="float">
            <text:p>25,6635059620589</text:p>
          </table:table-cell>
          <table:table-cell office:value-type="float" office:value="37.1234190113751" calcext:value-type="float">
            <text:p>37,1234190113751</text:p>
          </table:table-cell>
        </table:table-row>
        <table:table-row table:style-name="ro1">
          <table:table-cell office:value-type="float" office:value="23.6543649873467" calcext:value-type="float">
            <text:p>23,6543649873467</text:p>
          </table:table-cell>
          <table:table-cell office:value-type="float" office:value="46.2588980213262" calcext:value-type="float">
            <text:p>46,2588980213262</text:p>
          </table:table-cell>
        </table:table-row>
        <table:table-row table:style-name="ro1">
          <table:table-cell office:value-type="float" office:value="23.4589239141461" calcext:value-type="float">
            <text:p>23,4589239141461</text:p>
          </table:table-cell>
          <table:table-cell office:value-type="float" office:value="44.4018959566735" calcext:value-type="float">
            <text:p>44,4018959566735</text:p>
          </table:table-cell>
        </table:table-row>
        <table:table-row table:style-name="ro1">
          <table:table-cell office:value-type="float" office:value="25.4369765586292" calcext:value-type="float">
            <text:p>25,4369765586292</text:p>
          </table:table-cell>
          <table:table-cell office:value-type="float" office:value="37.7501771699013" calcext:value-type="float">
            <text:p>37,7501771699013</text:p>
          </table:table-cell>
        </table:table-row>
        <table:table-row table:style-name="ro1">
          <table:table-cell office:value-type="float" office:value="21.8814759849687" calcext:value-type="float">
            <text:p>21,8814759849687</text:p>
          </table:table-cell>
          <table:table-cell office:value-type="float" office:value="47.9222224260866" calcext:value-type="float">
            <text:p>47,9222224260866</text:p>
          </table:table-cell>
        </table:table-row>
        <table:table-row table:style-name="ro1">
          <table:table-cell office:value-type="float" office:value="24.5604196765128" calcext:value-type="float">
            <text:p>24,5604196765128</text:p>
          </table:table-cell>
          <table:table-cell office:value-type="float" office:value="37.6062229363717" calcext:value-type="float">
            <text:p>37,6062229363717</text:p>
          </table:table-cell>
        </table:table-row>
        <table:table-row table:style-name="ro1">
          <table:table-cell office:value-type="float" office:value="22.9913638366094" calcext:value-type="float">
            <text:p>22,9913638366094</text:p>
          </table:table-cell>
          <table:table-cell office:value-type="float" office:value="46.6053639908012" calcext:value-type="float">
            <text:p>46,6053639908012</text:p>
          </table:table-cell>
        </table:table-row>
        <table:table-row table:style-name="ro1">
          <table:table-cell office:value-type="float" office:value="20.5838890751411" calcext:value-type="float">
            <text:p>20,5838890751411</text:p>
          </table:table-cell>
          <table:table-cell office:value-type="float" office:value="44.8384703469531" calcext:value-type="float">
            <text:p>44,8384703469531</text:p>
          </table:table-cell>
        </table:table-row>
        <table:table-row table:style-name="ro1">
          <table:table-cell office:value-type="float" office:value="22.0597515020717" calcext:value-type="float">
            <text:p>22,0597515020717</text:p>
          </table:table-cell>
          <table:table-cell office:value-type="float" office:value="38.2492935723007" calcext:value-type="float">
            <text:p>38,2492935723007</text:p>
          </table:table-cell>
        </table:table-row>
        <table:table-row table:style-name="ro1">
          <table:table-cell office:value-type="float" office:value="24.8375678491765" calcext:value-type="float">
            <text:p>24,8375678491765</text:p>
          </table:table-cell>
          <table:table-cell office:value-type="float" office:value="35.7160147905319" calcext:value-type="float">
            <text:p>35,7160147905319</text:p>
          </table:table-cell>
        </table:table-row>
        <table:table-row table:style-name="ro1">
          <table:table-cell office:value-type="float" office:value="23.5875466620371" calcext:value-type="float">
            <text:p>23,5875466620371</text:p>
          </table:table-cell>
          <table:table-cell office:value-type="float" office:value="45.9744959003005" calcext:value-type="float">
            <text:p>45,9744959003005</text:p>
          </table:table-cell>
        </table:table-row>
        <table:table-row table:style-name="ro1">
          <table:table-cell office:value-type="float" office:value="23.6418376160274" calcext:value-type="float">
            <text:p>23,6418376160274</text:p>
          </table:table-cell>
          <table:table-cell office:value-type="float" office:value="37.321511745148" calcext:value-type="float">
            <text:p>37,321511745148</text:p>
          </table:table-cell>
        </table:table-row>
        <table:table-row table:style-name="ro1">
          <table:table-cell office:value-type="float" office:value="21.5435979420923" calcext:value-type="float">
            <text:p>21,5435979420923</text:p>
          </table:table-cell>
          <table:table-cell office:value-type="float" office:value="45.0693698719397" calcext:value-type="float">
            <text:p>45,0693698719397</text:p>
          </table:table-cell>
        </table:table-row>
        <table:table-row table:style-name="ro1">
          <table:table-cell office:value-type="float" office:value="24.0473067165041" calcext:value-type="float">
            <text:p>24,0473067165041</text:p>
          </table:table-cell>
          <table:table-cell office:value-type="float" office:value="47.3583331385907" calcext:value-type="float">
            <text:p>47,3583331385907</text:p>
          </table:table-cell>
        </table:table-row>
        <table:table-row table:style-name="ro1">
          <table:table-cell office:value-type="float" office:value="25.6965896526941" calcext:value-type="float">
            <text:p>25,6965896526941</text:p>
          </table:table-cell>
          <table:table-cell office:value-type="float" office:value="26.6877812867291" calcext:value-type="float">
            <text:p>26,6877812867291</text:p>
          </table:table-cell>
        </table:table-row>
        <table:table-row table:style-name="ro1">
          <table:table-cell office:value-type="float" office:value="25.3093878304146" calcext:value-type="float">
            <text:p>25,3093878304146</text:p>
          </table:table-cell>
          <table:table-cell office:value-type="float" office:value="30.021446324657" calcext:value-type="float">
            <text:p>30,021446324657</text:p>
          </table:table-cell>
        </table:table-row>
        <table:table-row table:style-name="ro1">
          <table:table-cell office:value-type="float" office:value="25.4166857758838" calcext:value-type="float">
            <text:p>25,4166857758838</text:p>
          </table:table-cell>
          <table:table-cell office:value-type="float" office:value="36.9854419498917" calcext:value-type="float">
            <text:p>36,9854419498917</text:p>
          </table:table-cell>
        </table:table-row>
        <table:table-row table:style-name="ro1">
          <table:table-cell office:value-type="float" office:value="25.7213699462189" calcext:value-type="float">
            <text:p>25,7213699462189</text:p>
          </table:table-cell>
          <table:table-cell office:value-type="float" office:value="29.2592863576251" calcext:value-type="float">
            <text:p>29,2592863576251</text:p>
          </table:table-cell>
        </table:table-row>
        <table:table-row table:style-name="ro1">
          <table:table-cell office:value-type="float" office:value="24.2577409157531" calcext:value-type="float">
            <text:p>24,2577409157531</text:p>
          </table:table-cell>
          <table:table-cell office:value-type="float" office:value="45.1457499824434" calcext:value-type="float">
            <text:p>45,1457499824434</text:p>
          </table:table-cell>
        </table:table-row>
        <table:table-row table:style-name="ro1">
          <table:table-cell office:value-type="float" office:value="27.7771913998897" calcext:value-type="float">
            <text:p>27,7771913998897</text:p>
          </table:table-cell>
          <table:table-cell office:value-type="float" office:value="27.399635125352" calcext:value-type="float">
            <text:p>27,399635125352</text:p>
          </table:table-cell>
        </table:table-row>
        <table:table-row table:style-name="ro1">
          <table:table-cell office:value-type="float" office:value="21.8180193012495" calcext:value-type="float">
            <text:p>21,8180193012495</text:p>
          </table:table-cell>
          <table:table-cell office:value-type="float" office:value="47.3621989543426" calcext:value-type="float">
            <text:p>47,3621989543426</text:p>
          </table:table-cell>
        </table:table-row>
        <table:table-row table:style-name="ro1">
          <table:table-cell office:value-type="float" office:value="22.3996772467075" calcext:value-type="float">
            <text:p>22,3996772467075</text:p>
          </table:table-cell>
          <table:table-cell office:value-type="float" office:value="47.4991094302596" calcext:value-type="float">
            <text:p>47,4991094302596</text:p>
          </table:table-cell>
        </table:table-row>
        <table:table-row table:style-name="ro1">
          <table:table-cell office:value-type="float" office:value="23.7667560298125" calcext:value-type="float">
            <text:p>23,7667560298125</text:p>
          </table:table-cell>
          <table:table-cell office:value-type="float" office:value="27.1297717766478" calcext:value-type="float">
            <text:p>27,1297717766478</text:p>
          </table:table-cell>
        </table:table-row>
        <table:table-row table:style-name="ro1">
          <table:table-cell office:value-type="float" office:value="21.4880816602563" calcext:value-type="float">
            <text:p>21,4880816602563</text:p>
          </table:table-cell>
          <table:table-cell office:value-type="float" office:value="43.836745411386" calcext:value-type="float">
            <text:p>43,836745411386</text:p>
          </table:table-cell>
        </table:table-row>
        <table:table-row table:style-name="ro1">
          <table:table-cell office:value-type="float" office:value="24.4022236790186" calcext:value-type="float">
            <text:p>24,4022236790186</text:p>
          </table:table-cell>
          <table:table-cell office:value-type="float" office:value="39.4609398492227" calcext:value-type="float">
            <text:p>39,4609398492227</text:p>
          </table:table-cell>
        </table:table-row>
        <table:table-row table:style-name="ro1">
          <table:table-cell office:value-type="float" office:value="24.866436301216" calcext:value-type="float">
            <text:p>24,866436301216</text:p>
          </table:table-cell>
          <table:table-cell office:value-type="float" office:value="26.2726805723171" calcext:value-type="float">
            <text:p>26,2726805723171</text:p>
          </table:table-cell>
        </table:table-row>
        <table:table-row table:style-name="ro1">
          <table:table-cell office:value-type="float" office:value="24.3111243455347" calcext:value-type="float">
            <text:p>24,3111243455347</text:p>
          </table:table-cell>
          <table:table-cell office:value-type="float" office:value="35.4606200639454" calcext:value-type="float">
            <text:p>35,4606200639454</text:p>
          </table:table-cell>
        </table:table-row>
        <table:table-row table:style-name="ro1">
          <table:table-cell office:value-type="float" office:value="21.177228959741" calcext:value-type="float">
            <text:p>21,177228959741</text:p>
          </table:table-cell>
          <table:table-cell office:value-type="float" office:value="44.8052645879385" calcext:value-type="float">
            <text:p>44,8052645879385</text:p>
          </table:table-cell>
        </table:table-row>
        <table:table-row table:style-name="ro1">
          <table:table-cell office:value-type="float" office:value="21.9974459556555" calcext:value-type="float">
            <text:p>21,9974459556555</text:p>
          </table:table-cell>
          <table:table-cell office:value-type="float" office:value="47.8368956127148" calcext:value-type="float">
            <text:p>47,8368956127148</text:p>
          </table:table-cell>
        </table:table-row>
        <table:table-row table:style-name="ro1">
          <table:table-cell office:value-type="float" office:value="24.5053902314192" calcext:value-type="float">
            <text:p>24,5053902314192</text:p>
          </table:table-cell>
          <table:table-cell office:value-type="float" office:value="30.2828892783924" calcext:value-type="float">
            <text:p>30,2828892783924</text:p>
          </table:table-cell>
        </table:table-row>
        <table:table-row table:style-name="ro1">
          <table:table-cell office:value-type="float" office:value="21.4713536907059" calcext:value-type="float">
            <text:p>21,4713536907059</text:p>
          </table:table-cell>
          <table:table-cell office:value-type="float" office:value="47.3089640775627" calcext:value-type="float">
            <text:p>47,3089640775627</text:p>
          </table:table-cell>
        </table:table-row>
        <table:table-row table:style-name="ro1">
          <table:table-cell office:value-type="float" office:value="24.9596541138733" calcext:value-type="float">
            <text:p>24,9596541138733</text:p>
          </table:table-cell>
          <table:table-cell office:value-type="float" office:value="38.2445511307127" calcext:value-type="float">
            <text:p>38,2445511307127</text:p>
          </table:table-cell>
        </table:table-row>
        <table:table-row table:style-name="ro1">
          <table:table-cell office:value-type="float" office:value="25.7974355300132" calcext:value-type="float">
            <text:p>25,7974355300132</text:p>
          </table:table-cell>
          <table:table-cell office:value-type="float" office:value="27.6050066760965" calcext:value-type="float">
            <text:p>27,6050066760965</text:p>
          </table:table-cell>
        </table:table-row>
        <table:table-row table:style-name="ro1">
          <table:table-cell office:value-type="float" office:value="22.4884645796668" calcext:value-type="float">
            <text:p>22,4884645796668</text:p>
          </table:table-cell>
          <table:table-cell office:value-type="float" office:value="37.4464562020995" calcext:value-type="float">
            <text:p>37,4464562020995</text:p>
          </table:table-cell>
        </table:table-row>
        <table:table-row table:style-name="ro1">
          <table:table-cell office:value-type="float" office:value="25.6304809026499" calcext:value-type="float">
            <text:p>25,6304809026499</text:p>
          </table:table-cell>
          <table:table-cell office:value-type="float" office:value="25.9678987228496" calcext:value-type="float">
            <text:p>25,9678987228496</text:p>
          </table:table-cell>
        </table:table-row>
        <table:table-row table:style-name="ro1">
          <table:table-cell office:value-type="float" office:value="25.7823444587202" calcext:value-type="float">
            <text:p>25,7823444587202</text:p>
          </table:table-cell>
          <table:table-cell office:value-type="float" office:value="29.3599805483474" calcext:value-type="float">
            <text:p>29,3599805483474</text:p>
          </table:table-cell>
        </table:table-row>
        <table:table-row table:style-name="ro1">
          <table:table-cell office:value-type="float" office:value="23.9991380251658" calcext:value-type="float">
            <text:p>23,9991380251658</text:p>
          </table:table-cell>
          <table:table-cell office:value-type="float" office:value="46.7917222970131" calcext:value-type="float">
            <text:p>46,7917222970131</text:p>
          </table:table-cell>
        </table:table-row>
        <table:table-row table:style-name="ro1">
          <table:table-cell office:value-type="float" office:value="20.5476137818531" calcext:value-type="float">
            <text:p>20,5476137818531</text:p>
          </table:table-cell>
          <table:table-cell office:value-type="float" office:value="45.4682413552069" calcext:value-type="float">
            <text:p>45,4682413552069</text:p>
          </table:table-cell>
        </table:table-row>
        <table:table-row table:style-name="ro1">
          <table:table-cell office:value-type="float" office:value="24.8644876863614" calcext:value-type="float">
            <text:p>24,8644876863614</text:p>
          </table:table-cell>
          <table:table-cell office:value-type="float" office:value="27.69584025989" calcext:value-type="float">
            <text:p>27,69584025989</text:p>
          </table:table-cell>
        </table:table-row>
        <table:table-row table:style-name="ro1">
          <table:table-cell office:value-type="float" office:value="24.1198333695182" calcext:value-type="float">
            <text:p>24,1198333695182</text:p>
          </table:table-cell>
          <table:table-cell office:value-type="float" office:value="36.5802105507722" calcext:value-type="float">
            <text:p>36,5802105507722</text:p>
          </table:table-cell>
        </table:table-row>
        <table:table-row table:style-name="ro1">
          <table:table-cell office:value-type="float" office:value="24.4020355369745" calcext:value-type="float">
            <text:p>24,4020355369745</text:p>
          </table:table-cell>
          <table:table-cell office:value-type="float" office:value="45.7143021220071" calcext:value-type="float">
            <text:p>45,7143021220071</text:p>
          </table:table-cell>
        </table:table-row>
        <table:table-row table:style-name="ro1">
          <table:table-cell office:value-type="float" office:value="26.2006453274294" calcext:value-type="float">
            <text:p>26,2006453274294</text:p>
          </table:table-cell>
          <table:table-cell office:value-type="float" office:value="29.7881288083965" calcext:value-type="float">
            <text:p>29,7881288083965</text:p>
          </table:table-cell>
        </table:table-row>
        <table:table-row table:style-name="ro1">
          <table:table-cell office:value-type="float" office:value="24.2161812583298" calcext:value-type="float">
            <text:p>24,2161812583298</text:p>
          </table:table-cell>
          <table:table-cell office:value-type="float" office:value="37.66626299762" calcext:value-type="float">
            <text:p>37,66626299762</text:p>
          </table:table-cell>
        </table:table-row>
        <table:table-row table:style-name="ro1">
          <table:table-cell office:value-type="float" office:value="23.157861870104" calcext:value-type="float">
            <text:p>23,157861870104</text:p>
          </table:table-cell>
          <table:table-cell office:value-type="float" office:value="35.958900878041" calcext:value-type="float">
            <text:p>35,958900878041</text:p>
          </table:table-cell>
        </table:table-row>
        <table:table-row table:style-name="ro1">
          <table:table-cell office:value-type="float" office:value="21.345038721399" calcext:value-type="float">
            <text:p>21,345038721399</text:p>
          </table:table-cell>
          <table:table-cell office:value-type="float" office:value="46.7918081192068" calcext:value-type="float">
            <text:p>46,7918081192068</text:p>
          </table:table-cell>
        </table:table-row>
        <table:table-row table:style-name="ro1">
          <table:table-cell office:value-type="float" office:value="20.6510938539757" calcext:value-type="float">
            <text:p>20,6510938539757</text:p>
          </table:table-cell>
          <table:table-cell office:value-type="float" office:value="45.5217180557949" calcext:value-type="float">
            <text:p>45,5217180557949</text:p>
          </table:table-cell>
        </table:table-row>
        <table:table-row table:style-name="ro1">
          <table:table-cell office:value-type="float" office:value="25.7844743381796" calcext:value-type="float">
            <text:p>25,7844743381796</text:p>
          </table:table-cell>
          <table:table-cell office:value-type="float" office:value="37.4811418721733" calcext:value-type="float">
            <text:p>37,4811418721733</text:p>
          </table:table-cell>
        </table:table-row>
        <table:table-row table:style-name="ro1">
          <table:table-cell office:value-type="float" office:value="21.4579870294982" calcext:value-type="float">
            <text:p>21,4579870294982</text:p>
          </table:table-cell>
          <table:table-cell office:value-type="float" office:value="47.9778702149274" calcext:value-type="float">
            <text:p>47,9778702149274</text:p>
          </table:table-cell>
        </table:table-row>
        <table:table-row table:style-name="ro1">
          <table:table-cell office:value-type="float" office:value="26.8207853362417" calcext:value-type="float">
            <text:p>26,8207853362417</text:p>
          </table:table-cell>
          <table:table-cell office:value-type="float" office:value="29.809323946596" calcext:value-type="float">
            <text:p>29,809323946596</text:p>
          </table:table-cell>
        </table:table-row>
        <table:table-row table:style-name="ro1">
          <table:table-cell office:value-type="float" office:value="22.6945024706998" calcext:value-type="float">
            <text:p>22,6945024706998</text:p>
          </table:table-cell>
          <table:table-cell office:value-type="float" office:value="36.9622145778734" calcext:value-type="float">
            <text:p>36,9622145778734</text:p>
          </table:table-cell>
        </table:table-row>
        <table:table-row table:style-name="ro1">
          <table:table-cell office:value-type="float" office:value="24.2960716566647" calcext:value-type="float">
            <text:p>24,2960716566647</text:p>
          </table:table-cell>
          <table:table-cell office:value-type="float" office:value="38.1245552217487" calcext:value-type="float">
            <text:p>38,1245552217487</text:p>
          </table:table-cell>
        </table:table-row>
        <table:table-row table:style-name="ro1">
          <table:table-cell office:value-type="float" office:value="24.198120279674" calcext:value-type="float">
            <text:p>24,198120279674</text:p>
          </table:table-cell>
          <table:table-cell office:value-type="float" office:value="29.8599037280923" calcext:value-type="float">
            <text:p>29,8599037280923</text:p>
          </table:table-cell>
        </table:table-row>
        <table:table-row table:style-name="ro1">
          <table:table-cell office:value-type="float" office:value="25.0574516965882" calcext:value-type="float">
            <text:p>25,0574516965882</text:p>
          </table:table-cell>
          <table:table-cell office:value-type="float" office:value="36.2313929192323" calcext:value-type="float">
            <text:p>36,2313929192323</text:p>
          </table:table-cell>
        </table:table-row>
        <table:table-row table:style-name="ro1">
          <table:table-cell office:value-type="float" office:value="24.1677089593557" calcext:value-type="float">
            <text:p>24,1677089593557</text:p>
          </table:table-cell>
          <table:table-cell office:value-type="float" office:value="36.1118640079633" calcext:value-type="float">
            <text:p>36,1118640079633</text:p>
          </table:table-cell>
        </table:table-row>
        <table:table-row table:style-name="ro1">
          <table:table-cell office:value-type="float" office:value="21.4917893320154" calcext:value-type="float">
            <text:p>21,4917893320154</text:p>
          </table:table-cell>
          <table:table-cell office:value-type="float" office:value="45.0530208366694" calcext:value-type="float">
            <text:p>45,0530208366694</text:p>
          </table:table-cell>
        </table:table-row>
        <table:table-row table:style-name="ro1">
          <table:table-cell office:value-type="float" office:value="20.0672315738419" calcext:value-type="float">
            <text:p>20,0672315738419</text:p>
          </table:table-cell>
          <table:table-cell office:value-type="float" office:value="45.8662839694636" calcext:value-type="float">
            <text:p>45,8662839694636</text:p>
          </table:table-cell>
        </table:table-row>
        <table:table-row table:style-name="ro1">
          <table:table-cell office:value-type="float" office:value="22.5722939603019" calcext:value-type="float">
            <text:p>22,5722939603019</text:p>
          </table:table-cell>
          <table:table-cell office:value-type="float" office:value="48.0563864833165" calcext:value-type="float">
            <text:p>48,0563864833165</text:p>
          </table:table-cell>
        </table:table-row>
        <table:table-row table:style-name="ro1">
          <table:table-cell office:value-type="float" office:value="21.9781572602613" calcext:value-type="float">
            <text:p>21,9781572602613</text:p>
          </table:table-cell>
          <table:table-cell office:value-type="float" office:value="37.3446933829563" calcext:value-type="float">
            <text:p>37,3446933829563</text:p>
          </table:table-cell>
        </table:table-row>
        <table:table-row table:style-name="ro1">
          <table:table-cell office:value-type="float" office:value="23.9656220827053" calcext:value-type="float">
            <text:p>23,9656220827053</text:p>
          </table:table-cell>
          <table:table-cell office:value-type="float" office:value="47.5549904029733" calcext:value-type="float">
            <text:p>47,5549904029733</text:p>
          </table:table-cell>
        </table:table-row>
        <table:table-row table:style-name="ro1">
          <table:table-cell office:value-type="float" office:value="25.54556144832" calcext:value-type="float">
            <text:p>25,54556144832</text:p>
          </table:table-cell>
          <table:table-cell office:value-type="float" office:value="26.8417776600622" calcext:value-type="float">
            <text:p>26,8417776600622</text:p>
          </table:table-cell>
        </table:table-row>
        <table:table-row table:style-name="ro1">
          <table:table-cell office:value-type="float" office:value="25.5980190219741" calcext:value-type="float">
            <text:p>25,5980190219741</text:p>
          </table:table-cell>
          <table:table-cell office:value-type="float" office:value="30.0420818217985" calcext:value-type="float">
            <text:p>30,0420818217985</text:p>
          </table:table-cell>
        </table:table-row>
        <table:table-row table:style-name="ro1">
          <table:table-cell office:value-type="float" office:value="24.8335180483314" calcext:value-type="float">
            <text:p>24,8335180483314</text:p>
          </table:table-cell>
          <table:table-cell office:value-type="float" office:value="30.3452473617396" calcext:value-type="float">
            <text:p>30,3452473617396</text:p>
          </table:table-cell>
        </table:table-row>
        <table:table-row table:style-name="ro1">
          <table:table-cell office:value-type="float" office:value="21.3989299150801" calcext:value-type="float">
            <text:p>21,3989299150801</text:p>
          </table:table-cell>
          <table:table-cell office:value-type="float" office:value="46.2031414170562" calcext:value-type="float">
            <text:p>46,2031414170562</text:p>
          </table:table-cell>
        </table:table-row>
        <table:table-row table:style-name="ro1">
          <table:table-cell office:value-type="float" office:value="21.2116653944502" calcext:value-type="float">
            <text:p>21,2116653944502</text:p>
          </table:table-cell>
          <table:table-cell office:value-type="float" office:value="45.9163652360864" calcext:value-type="float">
            <text:p>45,9163652360864</text:p>
          </table:table-cell>
        </table:table-row>
        <table:table-row table:style-name="ro1">
          <table:table-cell office:value-type="float" office:value="19.8359939607136" calcext:value-type="float">
            <text:p>19,8359939607136</text:p>
          </table:table-cell>
          <table:table-cell office:value-type="float" office:value="45.6564510868913" calcext:value-type="float">
            <text:p>45,6564510868913</text:p>
          </table:table-cell>
        </table:table-row>
        <table:table-row table:style-name="ro1">
          <table:table-cell office:value-type="float" office:value="23.345892123866" calcext:value-type="float">
            <text:p>23,345892123866</text:p>
          </table:table-cell>
          <table:table-cell office:value-type="float" office:value="35.8135514086982" calcext:value-type="float">
            <text:p>35,8135514086982</text:p>
          </table:table-cell>
        </table:table-row>
        <table:table-row table:style-name="ro1">
          <table:table-cell office:value-type="float" office:value="25.8610541485036" calcext:value-type="float">
            <text:p>25,8610541485036</text:p>
          </table:table-cell>
          <table:table-cell office:value-type="float" office:value="28.8032645017776" calcext:value-type="float">
            <text:p>28,8032645017776</text:p>
          </table:table-cell>
        </table:table-row>
        <table:table-row table:style-name="ro1">
          <table:table-cell office:value-type="float" office:value="23.7300065934241" calcext:value-type="float">
            <text:p>23,7300065934241</text:p>
          </table:table-cell>
          <table:table-cell office:value-type="float" office:value="26.7012256677239" calcext:value-type="float">
            <text:p>26,7012256677239</text:p>
          </table:table-cell>
        </table:table-row>
        <table:table-row table:style-name="ro1">
          <table:table-cell office:value-type="float" office:value="25.1658234580194" calcext:value-type="float">
            <text:p>25,1658234580194</text:p>
          </table:table-cell>
          <table:table-cell office:value-type="float" office:value="28.8513482225221" calcext:value-type="float">
            <text:p>28,8513482225221</text:p>
          </table:table-cell>
        </table:table-row>
        <table:table-row table:style-name="ro1">
          <table:table-cell office:value-type="float" office:value="21.686309494621" calcext:value-type="float">
            <text:p>21,686309494621</text:p>
          </table:table-cell>
          <table:table-cell office:value-type="float" office:value="36.1256699132561" calcext:value-type="float">
            <text:p>36,1256699132561</text:p>
          </table:table-cell>
        </table:table-row>
        <table:table-row table:style-name="ro1">
          <table:table-cell office:value-type="float" office:value="24.8252011794987" calcext:value-type="float">
            <text:p>24,8252011794987</text:p>
          </table:table-cell>
          <table:table-cell office:value-type="float" office:value="35.0077362734022" calcext:value-type="float">
            <text:p>35,0077362734022</text:p>
          </table:table-cell>
        </table:table-row>
        <table:table-row table:style-name="ro1">
          <table:table-cell office:value-type="float" office:value="22.0417899349912" calcext:value-type="float">
            <text:p>22,0417899349912</text:p>
          </table:table-cell>
          <table:table-cell office:value-type="float" office:value="43.852643809999" calcext:value-type="float">
            <text:p>43,852643809999</text:p>
          </table:table-cell>
        </table:table-row>
        <table:table-row table:style-name="ro1">
          <table:table-cell office:value-type="float" office:value="22.0208776285152" calcext:value-type="float">
            <text:p>22,0208776285152</text:p>
          </table:table-cell>
          <table:table-cell office:value-type="float" office:value="45.2848029974213" calcext:value-type="float">
            <text:p>45,2848029974213</text:p>
          </table:table-cell>
        </table:table-row>
        <table:table-row table:style-name="ro1">
          <table:table-cell office:value-type="float" office:value="23.7686151594747" calcext:value-type="float">
            <text:p>23,7686151594747</text:p>
          </table:table-cell>
          <table:table-cell office:value-type="float" office:value="45.7933104690402" calcext:value-type="float">
            <text:p>45,7933104690402</text:p>
          </table:table-cell>
        </table:table-row>
        <table:table-row table:style-name="ro1">
          <table:table-cell office:value-type="float" office:value="22.9393982999964" calcext:value-type="float">
            <text:p>22,9393982999964</text:p>
          </table:table-cell>
          <table:table-cell office:value-type="float" office:value="38.4797534892608" calcext:value-type="float">
            <text:p>38,4797534892608</text:p>
          </table:table-cell>
        </table:table-row>
        <table:table-row table:style-name="ro1">
          <table:table-cell office:value-type="float" office:value="25.2798611890427" calcext:value-type="float">
            <text:p>25,2798611890427</text:p>
          </table:table-cell>
          <table:table-cell office:value-type="float" office:value="37.8589621074515" calcext:value-type="float">
            <text:p>37,8589621074515</text:p>
          </table:table-cell>
        </table:table-row>
        <table:table-row table:style-name="ro1">
          <table:table-cell office:value-type="float" office:value="22.6964378136584" calcext:value-type="float">
            <text:p>22,6964378136584</text:p>
          </table:table-cell>
          <table:table-cell office:value-type="float" office:value="46.291994710268" calcext:value-type="float">
            <text:p>46,291994710268</text:p>
          </table:table-cell>
        </table:table-row>
        <table:table-row table:style-name="ro1">
          <table:table-cell office:value-type="float" office:value="25.3647653819084" calcext:value-type="float">
            <text:p>25,3647653819084</text:p>
          </table:table-cell>
          <table:table-cell office:value-type="float" office:value="37.5984393258272" calcext:value-type="float">
            <text:p>37,5984393258272</text:p>
          </table:table-cell>
        </table:table-row>
        <table:table-row table:style-name="ro1">
          <table:table-cell office:value-type="float" office:value="22.7668874358726" calcext:value-type="float">
            <text:p>22,7668874358726</text:p>
          </table:table-cell>
          <table:table-cell office:value-type="float" office:value="48.1924993237354" calcext:value-type="float">
            <text:p>48,1924993237354</text:p>
          </table:table-cell>
        </table:table-row>
        <table:table-row table:style-name="ro1">
          <table:table-cell office:value-type="float" office:value="23.0990563395378" calcext:value-type="float">
            <text:p>23,0990563395378</text:p>
          </table:table-cell>
          <table:table-cell office:value-type="float" office:value="35.7948672288264" calcext:value-type="float">
            <text:p>35,7948672288264</text:p>
          </table:table-cell>
        </table:table-row>
        <table:table-row table:style-name="ro1">
          <table:table-cell office:value-type="float" office:value="25.0435058444768" calcext:value-type="float">
            <text:p>25,0435058444768</text:p>
          </table:table-cell>
          <table:table-cell office:value-type="float" office:value="36.6393782788156" calcext:value-type="float">
            <text:p>36,6393782788156</text:p>
          </table:table-cell>
        </table:table-row>
        <table:table-row table:style-name="ro1">
          <table:table-cell office:value-type="float" office:value="21.6578028200361" calcext:value-type="float">
            <text:p>21,6578028200361</text:p>
          </table:table-cell>
          <table:table-cell office:value-type="float" office:value="36.9696634726165" calcext:value-type="float">
            <text:p>36,9696634726165</text:p>
          </table:table-cell>
        </table:table-row>
        <table:table-row table:style-name="ro1">
          <table:table-cell office:value-type="float" office:value="24.7960960222937" calcext:value-type="float">
            <text:p>24,7960960222937</text:p>
          </table:table-cell>
          <table:table-cell office:value-type="float" office:value="38.8926034808123" calcext:value-type="float">
            <text:p>38,8926034808123</text:p>
          </table:table-cell>
        </table:table-row>
        <table:table-row table:style-name="ro1">
          <table:table-cell office:value-type="float" office:value="23.8958224761864" calcext:value-type="float">
            <text:p>23,8958224761864</text:p>
          </table:table-cell>
          <table:table-cell office:value-type="float" office:value="47.2717327335898" calcext:value-type="float">
            <text:p>47,2717327335898</text:p>
          </table:table-cell>
        </table:table-row>
        <table:table-row table:style-name="ro1">
          <table:table-cell office:value-type="float" office:value="25.9123734459615" calcext:value-type="float">
            <text:p>25,9123734459615</text:p>
          </table:table-cell>
          <table:table-cell office:value-type="float" office:value="36.9211302518244" calcext:value-type="float">
            <text:p>36,9211302518244</text:p>
          </table:table-cell>
        </table:table-row>
        <table:table-row table:style-name="ro1">
          <table:table-cell office:value-type="float" office:value="26.6057853755575" calcext:value-type="float">
            <text:p>26,6057853755575</text:p>
          </table:table-cell>
          <table:table-cell office:value-type="float" office:value="29.1378613361384" calcext:value-type="float">
            <text:p>29,1378613361384</text:p>
          </table:table-cell>
        </table:table-row>
        <table:table-row table:style-name="ro1">
          <table:table-cell office:value-type="float" office:value="23.7723975423219" calcext:value-type="float">
            <text:p>23,7723975423219</text:p>
          </table:table-cell>
          <table:table-cell office:value-type="float" office:value="44.9711837718131" calcext:value-type="float">
            <text:p>44,9711837718131</text:p>
          </table:table-cell>
        </table:table-row>
        <table:table-row table:style-name="ro1">
          <table:table-cell office:value-type="float" office:value="25.1631308017979" calcext:value-type="float">
            <text:p>25,1631308017979</text:p>
          </table:table-cell>
          <table:table-cell office:value-type="float" office:value="28.7432057218136" calcext:value-type="float">
            <text:p>28,7432057218136</text:p>
          </table:table-cell>
        </table:table-row>
        <table:table-row table:style-name="ro1">
          <table:table-cell office:value-type="float" office:value="26.7413553466478" calcext:value-type="float">
            <text:p>26,7413553466478</text:p>
          </table:table-cell>
          <table:table-cell office:value-type="float" office:value="30.3502754789654" calcext:value-type="float">
            <text:p>30,3502754789654</text:p>
          </table:table-cell>
        </table:table-row>
        <table:table-row table:style-name="ro1">
          <table:table-cell office:value-type="float" office:value="24.6363608777427" calcext:value-type="float">
            <text:p>24,6363608777427</text:p>
          </table:table-cell>
          <table:table-cell office:value-type="float" office:value="36.631076049941" calcext:value-type="float">
            <text:p>36,631076049941</text:p>
          </table:table-cell>
        </table:table-row>
        <table:table-row table:style-name="ro1">
          <table:table-cell office:value-type="float" office:value="23.0584220020917" calcext:value-type="float">
            <text:p>23,0584220020917</text:p>
          </table:table-cell>
          <table:table-cell office:value-type="float" office:value="35.1806263651082" calcext:value-type="float">
            <text:p>35,1806263651082</text:p>
          </table:table-cell>
        </table:table-row>
        <table:table-row table:style-name="ro1">
          <table:table-cell office:value-type="float" office:value="21.4400414746868" calcext:value-type="float">
            <text:p>21,4400414746868</text:p>
          </table:table-cell>
          <table:table-cell office:value-type="float" office:value="46.8853281598248" calcext:value-type="float">
            <text:p>46,8853281598248</text:p>
          </table:table-cell>
        </table:table-row>
        <table:table-row table:style-name="ro1">
          <table:table-cell office:value-type="float" office:value="20.6000866635627" calcext:value-type="float">
            <text:p>20,6000866635627</text:p>
          </table:table-cell>
          <table:table-cell office:value-type="float" office:value="44.7528539172326" calcext:value-type="float">
            <text:p>44,7528539172326</text:p>
          </table:table-cell>
        </table:table-row>
        <table:table-row table:style-name="ro1">
          <table:table-cell office:value-type="float" office:value="25.905064778529" calcext:value-type="float">
            <text:p>25,905064778529</text:p>
          </table:table-cell>
          <table:table-cell office:value-type="float" office:value="28.4740589428525" calcext:value-type="float">
            <text:p>28,4740589428525</text:p>
          </table:table-cell>
        </table:table-row>
        <table:table-row table:style-name="ro1">
          <table:table-cell office:value-type="float" office:value="23.9670527197706" calcext:value-type="float">
            <text:p>23,9670527197706</text:p>
          </table:table-cell>
          <table:table-cell office:value-type="float" office:value="39.0068708745435" calcext:value-type="float">
            <text:p>39,0068708745435</text:p>
          </table:table-cell>
        </table:table-row>
        <table:table-row table:style-name="ro1">
          <table:table-cell office:value-type="float" office:value="19.9281311173359" calcext:value-type="float">
            <text:p>19,9281311173359</text:p>
          </table:table-cell>
          <table:table-cell office:value-type="float" office:value="46.6855692267363" calcext:value-type="float">
            <text:p>46,6855692267363</text:p>
          </table:table-cell>
        </table:table-row>
        <table:table-row table:style-name="ro1">
          <table:table-cell office:value-type="float" office:value="22.8725797305707" calcext:value-type="float">
            <text:p>22,8725797305707</text:p>
          </table:table-cell>
          <table:table-cell office:value-type="float" office:value="37.76998513247" calcext:value-type="float">
            <text:p>37,76998513247</text:p>
          </table:table-cell>
        </table:table-row>
        <table:table-row table:style-name="ro1">
          <table:table-cell office:value-type="float" office:value="21.1894136797911" calcext:value-type="float">
            <text:p>21,1894136797911</text:p>
          </table:table-cell>
          <table:table-cell office:value-type="float" office:value="44.2753757327575" calcext:value-type="float">
            <text:p>44,2753757327575</text:p>
          </table:table-cell>
        </table:table-row>
        <table:table-row table:style-name="ro1">
          <table:table-cell office:value-type="float" office:value="23.9890660838628" calcext:value-type="float">
            <text:p>23,9890660838628</text:p>
          </table:table-cell>
          <table:table-cell office:value-type="float" office:value="46.1148132621339" calcext:value-type="float">
            <text:p>46,1148132621339</text:p>
          </table:table-cell>
        </table:table-row>
        <table:table-row table:style-name="ro1">
          <table:table-cell office:value-type="float" office:value="19.7136794026299" calcext:value-type="float">
            <text:p>19,7136794026299</text:p>
          </table:table-cell>
          <table:table-cell office:value-type="float" office:value="45.8564387966303" calcext:value-type="float">
            <text:p>45,8564387966303</text:p>
          </table:table-cell>
        </table:table-row>
        <table:table-row table:style-name="ro1">
          <table:table-cell office:value-type="float" office:value="21.1825326996411" calcext:value-type="float">
            <text:p>21,1825326996411</text:p>
          </table:table-cell>
          <table:table-cell office:value-type="float" office:value="47.9373602424392" calcext:value-type="float">
            <text:p>47,9373602424392</text:p>
          </table:table-cell>
        </table:table-row>
        <table:table-row table:style-name="ro1">
          <table:table-cell office:value-type="float" office:value="23.3859115279371" calcext:value-type="float">
            <text:p>23,3859115279371</text:p>
          </table:table-cell>
          <table:table-cell office:value-type="float" office:value="44.8427586881164" calcext:value-type="float">
            <text:p>44,8427586881164</text:p>
          </table:table-cell>
        </table:table-row>
        <table:table-row table:style-name="ro1">
          <table:table-cell office:value-type="float" office:value="25.6397788391353" calcext:value-type="float">
            <text:p>25,6397788391353</text:p>
          </table:table-cell>
          <table:table-cell office:value-type="float" office:value="29.2555403635232" calcext:value-type="float">
            <text:p>29,2555403635232</text:p>
          </table:table-cell>
        </table:table-row>
        <table:table-row table:style-name="ro1">
          <table:table-cell office:value-type="float" office:value="26.5309034412403" calcext:value-type="float">
            <text:p>26,5309034412403</text:p>
          </table:table-cell>
          <table:table-cell office:value-type="float" office:value="25.7934218845406" calcext:value-type="float">
            <text:p>25,7934218845406</text:p>
          </table:table-cell>
        </table:table-row>
        <table:table-row table:style-name="ro1">
          <table:table-cell office:value-type="float" office:value="24.4743561873235" calcext:value-type="float">
            <text:p>24,4743561873235</text:p>
          </table:table-cell>
          <table:table-cell office:value-type="float" office:value="37.1053736573846" calcext:value-type="float">
            <text:p>37,1053736573846</text:p>
          </table:table-cell>
        </table:table-row>
        <table:table-row table:style-name="ro1">
          <table:table-cell office:value-type="float" office:value="23.9579331373777" calcext:value-type="float">
            <text:p>23,9579331373777</text:p>
          </table:table-cell>
          <table:table-cell office:value-type="float" office:value="26.4502332277509" calcext:value-type="float">
            <text:p>26,4502332277509</text:p>
          </table:table-cell>
        </table:table-row>
        <table:table-row table:style-name="ro1">
          <table:table-cell office:value-type="float" office:value="20.2748777166982" calcext:value-type="float">
            <text:p>20,2748777166982</text:p>
          </table:table-cell>
          <table:table-cell office:value-type="float" office:value="45.790474122922" calcext:value-type="float">
            <text:p>45,790474122922</text:p>
          </table:table-cell>
        </table:table-row>
        <table:table-row table:style-name="ro1">
          <table:table-cell office:value-type="float" office:value="20.3645444926502" calcext:value-type="float">
            <text:p>20,3645444926502</text:p>
          </table:table-cell>
          <table:table-cell office:value-type="float" office:value="46.1162219829693" calcext:value-type="float">
            <text:p>46,1162219829693</text:p>
          </table:table-cell>
        </table:table-row>
        <table:table-row table:style-name="ro1">
          <table:table-cell office:value-type="float" office:value="26.0373972269659" calcext:value-type="float">
            <text:p>26,0373972269659</text:p>
          </table:table-cell>
          <table:table-cell office:value-type="float" office:value="37.1482519153745" calcext:value-type="float">
            <text:p>37,1482519153745</text:p>
          </table:table-cell>
        </table:table-row>
        <table:table-row table:style-name="ro1">
          <table:table-cell office:value-type="float" office:value="23.0634568165712" calcext:value-type="float">
            <text:p>23,0634568165712</text:p>
          </table:table-cell>
          <table:table-cell office:value-type="float" office:value="44.5737140508167" calcext:value-type="float">
            <text:p>44,5737140508167</text:p>
          </table:table-cell>
        </table:table-row>
        <table:table-row table:style-name="ro1">
          <table:table-cell office:value-type="float" office:value="23.3291649134514" calcext:value-type="float">
            <text:p>23,3291649134514</text:p>
          </table:table-cell>
          <table:table-cell office:value-type="float" office:value="35.7716001238993" calcext:value-type="float">
            <text:p>35,7716001238993</text:p>
          </table:table-cell>
        </table:table-row>
        <table:table-row table:style-name="ro1">
          <table:table-cell office:value-type="float" office:value="21.0310706782674" calcext:value-type="float">
            <text:p>21,0310706782674</text:p>
          </table:table-cell>
          <table:table-cell office:value-type="float" office:value="45.3909366640498" calcext:value-type="float">
            <text:p>45,3909366640498</text:p>
          </table:table-cell>
        </table:table-row>
        <table:table-row table:style-name="ro1">
          <table:table-cell office:value-type="float" office:value="20.9512019884917" calcext:value-type="float">
            <text:p>20,9512019884917</text:p>
          </table:table-cell>
          <table:table-cell office:value-type="float" office:value="45.8973178894132" calcext:value-type="float">
            <text:p>45,8973178894132</text:p>
          </table:table-cell>
        </table:table-row>
        <table:table-row table:style-name="ro1">
          <table:table-cell office:value-type="float" office:value="26.8037829402915" calcext:value-type="float">
            <text:p>26,8037829402915</text:p>
          </table:table-cell>
          <table:table-cell office:value-type="float" office:value="26.1754923306109" calcext:value-type="float">
            <text:p>26,1754923306109</text:p>
          </table:table-cell>
        </table:table-row>
        <table:table-row table:style-name="ro1">
          <table:table-cell office:value-type="float" office:value="26.5802586578424" calcext:value-type="float">
            <text:p>26,5802586578424</text:p>
          </table:table-cell>
          <table:table-cell office:value-type="float" office:value="26.7989711976933" calcext:value-type="float">
            <text:p>26,7989711976933</text:p>
          </table:table-cell>
        </table:table-row>
        <table:table-row table:style-name="ro1">
          <table:table-cell office:value-type="float" office:value="20.7404553607035" calcext:value-type="float">
            <text:p>20,7404553607035</text:p>
          </table:table-cell>
          <table:table-cell office:value-type="float" office:value="46.8091964973802" calcext:value-type="float">
            <text:p>46,8091964973802</text:p>
          </table:table-cell>
        </table:table-row>
        <table:table-row table:style-name="ro1">
          <table:table-cell office:value-type="float" office:value="22.6805553635869" calcext:value-type="float">
            <text:p>22,6805553635869</text:p>
          </table:table-cell>
          <table:table-cell office:value-type="float" office:value="45.5864355514506" calcext:value-type="float">
            <text:p>45,5864355514506</text:p>
          </table:table-cell>
        </table:table-row>
        <table:table-row table:style-name="ro1">
          <table:table-cell office:value-type="float" office:value="24.0993447216516" calcext:value-type="float">
            <text:p>24,0993447216516</text:p>
          </table:table-cell>
          <table:table-cell office:value-type="float" office:value="39.5306700802304" calcext:value-type="float">
            <text:p>39,5306700802304</text:p>
          </table:table-cell>
        </table:table-row>
        <table:table-row table:style-name="ro1">
          <table:table-cell office:value-type="float" office:value="24.6302625900833" calcext:value-type="float">
            <text:p>24,6302625900833</text:p>
          </table:table-cell>
          <table:table-cell office:value-type="float" office:value="34.8990433172776" calcext:value-type="float">
            <text:p>34,8990433172776</text:p>
          </table:table-cell>
        </table:table-row>
        <table:table-row table:style-name="ro1">
          <table:table-cell office:value-type="float" office:value="27.2054041617623" calcext:value-type="float">
            <text:p>27,2054041617623</text:p>
          </table:table-cell>
          <table:table-cell office:value-type="float" office:value="26.3252824230286" calcext:value-type="float">
            <text:p>26,3252824230286</text:p>
          </table:table-cell>
        </table:table-row>
        <table:table-row table:style-name="ro1">
          <table:table-cell office:value-type="float" office:value="22.5941622709961" calcext:value-type="float">
            <text:p>22,5941622709961</text:p>
          </table:table-cell>
          <table:table-cell office:value-type="float" office:value="35.1188787451385" calcext:value-type="float">
            <text:p>35,1188787451385</text:p>
          </table:table-cell>
        </table:table-row>
        <table:table-row table:style-name="ro1">
          <table:table-cell office:value-type="float" office:value="20.5332061567505" calcext:value-type="float">
            <text:p>20,5332061567505</text:p>
          </table:table-cell>
          <table:table-cell office:value-type="float" office:value="45.3153469251626" calcext:value-type="float">
            <text:p>45,3153469251626</text:p>
          </table:table-cell>
        </table:table-row>
        <table:table-row table:style-name="ro1">
          <table:table-cell office:value-type="float" office:value="25.2140993491536" calcext:value-type="float">
            <text:p>25,2140993491536</text:p>
          </table:table-cell>
          <table:table-cell office:value-type="float" office:value="28.8126027651244" calcext:value-type="float">
            <text:p>28,8126027651244</text:p>
          </table:table-cell>
        </table:table-row>
        <table:table-row table:style-name="ro1">
          <table:table-cell office:value-type="float" office:value="25.8125423808633" calcext:value-type="float">
            <text:p>25,8125423808633</text:p>
          </table:table-cell>
          <table:table-cell office:value-type="float" office:value="28.4071933975381" calcext:value-type="float">
            <text:p>28,4071933975381</text:p>
          </table:table-cell>
        </table:table-row>
        <table:table-row table:style-name="ro1">
          <table:table-cell office:value-type="float" office:value="25.3184850961785" calcext:value-type="float">
            <text:p>25,3184850961785</text:p>
          </table:table-cell>
          <table:table-cell office:value-type="float" office:value="37.3409374836292" calcext:value-type="float">
            <text:p>37,3409374836292</text:p>
          </table:table-cell>
        </table:table-row>
        <table:table-row table:style-name="ro1">
          <table:table-cell office:value-type="float" office:value="21.7697858506718" calcext:value-type="float">
            <text:p>21,7697858506718</text:p>
          </table:table-cell>
          <table:table-cell office:value-type="float" office:value="35.7606444292541" calcext:value-type="float">
            <text:p>35,7606444292541</text:p>
          </table:table-cell>
        </table:table-row>
        <table:table-row table:style-name="ro1">
          <table:table-cell office:value-type="float" office:value="26.5014175610679" calcext:value-type="float">
            <text:p>26,5014175610679</text:p>
          </table:table-cell>
          <table:table-cell office:value-type="float" office:value="26.0558934124698" calcext:value-type="float">
            <text:p>26,0558934124698</text:p>
          </table:table-cell>
        </table:table-row>
        <table:table-row table:style-name="ro1">
          <table:table-cell office:value-type="float" office:value="22.0573471120298" calcext:value-type="float">
            <text:p>22,0573471120298</text:p>
          </table:table-cell>
          <table:table-cell office:value-type="float" office:value="37.7934126318982" calcext:value-type="float">
            <text:p>37,7934126318982</text:p>
          </table:table-cell>
        </table:table-row>
        <table:table-row table:style-name="ro1">
          <table:table-cell office:value-type="float" office:value="20.1087210462592" calcext:value-type="float">
            <text:p>20,1087210462592</text:p>
          </table:table-cell>
          <table:table-cell office:value-type="float" office:value="46.3512597516488" calcext:value-type="float">
            <text:p>46,3512597516488</text:p>
          </table:table-cell>
        </table:table-row>
        <table:table-row table:style-name="ro1">
          <table:table-cell office:value-type="float" office:value="27.1677719341486" calcext:value-type="float">
            <text:p>27,1677719341486</text:p>
          </table:table-cell>
          <table:table-cell office:value-type="float" office:value="29.8342784638002" calcext:value-type="float">
            <text:p>29,8342784638002</text:p>
          </table:table-cell>
        </table:table-row>
        <table:table-row table:style-name="ro1">
          <table:table-cell office:value-type="float" office:value="24.5323411946119" calcext:value-type="float">
            <text:p>24,5323411946119</text:p>
          </table:table-cell>
          <table:table-cell office:value-type="float" office:value="38.7008726772474" calcext:value-type="float">
            <text:p>38,7008726772474</text:p>
          </table:table-cell>
        </table:table-row>
        <table:table-row table:style-name="ro1">
          <table:table-cell office:value-type="float" office:value="24.6803082546907" calcext:value-type="float">
            <text:p>24,6803082546907</text:p>
          </table:table-cell>
          <table:table-cell office:value-type="float" office:value="26.643603778331" calcext:value-type="float">
            <text:p>26,643603778331</text:p>
          </table:table-cell>
        </table:table-row>
        <table:table-row table:style-name="ro1">
          <table:table-cell office:value-type="float" office:value="23.1952375216652" calcext:value-type="float">
            <text:p>23,1952375216652</text:p>
          </table:table-cell>
          <table:table-cell office:value-type="float" office:value="44.5631905151442" calcext:value-type="float">
            <text:p>44,5631905151442</text:p>
          </table:table-cell>
        </table:table-row>
        <table:table-row table:style-name="ro1">
          <table:table-cell office:value-type="float" office:value="23.1189710498466" calcext:value-type="float">
            <text:p>23,1189710498466</text:p>
          </table:table-cell>
          <table:table-cell office:value-type="float" office:value="47.6368031133558" calcext:value-type="float">
            <text:p>47,6368031133558</text:p>
          </table:table-cell>
        </table:table-row>
        <table:table-row table:style-name="ro1">
          <table:table-cell office:value-type="float" office:value="22.9125000507425" calcext:value-type="float">
            <text:p>22,9125000507425</text:p>
          </table:table-cell>
          <table:table-cell office:value-type="float" office:value="44.6749381620579" calcext:value-type="float">
            <text:p>44,6749381620579</text:p>
          </table:table-cell>
        </table:table-row>
        <table:table-row table:style-name="ro1">
          <table:table-cell office:value-type="float" office:value="20.0869683155328" calcext:value-type="float">
            <text:p>20,0869683155328</text:p>
          </table:table-cell>
          <table:table-cell office:value-type="float" office:value="46.2778446188029" calcext:value-type="float">
            <text:p>46,2778446188029</text:p>
          </table:table-cell>
        </table:table-row>
        <table:table-row table:style-name="ro1">
          <table:table-cell office:value-type="float" office:value="20.1111019622131" calcext:value-type="float">
            <text:p>20,1111019622131</text:p>
          </table:table-cell>
          <table:table-cell office:value-type="float" office:value="45.0572196263817" calcext:value-type="float">
            <text:p>45,0572196263817</text:p>
          </table:table-cell>
        </table:table-row>
        <table:table-row table:style-name="ro1">
          <table:table-cell office:value-type="float" office:value="21.6812073923792" calcext:value-type="float">
            <text:p>21,6812073923792</text:p>
          </table:table-cell>
          <table:table-cell office:value-type="float" office:value="37.5807826956495" calcext:value-type="float">
            <text:p>37,5807826956495</text:p>
          </table:table-cell>
        </table:table-row>
        <table:table-row table:style-name="ro1">
          <table:table-cell office:value-type="float" office:value="23.5219174265194" calcext:value-type="float">
            <text:p>23,5219174265194</text:p>
          </table:table-cell>
          <table:table-cell office:value-type="float" office:value="37.2538402911776" calcext:value-type="float">
            <text:p>37,2538402911776</text:p>
          </table:table-cell>
        </table:table-row>
        <table:table-row table:style-name="ro1">
          <table:table-cell office:value-type="float" office:value="22.4466695138485" calcext:value-type="float">
            <text:p>22,4466695138485</text:p>
          </table:table-cell>
          <table:table-cell office:value-type="float" office:value="47.913240020741" calcext:value-type="float">
            <text:p>47,913240020741</text:p>
          </table:table-cell>
        </table:table-row>
        <table:table-row table:style-name="ro1">
          <table:table-cell office:value-type="float" office:value="24.3906647443298" calcext:value-type="float">
            <text:p>24,3906647443298</text:p>
          </table:table-cell>
          <table:table-cell office:value-type="float" office:value="38.0859668137582" calcext:value-type="float">
            <text:p>38,0859668137582</text:p>
          </table:table-cell>
        </table:table-row>
        <table:table-row table:style-name="ro1">
          <table:table-cell office:value-type="float" office:value="20.05508814147" calcext:value-type="float">
            <text:p>20,05508814147</text:p>
          </table:table-cell>
          <table:table-cell office:value-type="float" office:value="44.7899817185195" calcext:value-type="float">
            <text:p>44,7899817185195</text:p>
          </table:table-cell>
        </table:table-row>
        <table:table-row table:style-name="ro1">
          <table:table-cell office:value-type="float" office:value="23.4687846053982" calcext:value-type="float">
            <text:p>23,4687846053982</text:p>
          </table:table-cell>
          <table:table-cell office:value-type="float" office:value="27.225884993064" calcext:value-type="float">
            <text:p>27,225884993064</text:p>
          </table:table-cell>
        </table:table-row>
        <table:table-row table:style-name="ro1">
          <table:table-cell office:value-type="float" office:value="25.6263103223631" calcext:value-type="float">
            <text:p>25,6263103223631</text:p>
          </table:table-cell>
          <table:table-cell office:value-type="float" office:value="30.3570914489525" calcext:value-type="float">
            <text:p>30,3570914489525</text:p>
          </table:table-cell>
        </table:table-row>
        <table:table-row table:style-name="ro1">
          <table:table-cell office:value-type="float" office:value="26.5161212035306" calcext:value-type="float">
            <text:p>26,5161212035306</text:p>
          </table:table-cell>
          <table:table-cell office:value-type="float" office:value="27.6451271295986" calcext:value-type="float">
            <text:p>27,6451271295986</text:p>
          </table:table-cell>
        </table:table-row>
        <table:table-row table:style-name="ro1">
          <table:table-cell office:value-type="float" office:value="24.0211247999271" calcext:value-type="float">
            <text:p>24,0211247999271</text:p>
          </table:table-cell>
          <table:table-cell office:value-type="float" office:value="26.7091941969415" calcext:value-type="float">
            <text:p>26,7091941969415</text:p>
          </table:table-cell>
        </table:table-row>
        <table:table-row table:style-name="ro1">
          <table:table-cell office:value-type="float" office:value="25.3291613086393" calcext:value-type="float">
            <text:p>25,3291613086393</text:p>
          </table:table-cell>
          <table:table-cell office:value-type="float" office:value="37.0026598681596" calcext:value-type="float">
            <text:p>37,0026598681596</text:p>
          </table:table-cell>
        </table:table-row>
        <table:table-row table:style-name="ro1">
          <table:table-cell office:value-type="float" office:value="21.3708771758976" calcext:value-type="float">
            <text:p>21,3708771758976</text:p>
          </table:table-cell>
          <table:table-cell office:value-type="float" office:value="47.4839066016204" calcext:value-type="float">
            <text:p>47,4839066016204</text:p>
          </table:table-cell>
        </table:table-row>
        <table:table-row table:style-name="ro1">
          <table:table-cell office:value-type="float" office:value="26.0471306385524" calcext:value-type="float">
            <text:p>26,0471306385524</text:p>
          </table:table-cell>
          <table:table-cell office:value-type="float" office:value="30.4188635913456" calcext:value-type="float">
            <text:p>30,4188635913456</text:p>
          </table:table-cell>
        </table:table-row>
        <table:table-row table:style-name="ro1">
          <table:table-cell office:value-type="float" office:value="22.9713273920039" calcext:value-type="float">
            <text:p>22,9713273920039</text:p>
          </table:table-cell>
          <table:table-cell office:value-type="float" office:value="37.8301268794485" calcext:value-type="float">
            <text:p>37,8301268794485</text:p>
          </table:table-cell>
        </table:table-row>
        <table:table-row table:style-name="ro1">
          <table:table-cell office:value-type="float" office:value="24.6600693770375" calcext:value-type="float">
            <text:p>24,6600693770375</text:p>
          </table:table-cell>
          <table:table-cell office:value-type="float" office:value="35.4047564027164" calcext:value-type="float">
            <text:p>35,4047564027164</text:p>
          </table:table-cell>
        </table:table-row>
        <table:table-row table:style-name="ro1">
          <table:table-cell office:value-type="float" office:value="21.3604871557621" calcext:value-type="float">
            <text:p>21,3604871557621</text:p>
          </table:table-cell>
          <table:table-cell office:value-type="float" office:value="43.92769821837" calcext:value-type="float">
            <text:p>43,92769821837</text:p>
          </table:table-cell>
        </table:table-row>
        <table:table-row table:style-name="ro1">
          <table:table-cell office:value-type="float" office:value="21.991765973115" calcext:value-type="float">
            <text:p>21,991765973115</text:p>
          </table:table-cell>
          <table:table-cell office:value-type="float" office:value="46.7281459623371" calcext:value-type="float">
            <text:p>46,7281459623371</text:p>
          </table:table-cell>
        </table:table-row>
        <table:table-row table:style-name="ro1">
          <table:table-cell office:value-type="float" office:value="23.6673287095361" calcext:value-type="float">
            <text:p>23,6673287095361</text:p>
          </table:table-cell>
          <table:table-cell office:value-type="float" office:value="29.2738682824624" calcext:value-type="float">
            <text:p>29,2738682824624</text:p>
          </table:table-cell>
        </table:table-row>
        <table:table-row table:style-name="ro1">
          <table:table-cell office:value-type="float" office:value="26.8831583508373" calcext:value-type="float">
            <text:p>26,8831583508373</text:p>
          </table:table-cell>
          <table:table-cell office:value-type="float" office:value="28.6814949459782" calcext:value-type="float">
            <text:p>28,6814949459782</text:p>
          </table:table-cell>
        </table:table-row>
        <table:table-row table:style-name="ro1">
          <table:table-cell office:value-type="float" office:value="23.6850959643694" calcext:value-type="float">
            <text:p>23,6850959643694</text:p>
          </table:table-cell>
          <table:table-cell office:value-type="float" office:value="28.5605259920147" calcext:value-type="float">
            <text:p>28,5605259920147</text:p>
          </table:table-cell>
        </table:table-row>
        <table:table-row table:style-name="ro1">
          <table:table-cell office:value-type="float" office:value="23.3082734592202" calcext:value-type="float">
            <text:p>23,3082734592202</text:p>
          </table:table-cell>
          <table:table-cell office:value-type="float" office:value="36.8214418991729" calcext:value-type="float">
            <text:p>36,8214418991729</text:p>
          </table:table-cell>
        </table:table-row>
        <table:table-row table:style-name="ro1">
          <table:table-cell office:value-type="float" office:value="24.5574525064927" calcext:value-type="float">
            <text:p>24,5574525064927</text:p>
          </table:table-cell>
          <table:table-cell office:value-type="float" office:value="37.4492357905449" calcext:value-type="float">
            <text:p>37,4492357905449</text:p>
          </table:table-cell>
        </table:table-row>
        <table:table-row table:style-name="ro1">
          <table:table-cell office:value-type="float" office:value="24.5419293840356" calcext:value-type="float">
            <text:p>24,5419293840356</text:p>
          </table:table-cell>
          <table:table-cell office:value-type="float" office:value="27.8135933294337" calcext:value-type="float">
            <text:p>27,8135933294337</text:p>
          </table:table-cell>
        </table:table-row>
        <table:table-row table:style-name="ro1">
          <table:table-cell office:value-type="float" office:value="25.3621864323837" calcext:value-type="float">
            <text:p>25,3621864323837</text:p>
          </table:table-cell>
          <table:table-cell office:value-type="float" office:value="38.1755336477117" calcext:value-type="float">
            <text:p>38,1755336477117</text:p>
          </table:table-cell>
        </table:table-row>
        <table:table-row table:style-name="ro1">
          <table:table-cell office:value-type="float" office:value="19.8240655681202" calcext:value-type="float">
            <text:p>19,8240655681202</text:p>
          </table:table-cell>
          <table:table-cell office:value-type="float" office:value="46.0176326533978" calcext:value-type="float">
            <text:p>46,0176326533978</text:p>
          </table:table-cell>
        </table:table-row>
        <table:table-row table:style-name="ro1">
          <table:table-cell office:value-type="float" office:value="23.0375682294622" calcext:value-type="float">
            <text:p>23,0375682294622</text:p>
          </table:table-cell>
          <table:table-cell office:value-type="float" office:value="37.6024062897845" calcext:value-type="float">
            <text:p>37,6024062897845</text:p>
          </table:table-cell>
        </table:table-row>
        <table:table-row table:style-name="ro1">
          <table:table-cell office:value-type="float" office:value="21.4939936802132" calcext:value-type="float">
            <text:p>21,4939936802132</text:p>
          </table:table-cell>
          <table:table-cell office:value-type="float" office:value="44.3177396486671" calcext:value-type="float">
            <text:p>44,3177396486671</text:p>
          </table:table-cell>
        </table:table-row>
        <table:table-row table:style-name="ro1">
          <table:table-cell office:value-type="float" office:value="24.1456879921693" calcext:value-type="float">
            <text:p>24,1456879921693</text:p>
          </table:table-cell>
          <table:table-cell office:value-type="float" office:value="28.5263859468959" calcext:value-type="float">
            <text:p>28,5263859468959</text:p>
          </table:table-cell>
        </table:table-row>
        <table:table-row table:style-name="ro1">
          <table:table-cell office:value-type="float" office:value="23.3942385601533" calcext:value-type="float">
            <text:p>23,3942385601533</text:p>
          </table:table-cell>
          <table:table-cell office:value-type="float" office:value="46.8250692761579" calcext:value-type="float">
            <text:p>46,8250692761579</text:p>
          </table:table-cell>
        </table:table-row>
        <table:table-row table:style-name="ro1">
          <table:table-cell office:value-type="float" office:value="20.7745324597199" calcext:value-type="float">
            <text:p>20,7745324597199</text:p>
          </table:table-cell>
          <table:table-cell office:value-type="float" office:value="46.9279361865573" calcext:value-type="float">
            <text:p>46,9279361865573</text:p>
          </table:table-cell>
        </table:table-row>
        <table:table-row table:style-name="ro1">
          <table:table-cell office:value-type="float" office:value="21.7538763808852" calcext:value-type="float">
            <text:p>21,7538763808852</text:p>
          </table:table-cell>
          <table:table-cell office:value-type="float" office:value="45.1602866614691" calcext:value-type="float">
            <text:p>45,1602866614691</text:p>
          </table:table-cell>
        </table:table-row>
        <table:table-row table:style-name="ro1">
          <table:table-cell office:value-type="float" office:value="23.0288463745077" calcext:value-type="float">
            <text:p>23,0288463745077</text:p>
          </table:table-cell>
          <table:table-cell office:value-type="float" office:value="45.991422532576" calcext:value-type="float">
            <text:p>45,991422532576</text:p>
          </table:table-cell>
        </table:table-row>
        <table:table-row table:style-name="ro1">
          <table:table-cell office:value-type="float" office:value="25.0229829468997" calcext:value-type="float">
            <text:p>25,0229829468997</text:p>
          </table:table-cell>
          <table:table-cell office:value-type="float" office:value="37.2702851474766" calcext:value-type="float">
            <text:p>37,2702851474766</text:p>
          </table:table-cell>
        </table:table-row>
        <table:table-row table:style-name="ro1">
          <table:table-cell office:value-type="float" office:value="22.5382095483133" calcext:value-type="float">
            <text:p>22,5382095483133</text:p>
          </table:table-cell>
          <table:table-cell office:value-type="float" office:value="37.8436512458152" calcext:value-type="float">
            <text:p>37,8436512458152</text:p>
          </table:table-cell>
        </table:table-row>
        <table:table-row table:style-name="ro1">
          <table:table-cell office:value-type="float" office:value="22.7037424726762" calcext:value-type="float">
            <text:p>22,7037424726762</text:p>
          </table:table-cell>
          <table:table-cell office:value-type="float" office:value="35.6913482614575" calcext:value-type="float">
            <text:p>35,6913482614575</text:p>
          </table:table-cell>
        </table:table-row>
        <table:table-row table:style-name="ro1">
          <table:table-cell office:value-type="float" office:value="23.3247618036835" calcext:value-type="float">
            <text:p>23,3247618036835</text:p>
          </table:table-cell>
          <table:table-cell office:value-type="float" office:value="36.7758080763336" calcext:value-type="float">
            <text:p>36,7758080763336</text:p>
          </table:table-cell>
        </table:table-row>
        <table:table-row table:style-name="ro1">
          <table:table-cell office:value-type="float" office:value="25.4777099797974" calcext:value-type="float">
            <text:p>25,4777099797974</text:p>
          </table:table-cell>
          <table:table-cell office:value-type="float" office:value="29.4500992513486" calcext:value-type="float">
            <text:p>29,4500992513486</text:p>
          </table:table-cell>
        </table:table-row>
        <table:table-row table:style-name="ro1">
          <table:table-cell office:value-type="float" office:value="24.4943691638692" calcext:value-type="float">
            <text:p>24,4943691638692</text:p>
          </table:table-cell>
          <table:table-cell office:value-type="float" office:value="38.3701862034338" calcext:value-type="float">
            <text:p>38,3701862034338</text:p>
          </table:table-cell>
        </table:table-row>
        <table:table-row table:style-name="ro1">
          <table:table-cell office:value-type="float" office:value="24.4620787923381" calcext:value-type="float">
            <text:p>24,4620787923381</text:p>
          </table:table-cell>
          <table:table-cell office:value-type="float" office:value="35.680207002545" calcext:value-type="float">
            <text:p>35,680207002545</text:p>
          </table:table-cell>
        </table:table-row>
        <table:table-row table:style-name="ro1">
          <table:table-cell office:value-type="float" office:value="25.0002754702366" calcext:value-type="float">
            <text:p>25,0002754702366</text:p>
          </table:table-cell>
          <table:table-cell office:value-type="float" office:value="27.4220594673755" calcext:value-type="float">
            <text:p>27,4220594673755</text:p>
          </table:table-cell>
        </table:table-row>
        <table:table-row table:style-name="ro1">
          <table:table-cell office:value-type="float" office:value="21.8840869533059" calcext:value-type="float">
            <text:p>21,8840869533059</text:p>
          </table:table-cell>
          <table:table-cell office:value-type="float" office:value="47.2302677526372" calcext:value-type="float">
            <text:p>47,2302677526372</text:p>
          </table:table-cell>
        </table:table-row>
        <table:table-row table:style-name="ro1">
          <table:table-cell office:value-type="float" office:value="22.4144194553432" calcext:value-type="float">
            <text:p>22,4144194553432</text:p>
          </table:table-cell>
          <table:table-cell office:value-type="float" office:value="39.0862507923968" calcext:value-type="float">
            <text:p>39,0862507923968</text:p>
          </table:table-cell>
        </table:table-row>
        <table:table-row table:style-name="ro1">
          <table:table-cell office:value-type="float" office:value="23.2958812747781" calcext:value-type="float">
            <text:p>23,2958812747781</text:p>
          </table:table-cell>
          <table:table-cell office:value-type="float" office:value="27.5645492805815" calcext:value-type="float">
            <text:p>27,5645492805815</text:p>
          </table:table-cell>
        </table:table-row>
        <table:table-row table:style-name="ro1">
          <table:table-cell office:value-type="float" office:value="27.1332163729346" calcext:value-type="float">
            <text:p>27,1332163729346</text:p>
          </table:table-cell>
          <table:table-cell office:value-type="float" office:value="29.2986103333428" calcext:value-type="float">
            <text:p>29,2986103333428</text:p>
          </table:table-cell>
        </table:table-row>
        <table:table-row table:style-name="ro1">
          <table:table-cell office:value-type="float" office:value="21.3231870206091" calcext:value-type="float">
            <text:p>21,3231870206091</text:p>
          </table:table-cell>
          <table:table-cell office:value-type="float" office:value="43.8366838456681" calcext:value-type="float">
            <text:p>43,8366838456681</text:p>
          </table:table-cell>
        </table:table-row>
        <table:table-row table:style-name="ro1">
          <table:table-cell office:value-type="float" office:value="26.7227025929993" calcext:value-type="float">
            <text:p>26,7227025929993</text:p>
          </table:table-cell>
          <table:table-cell office:value-type="float" office:value="27.0140255585563" calcext:value-type="float">
            <text:p>27,0140255585563</text:p>
          </table:table-cell>
        </table:table-row>
        <table:table-row table:style-name="ro1">
          <table:table-cell office:value-type="float" office:value="26.4278109818418" calcext:value-type="float">
            <text:p>26,4278109818418</text:p>
          </table:table-cell>
          <table:table-cell office:value-type="float" office:value="26.5442240294301" calcext:value-type="float">
            <text:p>26,5442240294301</text:p>
          </table:table-cell>
        </table:table-row>
        <table:table-row table:style-name="ro1">
          <table:table-cell office:value-type="float" office:value="23.2842445110487" calcext:value-type="float">
            <text:p>23,2842445110487</text:p>
          </table:table-cell>
          <table:table-cell office:value-type="float" office:value="45.0092380440444" calcext:value-type="float">
            <text:p>45,0092380440444</text:p>
          </table:table-cell>
        </table:table-row>
        <table:table-row table:style-name="ro1">
          <table:table-cell office:value-type="float" office:value="25.4495087438392" calcext:value-type="float">
            <text:p>25,4495087438392</text:p>
          </table:table-cell>
          <table:table-cell office:value-type="float" office:value="28.1115330013863" calcext:value-type="float">
            <text:p>28,1115330013863</text:p>
          </table:table-cell>
        </table:table-row>
        <table:table-row table:style-name="ro1">
          <table:table-cell office:value-type="float" office:value="23.7074302928754" calcext:value-type="float">
            <text:p>23,7074302928754</text:p>
          </table:table-cell>
          <table:table-cell office:value-type="float" office:value="38.5521671043037" calcext:value-type="float">
            <text:p>38,5521671043037</text:p>
          </table:table-cell>
        </table:table-row>
        <table:table-row table:style-name="ro1">
          <table:table-cell office:value-type="float" office:value="22.9132246454589" calcext:value-type="float">
            <text:p>22,9132246454589</text:p>
          </table:table-cell>
          <table:table-cell office:value-type="float" office:value="46.5964264788571" calcext:value-type="float">
            <text:p>46,5964264788571</text:p>
          </table:table-cell>
        </table:table-row>
        <table:table-row table:style-name="ro1">
          <table:table-cell office:value-type="float" office:value="26.7504850105949" calcext:value-type="float">
            <text:p>26,7504850105949</text:p>
          </table:table-cell>
          <table:table-cell office:value-type="float" office:value="27.8778904696205" calcext:value-type="float">
            <text:p>27,8778904696205</text:p>
          </table:table-cell>
        </table:table-row>
        <table:table-row table:style-name="ro1">
          <table:table-cell office:value-type="float" office:value="25.1664944256774" calcext:value-type="float">
            <text:p>25,1664944256774</text:p>
          </table:table-cell>
          <table:table-cell office:value-type="float" office:value="30.5256582514523" calcext:value-type="float">
            <text:p>30,5256582514523</text:p>
          </table:table-cell>
        </table:table-row>
        <table:table-row table:style-name="ro1">
          <table:table-cell office:value-type="float" office:value="23.0132817232812" calcext:value-type="float">
            <text:p>23,0132817232812</text:p>
          </table:table-cell>
          <table:table-cell office:value-type="float" office:value="37.3235420684716" calcext:value-type="float">
            <text:p>37,3235420684716</text:p>
          </table:table-cell>
        </table:table-row>
        <table:table-row table:style-name="ro1">
          <table:table-cell office:value-type="float" office:value="23.5342455129671" calcext:value-type="float">
            <text:p>23,5342455129671</text:p>
          </table:table-cell>
          <table:table-cell office:value-type="float" office:value="29.1713562622609" calcext:value-type="float">
            <text:p>29,1713562622609</text:p>
          </table:table-cell>
        </table:table-row>
        <table:table-row table:style-name="ro1">
          <table:table-cell office:value-type="float" office:value="28.0570065089607" calcext:value-type="float">
            <text:p>28,0570065089607</text:p>
          </table:table-cell>
          <table:table-cell office:value-type="float" office:value="28.2719863161588" calcext:value-type="float">
            <text:p>28,2719863161588</text:p>
          </table:table-cell>
        </table:table-row>
        <table:table-row table:style-name="ro1">
          <table:table-cell office:value-type="float" office:value="27.2827212630987" calcext:value-type="float">
            <text:p>27,2827212630987</text:p>
          </table:table-cell>
          <table:table-cell office:value-type="float" office:value="29.2661120868584" calcext:value-type="float">
            <text:p>29,2661120868584</text:p>
          </table:table-cell>
        </table:table-row>
        <table:table-row table:style-name="ro1">
          <table:table-cell office:value-type="float" office:value="23.0603501818563" calcext:value-type="float">
            <text:p>23,0603501818563</text:p>
          </table:table-cell>
          <table:table-cell office:value-type="float" office:value="35.4968050915662" calcext:value-type="float">
            <text:p>35,4968050915662</text:p>
          </table:table-cell>
        </table:table-row>
        <table:table-row table:style-name="ro1">
          <table:table-cell office:value-type="float" office:value="19.8445235936717" calcext:value-type="float">
            <text:p>19,8445235936717</text:p>
          </table:table-cell>
          <table:table-cell office:value-type="float" office:value="46.8799171214258" calcext:value-type="float">
            <text:p>46,8799171214258</text:p>
          </table:table-cell>
        </table:table-row>
        <table:table-row table:style-name="ro1">
          <table:table-cell office:value-type="float" office:value="25.9237108333213" calcext:value-type="float">
            <text:p>25,9237108333213</text:p>
          </table:table-cell>
          <table:table-cell office:value-type="float" office:value="36.7789459255962" calcext:value-type="float">
            <text:p>36,7789459255962</text:p>
          </table:table-cell>
        </table:table-row>
        <table:table-row table:style-name="ro1">
          <table:table-cell office:value-type="float" office:value="26.4654815702667" calcext:value-type="float">
            <text:p>26,4654815702667</text:p>
          </table:table-cell>
          <table:table-cell office:value-type="float" office:value="28.9857958630836" calcext:value-type="float">
            <text:p>28,9857958630836</text:p>
          </table:table-cell>
        </table:table-row>
        <table:table-row table:style-name="ro1">
          <table:table-cell office:value-type="float" office:value="27.8804554166774" calcext:value-type="float">
            <text:p>27,8804554166774</text:p>
          </table:table-cell>
          <table:table-cell office:value-type="float" office:value="27.2333471926432" calcext:value-type="float">
            <text:p>27,2333471926432</text:p>
          </table:table-cell>
        </table:table-row>
        <table:table-row table:style-name="ro1">
          <table:table-cell office:value-type="float" office:value="27.9455745501497" calcext:value-type="float">
            <text:p>27,9455745501497</text:p>
          </table:table-cell>
          <table:table-cell office:value-type="float" office:value="27.2781903784355" calcext:value-type="float">
            <text:p>27,2781903784355</text:p>
          </table:table-cell>
        </table:table-row>
        <table:table-row table:style-name="ro1">
          <table:table-cell office:value-type="float" office:value="21.9799434463939" calcext:value-type="float">
            <text:p>21,9799434463939</text:p>
          </table:table-cell>
          <table:table-cell office:value-type="float" office:value="38.8656124882967" calcext:value-type="float">
            <text:p>38,8656124882967</text:p>
          </table:table-cell>
        </table:table-row>
        <table:table-row table:style-name="ro1">
          <table:table-cell office:value-type="float" office:value="24.9040068078767" calcext:value-type="float">
            <text:p>24,9040068078767</text:p>
          </table:table-cell>
          <table:table-cell office:value-type="float" office:value="37.6092439486854" calcext:value-type="float">
            <text:p>37,6092439486854</text:p>
          </table:table-cell>
        </table:table-row>
        <table:table-row table:style-name="ro1">
          <table:table-cell office:value-type="float" office:value="23.1607495423517" calcext:value-type="float">
            <text:p>23,1607495423517</text:p>
          </table:table-cell>
          <table:table-cell office:value-type="float" office:value="37.6051948550448" calcext:value-type="float">
            <text:p>37,6051948550448</text:p>
          </table:table-cell>
        </table:table-row>
        <table:table-row table:style-name="ro1">
          <table:table-cell office:value-type="float" office:value="24.91261317862" calcext:value-type="float">
            <text:p>24,91261317862</text:p>
          </table:table-cell>
          <table:table-cell office:value-type="float" office:value="36.0197408651192" calcext:value-type="float">
            <text:p>36,0197408651192</text:p>
          </table:table-cell>
        </table:table-row>
        <table:table-row table:style-name="ro1">
          <table:table-cell office:value-type="float" office:value="21.4540339217897" calcext:value-type="float">
            <text:p>21,4540339217897</text:p>
          </table:table-cell>
          <table:table-cell office:value-type="float" office:value="36.9382339779788" calcext:value-type="float">
            <text:p>36,9382339779788</text:p>
          </table:table-cell>
        </table:table-row>
        <table:table-row table:style-name="ro1">
          <table:table-cell office:value-type="float" office:value="24.4916997396088" calcext:value-type="float">
            <text:p>24,4916997396088</text:p>
          </table:table-cell>
          <table:table-cell office:value-type="float" office:value="46.203734670496" calcext:value-type="float">
            <text:p>46,203734670496</text:p>
          </table:table-cell>
        </table:table-row>
        <table:table-row table:style-name="ro1">
          <table:table-cell office:value-type="float" office:value="22.4276012189419" calcext:value-type="float">
            <text:p>22,4276012189419</text:p>
          </table:table-cell>
          <table:table-cell office:value-type="float" office:value="44.9360472416976" calcext:value-type="float">
            <text:p>44,9360472416976</text:p>
          </table:table-cell>
        </table:table-row>
        <table:table-row table:style-name="ro1">
          <table:table-cell office:value-type="float" office:value="23.963508094207" calcext:value-type="float">
            <text:p>23,963508094207</text:p>
          </table:table-cell>
          <table:table-cell office:value-type="float" office:value="29.5198640516825" calcext:value-type="float">
            <text:p>29,5198640516825</text:p>
          </table:table-cell>
        </table:table-row>
        <table:table-row table:style-name="ro1">
          <table:table-cell office:value-type="float" office:value="21.942940089504" calcext:value-type="float">
            <text:p>21,942940089504</text:p>
          </table:table-cell>
          <table:table-cell office:value-type="float" office:value="47.6256193975822" calcext:value-type="float">
            <text:p>47,6256193975822</text:p>
          </table:table-cell>
        </table:table-row>
        <table:table-row table:style-name="ro1">
          <table:table-cell office:value-type="float" office:value="23.0241659078868" calcext:value-type="float">
            <text:p>23,0241659078868</text:p>
          </table:table-cell>
          <table:table-cell office:value-type="float" office:value="46.9163299385806" calcext:value-type="float">
            <text:p>46,9163299385806</text:p>
          </table:table-cell>
        </table:table-row>
        <table:table-row table:style-name="ro1">
          <table:table-cell office:value-type="float" office:value="22.6553974762569" calcext:value-type="float">
            <text:p>22,6553974762569</text:p>
          </table:table-cell>
          <table:table-cell office:value-type="float" office:value="44.5553498701171" calcext:value-type="float">
            <text:p>44,5553498701171</text:p>
          </table:table-cell>
        </table:table-row>
        <table:table-row table:style-name="ro1">
          <table:table-cell office:value-type="float" office:value="25.1396247409511" calcext:value-type="float">
            <text:p>25,1396247409511</text:p>
          </table:table-cell>
          <table:table-cell office:value-type="float" office:value="27.6662876862689" calcext:value-type="float">
            <text:p>27,6662876862689</text:p>
          </table:table-cell>
        </table:table-row>
        <table:table-row table:style-name="ro1">
          <table:table-cell office:value-type="float" office:value="22.2193785735139" calcext:value-type="float">
            <text:p>22,2193785735139</text:p>
          </table:table-cell>
          <table:table-cell office:value-type="float" office:value="36.8681747305708" calcext:value-type="float">
            <text:p>36,8681747305708</text:p>
          </table:table-cell>
        </table:table-row>
        <table:table-row table:style-name="ro1">
          <table:table-cell office:value-type="float" office:value="20.9231727511298" calcext:value-type="float">
            <text:p>20,9231727511298</text:p>
          </table:table-cell>
          <table:table-cell office:value-type="float" office:value="45.6508569464506" calcext:value-type="float">
            <text:p>45,6508569464506</text:p>
          </table:table-cell>
        </table:table-row>
        <table:table-row table:style-name="ro1">
          <table:table-cell office:value-type="float" office:value="24.8683931145585" calcext:value-type="float">
            <text:p>24,8683931145585</text:p>
          </table:table-cell>
          <table:table-cell office:value-type="float" office:value="39.2126614515145" calcext:value-type="float">
            <text:p>39,2126614515145</text:p>
          </table:table-cell>
        </table:table-row>
        <table:table-row table:style-name="ro1">
          <table:table-cell office:value-type="float" office:value="23.0147745542505" calcext:value-type="float">
            <text:p>23,0147745542505</text:p>
          </table:table-cell>
          <table:table-cell office:value-type="float" office:value="48.0687847828048" calcext:value-type="float">
            <text:p>48,0687847828048</text:p>
          </table:table-cell>
        </table:table-row>
        <table:table-row table:style-name="ro1">
          <table:table-cell office:value-type="float" office:value="24.2544571646405" calcext:value-type="float">
            <text:p>24,2544571646405</text:p>
          </table:table-cell>
          <table:table-cell office:value-type="float" office:value="34.7991070667829" calcext:value-type="float">
            <text:p>34,7991070667829</text:p>
          </table:table-cell>
        </table:table-row>
        <table:table-row table:style-name="ro1">
          <table:table-cell office:value-type="float" office:value="25.0494646224794" calcext:value-type="float">
            <text:p>25,0494646224794</text:p>
          </table:table-cell>
          <table:table-cell office:value-type="float" office:value="36.7710077318712" calcext:value-type="float">
            <text:p>36,7710077318712</text:p>
          </table:table-cell>
        </table:table-row>
        <table:table-row table:style-name="ro1">
          <table:table-cell office:value-type="float" office:value="20.7199157368233" calcext:value-type="float">
            <text:p>20,7199157368233</text:p>
          </table:table-cell>
          <table:table-cell office:value-type="float" office:value="45.7449393100212" calcext:value-type="float">
            <text:p>45,7449393100212</text:p>
          </table:table-cell>
        </table:table-row>
        <table:table-row table:style-name="ro1">
          <table:table-cell office:value-type="float" office:value="24.9063569366474" calcext:value-type="float">
            <text:p>24,9063569366474</text:p>
          </table:table-cell>
          <table:table-cell office:value-type="float" office:value="28.0402367225442" calcext:value-type="float">
            <text:p>28,0402367225442</text:p>
          </table:table-cell>
        </table:table-row>
        <table:table-row table:style-name="ro1">
          <table:table-cell office:value-type="float" office:value="23.2230232054559" calcext:value-type="float">
            <text:p>23,2230232054559</text:p>
          </table:table-cell>
          <table:table-cell office:value-type="float" office:value="47.9413868943829" calcext:value-type="float">
            <text:p>47,9413868943829</text:p>
          </table:table-cell>
        </table:table-row>
        <table:table-row table:style-name="ro1">
          <table:table-cell office:value-type="float" office:value="22.9603879166056" calcext:value-type="float">
            <text:p>22,9603879166056</text:p>
          </table:table-cell>
          <table:table-cell office:value-type="float" office:value="37.5163803237048" calcext:value-type="float">
            <text:p>37,5163803237048</text:p>
          </table:table-cell>
        </table:table-row>
        <table:table-row table:style-name="ro1">
          <table:table-cell office:value-type="float" office:value="23.1996520608979" calcext:value-type="float">
            <text:p>23,1996520608979</text:p>
          </table:table-cell>
          <table:table-cell office:value-type="float" office:value="48.0926019715166" calcext:value-type="float">
            <text:p>48,0926019715166</text:p>
          </table:table-cell>
        </table:table-row>
        <table:table-row table:style-name="ro1">
          <table:table-cell office:value-type="float" office:value="26.9445322309027" calcext:value-type="float">
            <text:p>26,9445322309027</text:p>
          </table:table-cell>
          <table:table-cell office:value-type="float" office:value="27.4705881729645" calcext:value-type="float">
            <text:p>27,4705881729645</text:p>
          </table:table-cell>
        </table:table-row>
        <table:table-row table:style-name="ro1">
          <table:table-cell office:value-type="float" office:value="21.8862548020523" calcext:value-type="float">
            <text:p>21,8862548020523</text:p>
          </table:table-cell>
          <table:table-cell office:value-type="float" office:value="38.4150649816713" calcext:value-type="float">
            <text:p>38,4150649816713</text:p>
          </table:table-cell>
        </table:table-row>
        <table:table-row table:style-name="ro1">
          <table:table-cell office:value-type="float" office:value="20.1664087953694" calcext:value-type="float">
            <text:p>20,1664087953694</text:p>
          </table:table-cell>
          <table:table-cell office:value-type="float" office:value="45.1899135402717" calcext:value-type="float">
            <text:p>45,1899135402717</text:p>
          </table:table-cell>
        </table:table-row>
        <table:table-row table:style-name="ro1">
          <table:table-cell office:value-type="float" office:value="26.4657729323886" calcext:value-type="float">
            <text:p>26,4657729323886</text:p>
          </table:table-cell>
          <table:table-cell office:value-type="float" office:value="27.122424450654" calcext:value-type="float">
            <text:p>27,122424450654</text:p>
          </table:table-cell>
        </table:table-row>
        <table:table-row table:style-name="ro1">
          <table:table-cell office:value-type="float" office:value="21.5119122206314" calcext:value-type="float">
            <text:p>21,5119122206314</text:p>
          </table:table-cell>
          <table:table-cell office:value-type="float" office:value="48.2898310070425" calcext:value-type="float">
            <text:p>48,2898310070425</text:p>
          </table:table-cell>
        </table:table-row>
        <table:table-row table:style-name="ro1">
          <table:table-cell office:value-type="float" office:value="24.1218484033868" calcext:value-type="float">
            <text:p>24,1218484033868</text:p>
          </table:table-cell>
          <table:table-cell office:value-type="float" office:value="46.5449498939638" calcext:value-type="float">
            <text:p>46,5449498939638</text:p>
          </table:table-cell>
        </table:table-row>
        <table:table-row table:style-name="ro1">
          <table:table-cell office:value-type="float" office:value="23.3271179689922" calcext:value-type="float">
            <text:p>23,3271179689922</text:p>
          </table:table-cell>
          <table:table-cell office:value-type="float" office:value="38.0235105389331" calcext:value-type="float">
            <text:p>38,0235105389331</text:p>
          </table:table-cell>
        </table:table-row>
        <table:table-row table:style-name="ro1">
          <table:table-cell office:value-type="float" office:value="27.402777095202" calcext:value-type="float">
            <text:p>27,402777095202</text:p>
          </table:table-cell>
          <table:table-cell office:value-type="float" office:value="28.3426113027005" calcext:value-type="float">
            <text:p>28,3426113027005</text:p>
          </table:table-cell>
        </table:table-row>
        <table:table-row table:style-name="ro1">
          <table:table-cell office:value-type="float" office:value="26.0842495468546" calcext:value-type="float">
            <text:p>26,0842495468546</text:p>
          </table:table-cell>
          <table:table-cell office:value-type="float" office:value="29.7561679679462" calcext:value-type="float">
            <text:p>29,7561679679462</text:p>
          </table:table-cell>
        </table:table-row>
        <table:table-row table:style-name="ro1">
          <table:table-cell office:value-type="float" office:value="24.174515290543" calcext:value-type="float">
            <text:p>24,174515290543</text:p>
          </table:table-cell>
          <table:table-cell office:value-type="float" office:value="36.6800566615254" calcext:value-type="float">
            <text:p>36,6800566615254</text:p>
          </table:table-cell>
        </table:table-row>
        <table:table-row table:style-name="ro1">
          <table:table-cell office:value-type="float" office:value="22.0698405062695" calcext:value-type="float">
            <text:p>22,0698405062695</text:p>
          </table:table-cell>
          <table:table-cell office:value-type="float" office:value="43.9740631851623" calcext:value-type="float">
            <text:p>43,9740631851623</text:p>
          </table:table-cell>
        </table:table-row>
        <table:table-row table:style-name="ro1">
          <table:table-cell office:value-type="float" office:value="23.5879043911259" calcext:value-type="float">
            <text:p>23,5879043911259</text:p>
          </table:table-cell>
          <table:table-cell office:value-type="float" office:value="36.783738370491" calcext:value-type="float">
            <text:p>36,783738370491</text:p>
          </table:table-cell>
        </table:table-row>
        <table:table-row table:style-name="ro1">
          <table:table-cell office:value-type="float" office:value="22.2017927102363" calcext:value-type="float">
            <text:p>22,2017927102363</text:p>
          </table:table-cell>
          <table:table-cell office:value-type="float" office:value="37.8622859618155" calcext:value-type="float">
            <text:p>37,8622859618155</text:p>
          </table:table-cell>
        </table:table-row>
        <table:table-row table:style-name="ro1">
          <table:table-cell office:value-type="float" office:value="25.2307005366497" calcext:value-type="float">
            <text:p>25,2307005366497</text:p>
          </table:table-cell>
          <table:table-cell office:value-type="float" office:value="37.3201170055874" calcext:value-type="float">
            <text:p>37,3201170055874</text:p>
          </table:table-cell>
        </table:table-row>
        <table:table-row table:style-name="ro1">
          <table:table-cell office:value-type="float" office:value="24.5913449787792" calcext:value-type="float">
            <text:p>24,5913449787792</text:p>
          </table:table-cell>
          <table:table-cell office:value-type="float" office:value="36.0877011392577" calcext:value-type="float">
            <text:p>36,0877011392577</text:p>
          </table:table-cell>
        </table:table-row>
        <table:table-row table:style-name="ro1">
          <table:table-cell office:value-type="float" office:value="20.571461763458" calcext:value-type="float">
            <text:p>20,571461763458</text:p>
          </table:table-cell>
          <table:table-cell office:value-type="float" office:value="48.0698361231986" calcext:value-type="float">
            <text:p>48,0698361231986</text:p>
          </table:table-cell>
        </table:table-row>
        <table:table-row table:style-name="ro1">
          <table:table-cell office:value-type="float" office:value="23.31692233202" calcext:value-type="float">
            <text:p>23,31692233202</text:p>
          </table:table-cell>
          <table:table-cell office:value-type="float" office:value="27.5667872915332" calcext:value-type="float">
            <text:p>27,5667872915332</text:p>
          </table:table-cell>
        </table:table-row>
        <table:table-row table:style-name="ro1">
          <table:table-cell office:value-type="float" office:value="23.82296658045" calcext:value-type="float">
            <text:p>23,82296658045</text:p>
          </table:table-cell>
          <table:table-cell office:value-type="float" office:value="37.1221548648289" calcext:value-type="float">
            <text:p>37,1221548648289</text:p>
          </table:table-cell>
        </table:table-row>
        <table:table-row table:style-name="ro1">
          <table:table-cell office:value-type="float" office:value="22.1061960641626" calcext:value-type="float">
            <text:p>22,1061960641626</text:p>
          </table:table-cell>
          <table:table-cell office:value-type="float" office:value="48.2193812907335" calcext:value-type="float">
            <text:p>48,2193812907335</text:p>
          </table:table-cell>
        </table:table-row>
        <table:table-row table:style-name="ro1">
          <table:table-cell office:value-type="float" office:value="22.8729660508975" calcext:value-type="float">
            <text:p>22,8729660508975</text:p>
          </table:table-cell>
          <table:table-cell office:value-type="float" office:value="43.8126849050075" calcext:value-type="float">
            <text:p>43,8126849050075</text:p>
          </table:table-cell>
        </table:table-row>
        <table:table-row table:style-name="ro1">
          <table:table-cell office:value-type="float" office:value="22.9374946268506" calcext:value-type="float">
            <text:p>22,9374946268506</text:p>
          </table:table-cell>
          <table:table-cell office:value-type="float" office:value="37.824081238824" calcext:value-type="float">
            <text:p>37,824081238824</text:p>
          </table:table-cell>
        </table:table-row>
        <table:table-row table:style-name="ro1">
          <table:table-cell office:value-type="float" office:value="20.8018157516999" calcext:value-type="float">
            <text:p>20,8018157516999</text:p>
          </table:table-cell>
          <table:table-cell office:value-type="float" office:value="47.9012491916189" calcext:value-type="float">
            <text:p>47,9012491916189</text:p>
          </table:table-cell>
        </table:table-row>
        <table:table-row table:style-name="ro1">
          <table:table-cell office:value-type="float" office:value="25.866655804788" calcext:value-type="float">
            <text:p>25,866655804788</text:p>
          </table:table-cell>
          <table:table-cell office:value-type="float" office:value="30.2835601455298" calcext:value-type="float">
            <text:p>30,2835601455298</text:p>
          </table:table-cell>
        </table:table-row>
        <table:table-row table:style-name="ro1">
          <table:table-cell office:value-type="float" office:value="22.0600498751045" calcext:value-type="float">
            <text:p>22,0600498751045</text:p>
          </table:table-cell>
          <table:table-cell office:value-type="float" office:value="44.3795718266782" calcext:value-type="float">
            <text:p>44,3795718266782</text:p>
          </table:table-cell>
        </table:table-row>
        <table:table-row table:style-name="ro1">
          <table:table-cell office:value-type="float" office:value="23.8192419618914" calcext:value-type="float">
            <text:p>23,8192419618914</text:p>
          </table:table-cell>
          <table:table-cell office:value-type="float" office:value="29.2681061581409" calcext:value-type="float">
            <text:p>29,2681061581409</text:p>
          </table:table-cell>
        </table:table-row>
        <table:table-row table:style-name="ro1">
          <table:table-cell office:value-type="float" office:value="19.9788877151017" calcext:value-type="float">
            <text:p>19,9788877151017</text:p>
          </table:table-cell>
          <table:table-cell office:value-type="float" office:value="45.6230439683693" calcext:value-type="float">
            <text:p>45,6230439683693</text:p>
          </table:table-cell>
        </table:table-row>
        <table:table-row table:style-name="ro1">
          <table:table-cell office:value-type="float" office:value="25.235428974738" calcext:value-type="float">
            <text:p>25,235428974738</text:p>
          </table:table-cell>
          <table:table-cell office:value-type="float" office:value="38.7380825706635" calcext:value-type="float">
            <text:p>38,7380825706635</text:p>
          </table:table-cell>
        </table:table-row>
        <table:table-row table:style-name="ro1">
          <table:table-cell office:value-type="float" office:value="22.845912645739" calcext:value-type="float">
            <text:p>22,845912645739</text:p>
          </table:table-cell>
          <table:table-cell office:value-type="float" office:value="36.8898000461904" calcext:value-type="float">
            <text:p>36,8898000461904</text:p>
          </table:table-cell>
        </table:table-row>
        <table:table-row table:style-name="ro1">
          <table:table-cell office:value-type="float" office:value="21.5928105674427" calcext:value-type="float">
            <text:p>21,5928105674427</text:p>
          </table:table-cell>
          <table:table-cell office:value-type="float" office:value="45.5859227471107" calcext:value-type="float">
            <text:p>45,5859227471107</text:p>
          </table:table-cell>
        </table:table-row>
        <table:table-row table:style-name="ro1">
          <table:table-cell office:value-type="float" office:value="26.3739818468531" calcext:value-type="float">
            <text:p>26,3739818468531</text:p>
          </table:table-cell>
          <table:table-cell office:value-type="float" office:value="26.6692431097699" calcext:value-type="float">
            <text:p>26,6692431097699</text:p>
          </table:table-cell>
        </table:table-row>
        <table:table-row table:style-name="ro1">
          <table:table-cell office:value-type="float" office:value="26.8322907772755" calcext:value-type="float">
            <text:p>26,8322907772755</text:p>
          </table:table-cell>
          <table:table-cell office:value-type="float" office:value="27.9005590251105" calcext:value-type="float">
            <text:p>27,9005590251105</text:p>
          </table:table-cell>
        </table:table-row>
        <table:table-row table:style-name="ro1">
          <table:table-cell office:value-type="float" office:value="26.3011454214465" calcext:value-type="float">
            <text:p>26,3011454214465</text:p>
          </table:table-cell>
          <table:table-cell office:value-type="float" office:value="28.6934727272584" calcext:value-type="float">
            <text:p>28,6934727272584</text:p>
          </table:table-cell>
        </table:table-row>
        <table:table-row table:style-name="ro1">
          <table:table-cell office:value-type="float" office:value="22.8698783811753" calcext:value-type="float">
            <text:p>22,8698783811753</text:p>
          </table:table-cell>
          <table:table-cell office:value-type="float" office:value="35.2747209967604" calcext:value-type="float">
            <text:p>35,2747209967604</text:p>
          </table:table-cell>
        </table:table-row>
        <table:table-row table:style-name="ro1">
          <table:table-cell office:value-type="float" office:value="22.4540648599629" calcext:value-type="float">
            <text:p>22,4540648599629</text:p>
          </table:table-cell>
          <table:table-cell office:value-type="float" office:value="38.5235320645475" calcext:value-type="float">
            <text:p>38,5235320645475</text:p>
          </table:table-cell>
        </table:table-row>
        <table:table-row table:style-name="ro1">
          <table:table-cell office:value-type="float" office:value="25.2865627685643" calcext:value-type="float">
            <text:p>25,2865627685643</text:p>
          </table:table-cell>
          <table:table-cell office:value-type="float" office:value="35.407394306252" calcext:value-type="float">
            <text:p>35,407394306252</text:p>
          </table:table-cell>
        </table:table-row>
        <table:table-row table:style-name="ro1">
          <table:table-cell office:value-type="float" office:value="26.6714689919889" calcext:value-type="float">
            <text:p>26,6714689919889</text:p>
          </table:table-cell>
          <table:table-cell office:value-type="float" office:value="26.6849354470401" calcext:value-type="float">
            <text:p>26,6849354470401</text:p>
          </table:table-cell>
        </table:table-row>
        <table:table-row table:style-name="ro1">
          <table:table-cell office:value-type="float" office:value="26.6418702574835" calcext:value-type="float">
            <text:p>26,6418702574835</text:p>
          </table:table-cell>
          <table:table-cell office:value-type="float" office:value="29.8729868980076" calcext:value-type="float">
            <text:p>29,8729868980076</text:p>
          </table:table-cell>
        </table:table-row>
        <table:table-row table:style-name="ro1">
          <table:table-cell office:value-type="float" office:value="21.4540256042192" calcext:value-type="float">
            <text:p>21,4540256042192</text:p>
          </table:table-cell>
          <table:table-cell office:value-type="float" office:value="47.4543109400039" calcext:value-type="float">
            <text:p>47,4543109400039</text:p>
          </table:table-cell>
        </table:table-row>
        <table:table-row table:style-name="ro1">
          <table:table-cell office:value-type="float" office:value="24.0809965872006" calcext:value-type="float">
            <text:p>24,0809965872006</text:p>
          </table:table-cell>
          <table:table-cell office:value-type="float" office:value="47.3588312844781" calcext:value-type="float">
            <text:p>47,3588312844781</text:p>
          </table:table-cell>
        </table:table-row>
        <table:table-row table:style-name="ro1">
          <table:table-cell office:value-type="float" office:value="26.590390786501" calcext:value-type="float">
            <text:p>26,590390786501</text:p>
          </table:table-cell>
          <table:table-cell office:value-type="float" office:value="26.8944599597178" calcext:value-type="float">
            <text:p>26,8944599597178</text:p>
          </table:table-cell>
        </table:table-row>
        <table:table-row table:style-name="ro1">
          <table:table-cell office:value-type="float" office:value="24.0225926984462" calcext:value-type="float">
            <text:p>24,0225926984462</text:p>
          </table:table-cell>
          <table:table-cell office:value-type="float" office:value="26.3991032117276" calcext:value-type="float">
            <text:p>26,3991032117276</text:p>
          </table:table-cell>
        </table:table-row>
        <table:table-row table:style-name="ro1">
          <table:table-cell office:value-type="float" office:value="24.8612143974871" calcext:value-type="float">
            <text:p>24,8612143974871</text:p>
          </table:table-cell>
          <table:table-cell office:value-type="float" office:value="37.8536499161431" calcext:value-type="float">
            <text:p>37,8536499161431</text:p>
          </table:table-cell>
        </table:table-row>
        <table:table-row table:style-name="ro1">
          <table:table-cell office:value-type="float" office:value="20.7056310226311" calcext:value-type="float">
            <text:p>20,7056310226311</text:p>
          </table:table-cell>
          <table:table-cell office:value-type="float" office:value="46.6351494999354" calcext:value-type="float">
            <text:p>46,6351494999354</text:p>
          </table:table-cell>
        </table:table-row>
        <table:table-row table:style-name="ro1">
          <table:table-cell office:value-type="float" office:value="23.7906647471018" calcext:value-type="float">
            <text:p>23,7906647471018</text:p>
          </table:table-cell>
          <table:table-cell office:value-type="float" office:value="44.7199589488415" calcext:value-type="float">
            <text:p>44,7199589488415</text:p>
          </table:table-cell>
        </table:table-row>
        <table:table-row table:style-name="ro1">
          <table:table-cell office:value-type="float" office:value="26.8835219584767" calcext:value-type="float">
            <text:p>26,8835219584767</text:p>
          </table:table-cell>
          <table:table-cell office:value-type="float" office:value="27.3607218350509" calcext:value-type="float">
            <text:p>27,3607218350509</text:p>
          </table:table-cell>
        </table:table-row>
        <table:table-row table:style-name="ro1">
          <table:table-cell office:value-type="float" office:value="27.9885700749433" calcext:value-type="float">
            <text:p>27,9885700749433</text:p>
          </table:table-cell>
          <table:table-cell office:value-type="float" office:value="27.5326284629002" calcext:value-type="float">
            <text:p>27,5326284629002</text:p>
          </table:table-cell>
        </table:table-row>
        <table:table-row table:style-name="ro1">
          <table:table-cell office:value-type="float" office:value="23.5232268698241" calcext:value-type="float">
            <text:p>23,5232268698241</text:p>
          </table:table-cell>
          <table:table-cell office:value-type="float" office:value="35.6404333156186" calcext:value-type="float">
            <text:p>35,6404333156186</text:p>
          </table:table-cell>
        </table:table-row>
        <table:table-row table:style-name="ro1">
          <table:table-cell office:value-type="float" office:value="27.4497431740437" calcext:value-type="float">
            <text:p>27,4497431740437</text:p>
          </table:table-cell>
          <table:table-cell office:value-type="float" office:value="29.3646326032231" calcext:value-type="float">
            <text:p>29,3646326032231</text:p>
          </table:table-cell>
        </table:table-row>
        <table:table-row table:style-name="ro1">
          <table:table-cell office:value-type="float" office:value="22.3833858353476" calcext:value-type="float">
            <text:p>22,3833858353476</text:p>
          </table:table-cell>
          <table:table-cell office:value-type="float" office:value="35.7452519034866" calcext:value-type="float">
            <text:p>35,7452519034866</text:p>
          </table:table-cell>
        </table:table-row>
        <table:table-row table:style-name="ro1">
          <table:table-cell office:value-type="float" office:value="24.5950209174741" calcext:value-type="float">
            <text:p>24,5950209174741</text:p>
          </table:table-cell>
          <table:table-cell office:value-type="float" office:value="26.0302687135868" calcext:value-type="float">
            <text:p>26,0302687135868</text:p>
          </table:table-cell>
        </table:table-row>
        <table:table-row table:style-name="ro1">
          <table:table-cell office:value-type="float" office:value="25.5021071656187" calcext:value-type="float">
            <text:p>25,5021071656187</text:p>
          </table:table-cell>
          <table:table-cell office:value-type="float" office:value="28.6653575258894" calcext:value-type="float">
            <text:p>28,6653575258894</text:p>
          </table:table-cell>
        </table:table-row>
        <table:table-row table:style-name="ro1">
          <table:table-cell office:value-type="float" office:value="20.1105046442671" calcext:value-type="float">
            <text:p>20,1105046442671</text:p>
          </table:table-cell>
          <table:table-cell office:value-type="float" office:value="44.6225379617669" calcext:value-type="float">
            <text:p>44,6225379617669</text:p>
          </table:table-cell>
        </table:table-row>
        <table:table-row table:style-name="ro1">
          <table:table-cell office:value-type="float" office:value="21.7015278048941" calcext:value-type="float">
            <text:p>21,7015278048941</text:p>
          </table:table-cell>
          <table:table-cell office:value-type="float" office:value="38.2172158589602" calcext:value-type="float">
            <text:p>38,2172158589602</text:p>
          </table:table-cell>
        </table:table-row>
        <table:table-row table:style-name="ro1">
          <table:table-cell office:value-type="float" office:value="22.8911567364777" calcext:value-type="float">
            <text:p>22,8911567364777</text:p>
          </table:table-cell>
          <table:table-cell office:value-type="float" office:value="36.7688966220179" calcext:value-type="float">
            <text:p>36,7688966220179</text:p>
          </table:table-cell>
        </table:table-row>
        <table:table-row table:style-name="ro1">
          <table:table-cell office:value-type="float" office:value="22.3751463135096" calcext:value-type="float">
            <text:p>22,3751463135096</text:p>
          </table:table-cell>
          <table:table-cell office:value-type="float" office:value="47.6958557484808" calcext:value-type="float">
            <text:p>47,6958557484808</text:p>
          </table:table-cell>
        </table:table-row>
        <table:table-row table:style-name="ro1">
          <table:table-cell office:value-type="float" office:value="26.5851417317184" calcext:value-type="float">
            <text:p>26,5851417317184</text:p>
          </table:table-cell>
          <table:table-cell office:value-type="float" office:value="27.0182474186606" calcext:value-type="float">
            <text:p>27,0182474186606</text:p>
          </table:table-cell>
        </table:table-row>
        <table:table-row table:style-name="ro1">
          <table:table-cell office:value-type="float" office:value="25.746122212576" calcext:value-type="float">
            <text:p>25,746122212576</text:p>
          </table:table-cell>
          <table:table-cell office:value-type="float" office:value="27.6996433940043" calcext:value-type="float">
            <text:p>27,6996433940043</text:p>
          </table:table-cell>
        </table:table-row>
        <table:table-row table:style-name="ro1">
          <table:table-cell office:value-type="float" office:value="22.0274016596466" calcext:value-type="float">
            <text:p>22,0274016596466</text:p>
          </table:table-cell>
          <table:table-cell office:value-type="float" office:value="44.4452119644643" calcext:value-type="float">
            <text:p>44,4452119644643</text:p>
          </table:table-cell>
        </table:table-row>
        <table:table-row table:style-name="ro1">
          <table:table-cell office:value-type="float" office:value="25.7132280550605" calcext:value-type="float">
            <text:p>25,7132280550605</text:p>
          </table:table-cell>
          <table:table-cell office:value-type="float" office:value="38.3068061811876" calcext:value-type="float">
            <text:p>38,3068061811876</text:p>
          </table:table-cell>
        </table:table-row>
        <table:table-row table:style-name="ro1">
          <table:table-cell office:value-type="float" office:value="26.9274850170611" calcext:value-type="float">
            <text:p>26,9274850170611</text:p>
          </table:table-cell>
          <table:table-cell office:value-type="float" office:value="26.0709793770752" calcext:value-type="float">
            <text:p>26,0709793770752</text:p>
          </table:table-cell>
        </table:table-row>
        <table:table-row table:style-name="ro1">
          <table:table-cell office:value-type="float" office:value="25.3405846841731" calcext:value-type="float">
            <text:p>25,3405846841731</text:p>
          </table:table-cell>
          <table:table-cell office:value-type="float" office:value="35.7819971030195" calcext:value-type="float">
            <text:p>35,7819971030195</text:p>
          </table:table-cell>
        </table:table-row>
        <table:table-row table:style-name="ro1">
          <table:table-cell office:value-type="float" office:value="24.4133567166455" calcext:value-type="float">
            <text:p>24,4133567166455</text:p>
          </table:table-cell>
          <table:table-cell office:value-type="float" office:value="37.4177028622295" calcext:value-type="float">
            <text:p>37,4177028622295</text:p>
          </table:table-cell>
        </table:table-row>
        <table:table-row table:style-name="ro1">
          <table:table-cell office:value-type="float" office:value="21.1865606624252" calcext:value-type="float">
            <text:p>21,1865606624252</text:p>
          </table:table-cell>
          <table:table-cell office:value-type="float" office:value="46.4246008559531" calcext:value-type="float">
            <text:p>46,4246008559531</text:p>
          </table:table-cell>
        </table:table-row>
        <table:table-row table:style-name="ro1">
          <table:table-cell office:value-type="float" office:value="23.8825826552025" calcext:value-type="float">
            <text:p>23,8825826552025</text:p>
          </table:table-cell>
          <table:table-cell office:value-type="float" office:value="47.1417073013714" calcext:value-type="float">
            <text:p>47,1417073013714</text:p>
          </table:table-cell>
        </table:table-row>
        <table:table-row table:style-name="ro1">
          <table:table-cell office:value-type="float" office:value="27.6008172241373" calcext:value-type="float">
            <text:p>27,6008172241373</text:p>
          </table:table-cell>
          <table:table-cell office:value-type="float" office:value="27.0540930203389" calcext:value-type="float">
            <text:p>27,0540930203389</text:p>
          </table:table-cell>
        </table:table-row>
        <table:table-row table:style-name="ro1">
          <table:table-cell office:value-type="float" office:value="24.5366264162303" calcext:value-type="float">
            <text:p>24,5366264162303</text:p>
          </table:table-cell>
          <table:table-cell office:value-type="float" office:value="46.0721928760546" calcext:value-type="float">
            <text:p>46,0721928760546</text:p>
          </table:table-cell>
        </table:table-row>
        <table:table-row table:style-name="ro1">
          <table:table-cell office:value-type="float" office:value="24.4623329078518" calcext:value-type="float">
            <text:p>24,4623329078518</text:p>
          </table:table-cell>
          <table:table-cell office:value-type="float" office:value="27.8414484870589" calcext:value-type="float">
            <text:p>27,8414484870589</text:p>
          </table:table-cell>
        </table:table-row>
        <table:table-row table:style-name="ro1">
          <table:table-cell office:value-type="float" office:value="24.0162081074716" calcext:value-type="float">
            <text:p>24,0162081074716</text:p>
          </table:table-cell>
          <table:table-cell office:value-type="float" office:value="27.3821858791956" calcext:value-type="float">
            <text:p>27,3821858791956</text:p>
          </table:table-cell>
        </table:table-row>
        <table:table-row table:style-name="ro1">
          <table:table-cell office:value-type="float" office:value="27.3671135864304" calcext:value-type="float">
            <text:p>27,3671135864304</text:p>
          </table:table-cell>
          <table:table-cell office:value-type="float" office:value="28.3439651297583" calcext:value-type="float">
            <text:p>28,3439651297583</text:p>
          </table:table-cell>
        </table:table-row>
        <table:table-row table:style-name="ro1">
          <table:table-cell office:value-type="float" office:value="22.4033048891651" calcext:value-type="float">
            <text:p>22,4033048891651</text:p>
          </table:table-cell>
          <table:table-cell office:value-type="float" office:value="43.9941792406247" calcext:value-type="float">
            <text:p>43,9941792406247</text:p>
          </table:table-cell>
        </table:table-row>
        <table:table-row table:style-name="ro1">
          <table:table-cell office:value-type="float" office:value="25.2502927147754" calcext:value-type="float">
            <text:p>25,2502927147754</text:p>
          </table:table-cell>
          <table:table-cell office:value-type="float" office:value="36.8328227131674" calcext:value-type="float">
            <text:p>36,8328227131674</text:p>
          </table:table-cell>
        </table:table-row>
        <table:table-row table:style-name="ro1">
          <table:table-cell office:value-type="float" office:value="25.4385220115704" calcext:value-type="float">
            <text:p>25,4385220115704</text:p>
          </table:table-cell>
          <table:table-cell office:value-type="float" office:value="37.2971812865091" calcext:value-type="float">
            <text:p>37,2971812865091</text:p>
          </table:table-cell>
        </table:table-row>
        <table:table-row table:style-name="ro1">
          <table:table-cell office:value-type="float" office:value="27.1635737747146" calcext:value-type="float">
            <text:p>27,1635737747146</text:p>
          </table:table-cell>
          <table:table-cell office:value-type="float" office:value="27.1580067945627" calcext:value-type="float">
            <text:p>27,1580067945627</text:p>
          </table:table-cell>
        </table:table-row>
        <table:table-row table:style-name="ro1">
          <table:table-cell office:value-type="float" office:value="25.7963656942384" calcext:value-type="float">
            <text:p>25,7963656942384</text:p>
          </table:table-cell>
          <table:table-cell office:value-type="float" office:value="28.4619222833407" calcext:value-type="float">
            <text:p>28,4619222833407</text:p>
          </table:table-cell>
        </table:table-row>
        <table:table-row table:style-name="ro1">
          <table:table-cell office:value-type="float" office:value="25.3243031516212" calcext:value-type="float">
            <text:p>25,3243031516212</text:p>
          </table:table-cell>
          <table:table-cell office:value-type="float" office:value="28.6602474637458" calcext:value-type="float">
            <text:p>28,6602474637458</text:p>
          </table:table-cell>
        </table:table-row>
        <table:table-row table:style-name="ro1">
          <table:table-cell office:value-type="float" office:value="25.2954720348851" calcext:value-type="float">
            <text:p>25,2954720348851</text:p>
          </table:table-cell>
          <table:table-cell office:value-type="float" office:value="26.7175932805437" calcext:value-type="float">
            <text:p>26,7175932805437</text:p>
          </table:table-cell>
        </table:table-row>
        <table:table-row table:style-name="ro1">
          <table:table-cell office:value-type="float" office:value="25.7013516669257" calcext:value-type="float">
            <text:p>25,7013516669257</text:p>
          </table:table-cell>
          <table:table-cell office:value-type="float" office:value="28.0837713083942" calcext:value-type="float">
            <text:p>28,0837713083942</text:p>
          </table:table-cell>
        </table:table-row>
        <table:table-row table:style-name="ro1">
          <table:table-cell office:value-type="float" office:value="25.7583652883482" calcext:value-type="float">
            <text:p>25,7583652883482</text:p>
          </table:table-cell>
          <table:table-cell office:value-type="float" office:value="26.3008570804986" calcext:value-type="float">
            <text:p>26,3008570804986</text:p>
          </table:table-cell>
        </table:table-row>
        <table:table-row table:style-name="ro1">
          <table:table-cell office:value-type="float" office:value="22.5415663369389" calcext:value-type="float">
            <text:p>22,5415663369389</text:p>
          </table:table-cell>
          <table:table-cell office:value-type="float" office:value="38.6128143811297" calcext:value-type="float">
            <text:p>38,6128143811297</text:p>
          </table:table-cell>
        </table:table-row>
        <table:table-row table:style-name="ro1">
          <table:table-cell office:value-type="float" office:value="21.4998404214371" calcext:value-type="float">
            <text:p>21,4998404214371</text:p>
          </table:table-cell>
          <table:table-cell office:value-type="float" office:value="36.558953626621" calcext:value-type="float">
            <text:p>36,558953626621</text:p>
          </table:table-cell>
        </table:table-row>
        <table:table-row table:style-name="ro1">
          <table:table-cell office:value-type="float" office:value="24.2381493957546" calcext:value-type="float">
            <text:p>24,2381493957546</text:p>
          </table:table-cell>
          <table:table-cell office:value-type="float" office:value="28.8329785069939" calcext:value-type="float">
            <text:p>28,8329785069939</text:p>
          </table:table-cell>
        </table:table-row>
        <table:table-row table:style-name="ro1">
          <table:table-cell office:value-type="float" office:value="20.532591181312" calcext:value-type="float">
            <text:p>20,532591181312</text:p>
          </table:table-cell>
          <table:table-cell office:value-type="float" office:value="44.1990492470967" calcext:value-type="float">
            <text:p>44,1990492470967</text:p>
          </table:table-cell>
        </table:table-row>
        <table:table-row table:style-name="ro1">
          <table:table-cell office:value-type="float" office:value="22.7810441369579" calcext:value-type="float">
            <text:p>22,7810441369579</text:p>
          </table:table-cell>
          <table:table-cell office:value-type="float" office:value="46.8044752441764" calcext:value-type="float">
            <text:p>46,8044752441764</text:p>
          </table:table-cell>
        </table:table-row>
        <table:table-row table:style-name="ro1">
          <table:table-cell office:value-type="float" office:value="24.3306934739541" calcext:value-type="float">
            <text:p>24,3306934739541</text:p>
          </table:table-cell>
          <table:table-cell office:value-type="float" office:value="45.7588543041722" calcext:value-type="float">
            <text:p>45,7588543041722</text:p>
          </table:table-cell>
        </table:table-row>
        <table:table-row table:style-name="ro1">
          <table:table-cell office:value-type="float" office:value="23.9769820311645" calcext:value-type="float">
            <text:p>23,9769820311645</text:p>
          </table:table-cell>
          <table:table-cell office:value-type="float" office:value="38.7775125192237" calcext:value-type="float">
            <text:p>38,7775125192237</text:p>
          </table:table-cell>
        </table:table-row>
        <table:table-row table:style-name="ro1">
          <table:table-cell office:value-type="float" office:value="23.9538346407473" calcext:value-type="float">
            <text:p>23,9538346407473</text:p>
          </table:table-cell>
          <table:table-cell office:value-type="float" office:value="38.9328865608596" calcext:value-type="float">
            <text:p>38,9328865608596</text:p>
          </table:table-cell>
        </table:table-row>
        <table:table-row table:style-name="ro1">
          <table:table-cell office:value-type="float" office:value="22.1414850919879" calcext:value-type="float">
            <text:p>22,1414850919879</text:p>
          </table:table-cell>
          <table:table-cell office:value-type="float" office:value="44.356554505936" calcext:value-type="float">
            <text:p>44,356554505936</text:p>
          </table:table-cell>
        </table:table-row>
        <table:table-row table:style-name="ro1">
          <table:table-cell office:value-type="float" office:value="23.5839393411991" calcext:value-type="float">
            <text:p>23,5839393411991</text:p>
          </table:table-cell>
          <table:table-cell office:value-type="float" office:value="46.1625142772305" calcext:value-type="float">
            <text:p>46,1625142772305</text:p>
          </table:table-cell>
        </table:table-row>
        <table:table-row table:style-name="ro1">
          <table:table-cell office:value-type="float" office:value="21.8160449085954" calcext:value-type="float">
            <text:p>21,8160449085954</text:p>
          </table:table-cell>
          <table:table-cell office:value-type="float" office:value="37.2551388506791" calcext:value-type="float">
            <text:p>37,2551388506791</text:p>
          </table:table-cell>
        </table:table-row>
        <table:table-row table:style-name="ro1">
          <table:table-cell office:value-type="float" office:value="24.8357366765115" calcext:value-type="float">
            <text:p>24,8357366765115</text:p>
          </table:table-cell>
          <table:table-cell office:value-type="float" office:value="38.3090016212819" calcext:value-type="float">
            <text:p>38,3090016212819</text:p>
          </table:table-cell>
        </table:table-row>
        <table:table-row table:style-name="ro1">
          <table:table-cell office:value-type="float" office:value="21.4549352924285" calcext:value-type="float">
            <text:p>21,4549352924285</text:p>
          </table:table-cell>
          <table:table-cell office:value-type="float" office:value="46.2436075806456" calcext:value-type="float">
            <text:p>46,2436075806456</text:p>
          </table:table-cell>
        </table:table-row>
        <table:table-row table:style-name="ro1">
          <table:table-cell office:value-type="float" office:value="25.9642829103482" calcext:value-type="float">
            <text:p>25,9642829103482</text:p>
          </table:table-cell>
          <table:table-cell office:value-type="float" office:value="27.0879265422165" calcext:value-type="float">
            <text:p>27,0879265422165</text:p>
          </table:table-cell>
        </table:table-row>
        <table:table-row table:style-name="ro1">
          <table:table-cell office:value-type="float" office:value="23.8327171127357" calcext:value-type="float">
            <text:p>23,8327171127357</text:p>
          </table:table-cell>
          <table:table-cell office:value-type="float" office:value="38.4641230757152" calcext:value-type="float">
            <text:p>38,4641230757152</text:p>
          </table:table-cell>
        </table:table-row>
        <table:table-row table:style-name="ro1">
          <table:table-cell office:value-type="float" office:value="25.5856260384396" calcext:value-type="float">
            <text:p>25,5856260384396</text:p>
          </table:table-cell>
          <table:table-cell office:value-type="float" office:value="38.2626186157533" calcext:value-type="float">
            <text:p>38,2626186157533</text:p>
          </table:table-cell>
        </table:table-row>
        <table:table-row table:style-name="ro1">
          <table:table-cell office:value-type="float" office:value="25.7255289258037" calcext:value-type="float">
            <text:p>25,7255289258037</text:p>
          </table:table-cell>
          <table:table-cell office:value-type="float" office:value="37.9775914034494" calcext:value-type="float">
            <text:p>37,9775914034494</text:p>
          </table:table-cell>
        </table:table-row>
        <table:table-row table:style-name="ro1">
          <table:table-cell office:value-type="float" office:value="24.2758758114087" calcext:value-type="float">
            <text:p>24,2758758114087</text:p>
          </table:table-cell>
          <table:table-cell office:value-type="float" office:value="37.3044748371187" calcext:value-type="float">
            <text:p>37,3044748371187</text:p>
          </table:table-cell>
        </table:table-row>
        <table:table-row table:style-name="ro1">
          <table:table-cell office:value-type="float" office:value="20.0180713055701" calcext:value-type="float">
            <text:p>20,0180713055701</text:p>
          </table:table-cell>
          <table:table-cell office:value-type="float" office:value="45.4363303260891" calcext:value-type="float">
            <text:p>45,4363303260891</text:p>
          </table:table-cell>
        </table:table-row>
        <table:table-row table:style-name="ro1">
          <table:table-cell office:value-type="float" office:value="22.746423017345" calcext:value-type="float">
            <text:p>22,746423017345</text:p>
          </table:table-cell>
          <table:table-cell office:value-type="float" office:value="46.5634691855469" calcext:value-type="float">
            <text:p>46,5634691855469</text:p>
          </table:table-cell>
        </table:table-row>
        <table:table-row table:style-name="ro1">
          <table:table-cell office:value-type="float" office:value="24.8917557072519" calcext:value-type="float">
            <text:p>24,8917557072519</text:p>
          </table:table-cell>
          <table:table-cell office:value-type="float" office:value="35.2963478745688" calcext:value-type="float">
            <text:p>35,2963478745688</text:p>
          </table:table-cell>
        </table:table-row>
        <table:table-row table:style-name="ro1">
          <table:table-cell office:value-type="float" office:value="28.0435046574692" calcext:value-type="float">
            <text:p>28,0435046574692</text:p>
          </table:table-cell>
          <table:table-cell office:value-type="float" office:value="28.6413062889368" calcext:value-type="float">
            <text:p>28,6413062889368</text:p>
          </table:table-cell>
        </table:table-row>
        <table:table-row table:style-name="ro1">
          <table:table-cell office:value-type="float" office:value="21.9819238665534" calcext:value-type="float">
            <text:p>21,9819238665534</text:p>
          </table:table-cell>
          <table:table-cell office:value-type="float" office:value="45.2405952463369" calcext:value-type="float">
            <text:p>45,2405952463369</text:p>
          </table:table-cell>
        </table:table-row>
        <table:table-row table:style-name="ro1">
          <table:table-cell office:value-type="float" office:value="24.8477015258347" calcext:value-type="float">
            <text:p>24,8477015258347</text:p>
          </table:table-cell>
          <table:table-cell office:value-type="float" office:value="30.4587839442392" calcext:value-type="float">
            <text:p>30,4587839442392</text:p>
          </table:table-cell>
        </table:table-row>
        <table:table-row table:style-name="ro1">
          <table:table-cell office:value-type="float" office:value="22.9834943180068" calcext:value-type="float">
            <text:p>22,9834943180068</text:p>
          </table:table-cell>
          <table:table-cell office:value-type="float" office:value="47.9669912245835" calcext:value-type="float">
            <text:p>47,9669912245835</text:p>
          </table:table-cell>
        </table:table-row>
        <table:table-row table:style-name="ro1">
          <table:table-cell office:value-type="float" office:value="19.8775273368338" calcext:value-type="float">
            <text:p>19,8775273368338</text:p>
          </table:table-cell>
          <table:table-cell office:value-type="float" office:value="47.0750875807201" calcext:value-type="float">
            <text:p>47,0750875807201</text:p>
          </table:table-cell>
        </table:table-row>
        <table:table-row table:style-name="ro1">
          <table:table-cell office:value-type="float" office:value="23.7047538486733" calcext:value-type="float">
            <text:p>23,7047538486733</text:p>
          </table:table-cell>
          <table:table-cell office:value-type="float" office:value="34.9507089738933" calcext:value-type="float">
            <text:p>34,9507089738933</text:p>
          </table:table-cell>
        </table:table-row>
        <table:table-row table:style-name="ro1">
          <table:table-cell office:value-type="float" office:value="23.6766190451965" calcext:value-type="float">
            <text:p>23,6766190451965</text:p>
          </table:table-cell>
          <table:table-cell office:value-type="float" office:value="27.5359214609285" calcext:value-type="float">
            <text:p>27,5359214609285</text:p>
          </table:table-cell>
        </table:table-row>
        <table:table-row table:style-name="ro1">
          <table:table-cell office:value-type="float" office:value="24.9692866934252" calcext:value-type="float">
            <text:p>24,9692866934252</text:p>
          </table:table-cell>
          <table:table-cell office:value-type="float" office:value="26.1534298408356" calcext:value-type="float">
            <text:p>26,1534298408356</text:p>
          </table:table-cell>
        </table:table-row>
        <table:table-row table:style-name="ro1">
          <table:table-cell office:value-type="float" office:value="23.4914844475239" calcext:value-type="float">
            <text:p>23,4914844475239</text:p>
          </table:table-cell>
          <table:table-cell office:value-type="float" office:value="48.0334345439658" calcext:value-type="float">
            <text:p>48,0334345439658</text:p>
          </table:table-cell>
        </table:table-row>
        <table:table-row table:style-name="ro1">
          <table:table-cell office:value-type="float" office:value="24.8675431751471" calcext:value-type="float">
            <text:p>24,8675431751471</text:p>
          </table:table-cell>
          <table:table-cell office:value-type="float" office:value="26.0186462797231" calcext:value-type="float">
            <text:p>26,0186462797231</text:p>
          </table:table-cell>
        </table:table-row>
        <table:table-row table:style-name="ro1">
          <table:table-cell office:value-type="float" office:value="23.7303277655464" calcext:value-type="float">
            <text:p>23,7303277655464</text:p>
          </table:table-cell>
          <table:table-cell office:value-type="float" office:value="28.2985966603865" calcext:value-type="float">
            <text:p>28,2985966603865</text:p>
          </table:table-cell>
        </table:table-row>
        <table:table-row table:style-name="ro1">
          <table:table-cell office:value-type="float" office:value="25.4187911361267" calcext:value-type="float">
            <text:p>25,4187911361267</text:p>
          </table:table-cell>
          <table:table-cell office:value-type="float" office:value="27.7470862606727" calcext:value-type="float">
            <text:p>27,7470862606727</text:p>
          </table:table-cell>
        </table:table-row>
        <table:table-row table:style-name="ro1">
          <table:table-cell office:value-type="float" office:value="27.4239983972029" calcext:value-type="float">
            <text:p>27,4239983972029</text:p>
          </table:table-cell>
          <table:table-cell office:value-type="float" office:value="29.0528243831176" calcext:value-type="float">
            <text:p>29,0528243831176</text:p>
          </table:table-cell>
        </table:table-row>
        <table:table-row table:style-name="ro1">
          <table:table-cell office:value-type="float" office:value="24.9299070872935" calcext:value-type="float">
            <text:p>24,9299070872935</text:p>
          </table:table-cell>
          <table:table-cell office:value-type="float" office:value="29.1211305608817" calcext:value-type="float">
            <text:p>29,1211305608817</text:p>
          </table:table-cell>
        </table:table-row>
        <table:table-row table:style-name="ro1">
          <table:table-cell office:value-type="float" office:value="24.7232180194633" calcext:value-type="float">
            <text:p>24,7232180194633</text:p>
          </table:table-cell>
          <table:table-cell office:value-type="float" office:value="39.2936248783415" calcext:value-type="float">
            <text:p>39,2936248783415</text:p>
          </table:table-cell>
        </table:table-row>
        <table:table-row table:style-name="ro1">
          <table:table-cell office:value-type="float" office:value="22.7873632543399" calcext:value-type="float">
            <text:p>22,7873632543399</text:p>
          </table:table-cell>
          <table:table-cell office:value-type="float" office:value="44.3483432696722" calcext:value-type="float">
            <text:p>44,3483432696722</text:p>
          </table:table-cell>
        </table:table-row>
        <table:table-row table:style-name="ro1">
          <table:table-cell office:value-type="float" office:value="21.2362012026429" calcext:value-type="float">
            <text:p>21,2362012026429</text:p>
          </table:table-cell>
          <table:table-cell office:value-type="float" office:value="36.6061620273275" calcext:value-type="float">
            <text:p>36,6061620273275</text:p>
          </table:table-cell>
        </table:table-row>
        <table:table-row table:style-name="ro1">
          <table:table-cell office:value-type="float" office:value="24.1092765832918" calcext:value-type="float">
            <text:p>24,1092765832918</text:p>
          </table:table-cell>
          <table:table-cell office:value-type="float" office:value="29.434948812191" calcext:value-type="float">
            <text:p>29,434948812191</text:p>
          </table:table-cell>
        </table:table-row>
        <table:table-row table:style-name="ro1">
          <table:table-cell office:value-type="float" office:value="22.2447734270997" calcext:value-type="float">
            <text:p>22,2447734270997</text:p>
          </table:table-cell>
          <table:table-cell office:value-type="float" office:value="47.3796701896447" calcext:value-type="float">
            <text:p>47,3796701896447</text:p>
          </table:table-cell>
        </table:table-row>
        <table:table-row table:style-name="ro1">
          <table:table-cell office:value-type="float" office:value="23.7271229157702" calcext:value-type="float">
            <text:p>23,7271229157702</text:p>
          </table:table-cell>
          <table:table-cell office:value-type="float" office:value="36.3842638265513" calcext:value-type="float">
            <text:p>36,3842638265513</text:p>
          </table:table-cell>
        </table:table-row>
        <table:table-row table:style-name="ro1">
          <table:table-cell office:value-type="float" office:value="20.462480092514" calcext:value-type="float">
            <text:p>20,462480092514</text:p>
          </table:table-cell>
          <table:table-cell office:value-type="float" office:value="47.0370758930548" calcext:value-type="float">
            <text:p>47,0370758930548</text:p>
          </table:table-cell>
        </table:table-row>
        <table:table-row table:style-name="ro1">
          <table:table-cell office:value-type="float" office:value="21.1421421527257" calcext:value-type="float">
            <text:p>21,1421421527257</text:p>
          </table:table-cell>
          <table:table-cell office:value-type="float" office:value="47.6622377985229" calcext:value-type="float">
            <text:p>47,6622377985229</text:p>
          </table:table-cell>
        </table:table-row>
        <table:table-row table:style-name="ro1">
          <table:table-cell office:value-type="float" office:value="20.4044711419057" calcext:value-type="float">
            <text:p>20,4044711419057</text:p>
          </table:table-cell>
          <table:table-cell office:value-type="float" office:value="45.3474587283083" calcext:value-type="float">
            <text:p>45,3474587283083</text:p>
          </table:table-cell>
        </table:table-row>
        <table:table-row table:style-name="ro1">
          <table:table-cell office:value-type="float" office:value="22.4854924788833" calcext:value-type="float">
            <text:p>22,4854924788833</text:p>
          </table:table-cell>
          <table:table-cell office:value-type="float" office:value="48.2240073794941" calcext:value-type="float">
            <text:p>48,2240073794941</text:p>
          </table:table-cell>
        </table:table-row>
        <table:table-row table:style-name="ro1">
          <table:table-cell office:value-type="float" office:value="25.2565847548073" calcext:value-type="float">
            <text:p>25,2565847548073</text:p>
          </table:table-cell>
          <table:table-cell office:value-type="float" office:value="26.5682335716639" calcext:value-type="float">
            <text:p>26,5682335716639</text:p>
          </table:table-cell>
        </table:table-row>
        <table:table-row table:style-name="ro1">
          <table:table-cell office:value-type="float" office:value="23.7839516123657" calcext:value-type="float">
            <text:p>23,7839516123657</text:p>
          </table:table-cell>
          <table:table-cell office:value-type="float" office:value="45.83729729514" calcext:value-type="float">
            <text:p>45,83729729514</text:p>
          </table:table-cell>
        </table:table-row>
        <table:table-row table:style-name="ro1">
          <table:table-cell office:value-type="float" office:value="23.1799806944272" calcext:value-type="float">
            <text:p>23,1799806944272</text:p>
          </table:table-cell>
          <table:table-cell office:value-type="float" office:value="37.6714366516347" calcext:value-type="float">
            <text:p>37,6714366516347</text:p>
          </table:table-cell>
        </table:table-row>
        <table:table-row table:style-name="ro1">
          <table:table-cell office:value-type="float" office:value="24.1714426222583" calcext:value-type="float">
            <text:p>24,1714426222583</text:p>
          </table:table-cell>
          <table:table-cell office:value-type="float" office:value="37.492118764723" calcext:value-type="float">
            <text:p>37,492118764723</text:p>
          </table:table-cell>
        </table:table-row>
        <table:table-row table:style-name="ro1">
          <table:table-cell office:value-type="float" office:value="23.4685826174898" calcext:value-type="float">
            <text:p>23,4685826174898</text:p>
          </table:table-cell>
          <table:table-cell office:value-type="float" office:value="45.0094333123794" calcext:value-type="float">
            <text:p>45,0094333123794</text:p>
          </table:table-cell>
        </table:table-row>
        <table:table-row table:style-name="ro1">
          <table:table-cell office:value-type="float" office:value="20.7048692535265" calcext:value-type="float">
            <text:p>20,7048692535265</text:p>
          </table:table-cell>
          <table:table-cell office:value-type="float" office:value="46.4925614350266" calcext:value-type="float">
            <text:p>46,4925614350266</text:p>
          </table:table-cell>
        </table:table-row>
        <table:table-row table:style-name="ro1">
          <table:table-cell office:value-type="float" office:value="26.9262065946297" calcext:value-type="float">
            <text:p>26,9262065946297</text:p>
          </table:table-cell>
          <table:table-cell office:value-type="float" office:value="27.7338564379104" calcext:value-type="float">
            <text:p>27,7338564379104</text:p>
          </table:table-cell>
        </table:table-row>
        <table:table-row table:style-name="ro1">
          <table:table-cell office:value-type="float" office:value="26.1493256643584" calcext:value-type="float">
            <text:p>26,1493256643584</text:p>
          </table:table-cell>
          <table:table-cell office:value-type="float" office:value="26.3466515364261" calcext:value-type="float">
            <text:p>26,3466515364261</text:p>
          </table:table-cell>
        </table:table-row>
        <table:table-row table:style-name="ro1">
          <table:table-cell office:value-type="float" office:value="24.7394734620697" calcext:value-type="float">
            <text:p>24,7394734620697</text:p>
          </table:table-cell>
          <table:table-cell office:value-type="float" office:value="26.2569888481935" calcext:value-type="float">
            <text:p>26,2569888481935</text:p>
          </table:table-cell>
        </table:table-row>
        <table:table-row table:style-name="ro1">
          <table:table-cell office:value-type="float" office:value="22.8123069694661" calcext:value-type="float">
            <text:p>22,8123069694661</text:p>
          </table:table-cell>
          <table:table-cell office:value-type="float" office:value="44.7240905254688" calcext:value-type="float">
            <text:p>44,7240905254688</text:p>
          </table:table-cell>
        </table:table-row>
        <table:table-row table:style-name="ro1">
          <table:table-cell office:value-type="float" office:value="28.0779989802469" calcext:value-type="float">
            <text:p>28,0779989802469</text:p>
          </table:table-cell>
          <table:table-cell office:value-type="float" office:value="27.7806490643298" calcext:value-type="float">
            <text:p>27,7806490643298</text:p>
          </table:table-cell>
        </table:table-row>
        <table:table-row table:style-name="ro1">
          <table:table-cell office:value-type="float" office:value="23.6080759022645" calcext:value-type="float">
            <text:p>23,6080759022645</text:p>
          </table:table-cell>
          <table:table-cell office:value-type="float" office:value="39.4143151466379" calcext:value-type="float">
            <text:p>39,4143151466379</text:p>
          </table:table-cell>
        </table:table-row>
        <table:table-row table:style-name="ro1">
          <table:table-cell office:value-type="float" office:value="20.1992893948925" calcext:value-type="float">
            <text:p>20,1992893948925</text:p>
          </table:table-cell>
          <table:table-cell office:value-type="float" office:value="47.034516153703" calcext:value-type="float">
            <text:p>47,034516153703</text:p>
          </table:table-cell>
        </table:table-row>
        <table:table-row table:style-name="ro1">
          <table:table-cell office:value-type="float" office:value="23.7339362165145" calcext:value-type="float">
            <text:p>23,7339362165145</text:p>
          </table:table-cell>
          <table:table-cell office:value-type="float" office:value="35.8361032152299" calcext:value-type="float">
            <text:p>35,8361032152299</text:p>
          </table:table-cell>
        </table:table-row>
        <table:table-row table:style-name="ro1">
          <table:table-cell office:value-type="float" office:value="23.9635069562308" calcext:value-type="float">
            <text:p>23,9635069562308</text:p>
          </table:table-cell>
          <table:table-cell office:value-type="float" office:value="46.6186268950109" calcext:value-type="float">
            <text:p>46,6186268950109</text:p>
          </table:table-cell>
        </table:table-row>
        <table:table-row table:style-name="ro1">
          <table:table-cell office:value-type="float" office:value="25.4618872014395" calcext:value-type="float">
            <text:p>25,4618872014395</text:p>
          </table:table-cell>
          <table:table-cell office:value-type="float" office:value="28.5573704722599" calcext:value-type="float">
            <text:p>28,5573704722599</text:p>
          </table:table-cell>
        </table:table-row>
        <table:table-row table:style-name="ro1">
          <table:table-cell office:value-type="float" office:value="21.7071132039023" calcext:value-type="float">
            <text:p>21,7071132039023</text:p>
          </table:table-cell>
          <table:table-cell office:value-type="float" office:value="36.4392486687843" calcext:value-type="float">
            <text:p>36,4392486687843</text:p>
          </table:table-cell>
        </table:table-row>
        <table:table-row table:style-name="ro1">
          <table:table-cell office:value-type="float" office:value="25.0503949595421" calcext:value-type="float">
            <text:p>25,0503949595421</text:p>
          </table:table-cell>
          <table:table-cell office:value-type="float" office:value="28.3083869724002" calcext:value-type="float">
            <text:p>28,3083869724002</text:p>
          </table:table-cell>
        </table:table-row>
        <table:table-row table:style-name="ro1">
          <table:table-cell office:value-type="float" office:value="21.2404977758739" calcext:value-type="float">
            <text:p>21,2404977758739</text:p>
          </table:table-cell>
          <table:table-cell office:value-type="float" office:value="37.7551252064743" calcext:value-type="float">
            <text:p>37,7551252064743</text:p>
          </table:table-cell>
        </table:table-row>
        <table:table-row table:style-name="ro1">
          <table:table-cell office:value-type="float" office:value="26.9730795426124" calcext:value-type="float">
            <text:p>26,9730795426124</text:p>
          </table:table-cell>
          <table:table-cell office:value-type="float" office:value="30.0832842992251" calcext:value-type="float">
            <text:p>30,0832842992251</text:p>
          </table:table-cell>
        </table:table-row>
        <table:table-row table:style-name="ro1">
          <table:table-cell office:value-type="float" office:value="26.0007522009424" calcext:value-type="float">
            <text:p>26,0007522009424</text:p>
          </table:table-cell>
          <table:table-cell office:value-type="float" office:value="29.9734023381776" calcext:value-type="float">
            <text:p>29,9734023381776</text:p>
          </table:table-cell>
        </table:table-row>
        <table:table-row table:style-name="ro1">
          <table:table-cell office:value-type="float" office:value="25.9116039602288" calcext:value-type="float">
            <text:p>25,9116039602288</text:p>
          </table:table-cell>
          <table:table-cell office:value-type="float" office:value="37.9827995924571" calcext:value-type="float">
            <text:p>37,9827995924571</text:p>
          </table:table-cell>
        </table:table-row>
        <table:table-row table:style-name="ro1">
          <table:table-cell office:value-type="float" office:value="27.0732678560465" calcext:value-type="float">
            <text:p>27,0732678560465</text:p>
          </table:table-cell>
          <table:table-cell office:value-type="float" office:value="26.5514028737301" calcext:value-type="float">
            <text:p>26,5514028737301</text:p>
          </table:table-cell>
        </table:table-row>
        <table:table-row table:style-name="ro1">
          <table:table-cell office:value-type="float" office:value="25.9688783896984" calcext:value-type="float">
            <text:p>25,9688783896984</text:p>
          </table:table-cell>
          <table:table-cell office:value-type="float" office:value="28.8515395120911" calcext:value-type="float">
            <text:p>28,8515395120911</text:p>
          </table:table-cell>
        </table:table-row>
        <table:table-row table:style-name="ro1">
          <table:table-cell office:value-type="float" office:value="25.6970284188344" calcext:value-type="float">
            <text:p>25,6970284188344</text:p>
          </table:table-cell>
          <table:table-cell office:value-type="float" office:value="36.1385309444594" calcext:value-type="float">
            <text:p>36,1385309444594</text:p>
          </table:table-cell>
        </table:table-row>
        <table:table-row table:style-name="ro1">
          <table:table-cell office:value-type="float" office:value="23.4154676546762" calcext:value-type="float">
            <text:p>23,4154676546762</text:p>
          </table:table-cell>
          <table:table-cell office:value-type="float" office:value="35.7734651630266" calcext:value-type="float">
            <text:p>35,7734651630266</text:p>
          </table:table-cell>
        </table:table-row>
        <table:table-row table:style-name="ro1">
          <table:table-cell office:value-type="float" office:value="23.9476264907751" calcext:value-type="float">
            <text:p>23,9476264907751</text:p>
          </table:table-cell>
          <table:table-cell office:value-type="float" office:value="44.6875523931803" calcext:value-type="float">
            <text:p>44,6875523931803</text:p>
          </table:table-cell>
        </table:table-row>
        <table:table-row table:style-name="ro1">
          <table:table-cell office:value-type="float" office:value="20.6759737679702" calcext:value-type="float">
            <text:p>20,6759737679702</text:p>
          </table:table-cell>
          <table:table-cell office:value-type="float" office:value="47.2570438861235" calcext:value-type="float">
            <text:p>47,2570438861235</text:p>
          </table:table-cell>
        </table:table-row>
        <table:table-row table:style-name="ro1">
          <table:table-cell office:value-type="float" office:value="23.4831166461351" calcext:value-type="float">
            <text:p>23,4831166461351</text:p>
          </table:table-cell>
          <table:table-cell office:value-type="float" office:value="48.0190151498534" calcext:value-type="float">
            <text:p>48,0190151498534</text:p>
          </table:table-cell>
        </table:table-row>
        <table:table-row table:style-name="ro1">
          <table:table-cell office:value-type="float" office:value="24.4016140173477" calcext:value-type="float">
            <text:p>24,4016140173477</text:p>
          </table:table-cell>
          <table:table-cell office:value-type="float" office:value="26.1178939508723" calcext:value-type="float">
            <text:p>26,1178939508723</text:p>
          </table:table-cell>
        </table:table-row>
        <table:table-row table:style-name="ro1">
          <table:table-cell office:value-type="float" office:value="26.9739499314497" calcext:value-type="float">
            <text:p>26,9739499314497</text:p>
          </table:table-cell>
          <table:table-cell office:value-type="float" office:value="28.7435096065196" calcext:value-type="float">
            <text:p>28,7435096065196</text:p>
          </table:table-cell>
        </table:table-row>
        <table:table-row table:style-name="ro1">
          <table:table-cell office:value-type="float" office:value="24.4277679740415" calcext:value-type="float">
            <text:p>24,4277679740415</text:p>
          </table:table-cell>
          <table:table-cell office:value-type="float" office:value="37.6548103987348" calcext:value-type="float">
            <text:p>37,6548103987348</text:p>
          </table:table-cell>
        </table:table-row>
        <table:table-row table:style-name="ro1">
          <table:table-cell office:value-type="float" office:value="25.1377257821941" calcext:value-type="float">
            <text:p>25,1377257821941</text:p>
          </table:table-cell>
          <table:table-cell office:value-type="float" office:value="26.7346619839467" calcext:value-type="float">
            <text:p>26,7346619839467</text:p>
          </table:table-cell>
        </table:table-row>
        <table:table-row table:style-name="ro1">
          <table:table-cell office:value-type="float" office:value="24.3574027797685" calcext:value-type="float">
            <text:p>24,3574027797685</text:p>
          </table:table-cell>
          <table:table-cell office:value-type="float" office:value="27.211587787661" calcext:value-type="float">
            <text:p>27,211587787661</text:p>
          </table:table-cell>
        </table:table-row>
        <table:table-row table:style-name="ro1">
          <table:table-cell office:value-type="float" office:value="24.3378666950539" calcext:value-type="float">
            <text:p>24,3378666950539</text:p>
          </table:table-cell>
          <table:table-cell office:value-type="float" office:value="29.9989776351152" calcext:value-type="float">
            <text:p>29,9989776351152</text:p>
          </table:table-cell>
        </table:table-row>
        <table:table-row table:style-name="ro1">
          <table:table-cell office:value-type="float" office:value="22.2728803467457" calcext:value-type="float">
            <text:p>22,2728803467457</text:p>
          </table:table-cell>
          <table:table-cell office:value-type="float" office:value="37.8679494152651" calcext:value-type="float">
            <text:p>37,8679494152651</text:p>
          </table:table-cell>
        </table:table-row>
        <table:table-row table:style-name="ro1">
          <table:table-cell office:value-type="float" office:value="21.5900592332186" calcext:value-type="float">
            <text:p>21,5900592332186</text:p>
          </table:table-cell>
          <table:table-cell office:value-type="float" office:value="37.5899213502209" calcext:value-type="float">
            <text:p>37,5899213502209</text:p>
          </table:table-cell>
        </table:table-row>
        <table:table-row table:style-name="ro1">
          <table:table-cell office:value-type="float" office:value="25.173919060693" calcext:value-type="float">
            <text:p>25,173919060693</text:p>
          </table:table-cell>
          <table:table-cell office:value-type="float" office:value="28.567946960594" calcext:value-type="float">
            <text:p>28,567946960594</text:p>
          </table:table-cell>
        </table:table-row>
        <table:table-row table:style-name="ro1">
          <table:table-cell office:value-type="float" office:value="25.956968161451" calcext:value-type="float">
            <text:p>25,956968161451</text:p>
          </table:table-cell>
          <table:table-cell office:value-type="float" office:value="27.3491834254439" calcext:value-type="float">
            <text:p>27,3491834254439</text:p>
          </table:table-cell>
        </table:table-row>
        <table:table-row table:style-name="ro1">
          <table:table-cell office:value-type="float" office:value="22.527381987508" calcext:value-type="float">
            <text:p>22,527381987508</text:p>
          </table:table-cell>
          <table:table-cell office:value-type="float" office:value="47.3695232258616" calcext:value-type="float">
            <text:p>47,3695232258616</text:p>
          </table:table-cell>
        </table:table-row>
        <table:table-row table:style-name="ro1">
          <table:table-cell office:value-type="float" office:value="24.2742351061531" calcext:value-type="float">
            <text:p>24,2742351061531</text:p>
          </table:table-cell>
          <table:table-cell office:value-type="float" office:value="28.2958873934788" calcext:value-type="float">
            <text:p>28,2958873934788</text:p>
          </table:table-cell>
        </table:table-row>
        <table:table-row table:style-name="ro1">
          <table:table-cell office:value-type="float" office:value="24.281357661797" calcext:value-type="float">
            <text:p>24,281357661797</text:p>
          </table:table-cell>
          <table:table-cell office:value-type="float" office:value="26.3883172067473" calcext:value-type="float">
            <text:p>26,3883172067473</text:p>
          </table:table-cell>
        </table:table-row>
        <table:table-row table:style-name="ro1">
          <table:table-cell office:value-type="float" office:value="24.2680968213209" calcext:value-type="float">
            <text:p>24,2680968213209</text:p>
          </table:table-cell>
          <table:table-cell office:value-type="float" office:value="35.566498553663" calcext:value-type="float">
            <text:p>35,566498553663</text:p>
          </table:table-cell>
        </table:table-row>
        <table:table-row table:style-name="ro1">
          <table:table-cell office:value-type="float" office:value="24.8175553389607" calcext:value-type="float">
            <text:p>24,8175553389607</text:p>
          </table:table-cell>
          <table:table-cell office:value-type="float" office:value="38.4960890546212" calcext:value-type="float">
            <text:p>38,4960890546212</text:p>
          </table:table-cell>
        </table:table-row>
        <table:table-row table:style-name="ro1">
          <table:table-cell office:value-type="float" office:value="23.9816887169142" calcext:value-type="float">
            <text:p>23,9816887169142</text:p>
          </table:table-cell>
          <table:table-cell office:value-type="float" office:value="36.251339484112" calcext:value-type="float">
            <text:p>36,251339484112</text:p>
          </table:table-cell>
        </table:table-row>
        <table:table-row table:style-name="ro1">
          <table:table-cell office:value-type="float" office:value="23.1609945860149" calcext:value-type="float">
            <text:p>23,1609945860149</text:p>
          </table:table-cell>
          <table:table-cell office:value-type="float" office:value="47.7416952431836" calcext:value-type="float">
            <text:p>47,7416952431836</text:p>
          </table:table-cell>
        </table:table-row>
        <table:table-row table:style-name="ro1">
          <table:table-cell office:value-type="float" office:value="23.3083899635148" calcext:value-type="float">
            <text:p>23,3083899635148</text:p>
          </table:table-cell>
          <table:table-cell office:value-type="float" office:value="34.9020029984709" calcext:value-type="float">
            <text:p>34,9020029984709</text:p>
          </table:table-cell>
        </table:table-row>
        <table:table-row table:style-name="ro1">
          <table:table-cell office:value-type="float" office:value="23.2712563820641" calcext:value-type="float">
            <text:p>23,2712563820641</text:p>
          </table:table-cell>
          <table:table-cell office:value-type="float" office:value="36.007174925757" calcext:value-type="float">
            <text:p>36,007174925757</text:p>
          </table:table-cell>
        </table:table-row>
        <table:table-row table:style-name="ro1">
          <table:table-cell office:value-type="float" office:value="24.236288582528" calcext:value-type="float">
            <text:p>24,236288582528</text:p>
          </table:table-cell>
          <table:table-cell office:value-type="float" office:value="38.9090100342228" calcext:value-type="float">
            <text:p>38,9090100342228</text:p>
          </table:table-cell>
        </table:table-row>
        <table:table-row table:style-name="ro1">
          <table:table-cell office:value-type="float" office:value="22.566571342435" calcext:value-type="float">
            <text:p>22,566571342435</text:p>
          </table:table-cell>
          <table:table-cell office:value-type="float" office:value="35.0141228353032" calcext:value-type="float">
            <text:p>35,0141228353032</text:p>
          </table:table-cell>
        </table:table-row>
        <table:table-row table:style-name="ro1">
          <table:table-cell office:value-type="float" office:value="22.0717271382366" calcext:value-type="float">
            <text:p>22,0717271382366</text:p>
          </table:table-cell>
          <table:table-cell office:value-type="float" office:value="36.0810556997568" calcext:value-type="float">
            <text:p>36,0810556997568</text:p>
          </table:table-cell>
        </table:table-row>
        <table:table-row table:style-name="ro1">
          <table:table-cell office:value-type="float" office:value="23.9668875976099" calcext:value-type="float">
            <text:p>23,9668875976099</text:p>
          </table:table-cell>
          <table:table-cell office:value-type="float" office:value="46.3600247935238" calcext:value-type="float">
            <text:p>46,3600247935238</text:p>
          </table:table-cell>
        </table:table-row>
        <table:table-row table:style-name="ro1">
          <table:table-cell office:value-type="float" office:value="22.9390899203434" calcext:value-type="float">
            <text:p>22,9390899203434</text:p>
          </table:table-cell>
          <table:table-cell office:value-type="float" office:value="34.8123204220114" calcext:value-type="float">
            <text:p>34,8123204220114</text:p>
          </table:table-cell>
        </table:table-row>
        <table:table-row table:style-name="ro1">
          <table:table-cell office:value-type="float" office:value="27.6492396606342" calcext:value-type="float">
            <text:p>27,6492396606342</text:p>
          </table:table-cell>
          <table:table-cell office:value-type="float" office:value="27.9603927182085" calcext:value-type="float">
            <text:p>27,9603927182085</text:p>
          </table:table-cell>
        </table:table-row>
        <table:table-row table:style-name="ro1">
          <table:table-cell office:value-type="float" office:value="23.4340916991692" calcext:value-type="float">
            <text:p>23,4340916991692</text:p>
          </table:table-cell>
          <table:table-cell office:value-type="float" office:value="38.2279240606893" calcext:value-type="float">
            <text:p>38,2279240606893</text:p>
          </table:table-cell>
        </table:table-row>
        <table:table-row table:style-name="ro1">
          <table:table-cell office:value-type="float" office:value="22.3644346148627" calcext:value-type="float">
            <text:p>22,3644346148627</text:p>
          </table:table-cell>
          <table:table-cell office:value-type="float" office:value="48.5694464490734" calcext:value-type="float">
            <text:p>48,5694464490734</text:p>
          </table:table-cell>
        </table:table-row>
        <table:table-row table:style-name="ro1">
          <table:table-cell office:value-type="float" office:value="23.3860683196298" calcext:value-type="float">
            <text:p>23,3860683196298</text:p>
          </table:table-cell>
          <table:table-cell office:value-type="float" office:value="46.0567034697594" calcext:value-type="float">
            <text:p>46,0567034697594</text:p>
          </table:table-cell>
        </table:table-row>
        <table:table-row table:style-name="ro1">
          <table:table-cell office:value-type="float" office:value="27.254631618063" calcext:value-type="float">
            <text:p>27,254631618063</text:p>
          </table:table-cell>
          <table:table-cell office:value-type="float" office:value="28.7303960639394" calcext:value-type="float">
            <text:p>28,7303960639394</text:p>
          </table:table-cell>
        </table:table-row>
        <table:table-row table:style-name="ro1">
          <table:table-cell office:value-type="float" office:value="25.8917117933654" calcext:value-type="float">
            <text:p>25,8917117933654</text:p>
          </table:table-cell>
          <table:table-cell office:value-type="float" office:value="29.8242155666654" calcext:value-type="float">
            <text:p>29,8242155666654</text:p>
          </table:table-cell>
        </table:table-row>
        <table:table-row table:style-name="ro1">
          <table:table-cell office:value-type="float" office:value="27.2530590377066" calcext:value-type="float">
            <text:p>27,2530590377066</text:p>
          </table:table-cell>
          <table:table-cell office:value-type="float" office:value="26.3323327949202" calcext:value-type="float">
            <text:p>26,3323327949202</text:p>
          </table:table-cell>
        </table:table-row>
        <table:table-row table:style-name="ro1">
          <table:table-cell office:value-type="float" office:value="25.0573915260669" calcext:value-type="float">
            <text:p>25,0573915260669</text:p>
          </table:table-cell>
          <table:table-cell office:value-type="float" office:value="36.3423737924284" calcext:value-type="float">
            <text:p>36,3423737924284</text:p>
          </table:table-cell>
        </table:table-row>
        <table:table-row table:style-name="ro1">
          <table:table-cell office:value-type="float" office:value="25.4395692412572" calcext:value-type="float">
            <text:p>25,4395692412572</text:p>
          </table:table-cell>
          <table:table-cell office:value-type="float" office:value="25.7899230667595" calcext:value-type="float">
            <text:p>25,7899230667595</text:p>
          </table:table-cell>
        </table:table-row>
        <table:table-row table:style-name="ro1">
          <table:table-cell office:value-type="float" office:value="27.5756457982632" calcext:value-type="float">
            <text:p>27,5756457982632</text:p>
          </table:table-cell>
          <table:table-cell office:value-type="float" office:value="27.1385660933889" calcext:value-type="float">
            <text:p>27,1385660933889</text:p>
          </table:table-cell>
        </table:table-row>
        <table:table-row table:style-name="ro1">
          <table:table-cell office:value-type="float" office:value="22.015897618809" calcext:value-type="float">
            <text:p>22,015897618809</text:p>
          </table:table-cell>
          <table:table-cell office:value-type="float" office:value="44.3466434144124" calcext:value-type="float">
            <text:p>44,3466434144124</text:p>
          </table:table-cell>
        </table:table-row>
        <table:table-row table:style-name="ro1">
          <table:table-cell office:value-type="float" office:value="25.8977391930999" calcext:value-type="float">
            <text:p>25,8977391930999</text:p>
          </table:table-cell>
          <table:table-cell office:value-type="float" office:value="37.2293423256809" calcext:value-type="float">
            <text:p>37,2293423256809</text:p>
          </table:table-cell>
        </table:table-row>
        <table:table-row table:style-name="ro1">
          <table:table-cell office:value-type="float" office:value="24.0107929032185" calcext:value-type="float">
            <text:p>24,0107929032185</text:p>
          </table:table-cell>
          <table:table-cell office:value-type="float" office:value="46.8876798125284" calcext:value-type="float">
            <text:p>46,8876798125284</text:p>
          </table:table-cell>
        </table:table-row>
        <table:table-row table:style-name="ro1">
          <table:table-cell office:value-type="float" office:value="22.7044548100965" calcext:value-type="float">
            <text:p>22,7044548100965</text:p>
          </table:table-cell>
          <table:table-cell office:value-type="float" office:value="35.3893544865576" calcext:value-type="float">
            <text:p>35,3893544865576</text:p>
          </table:table-cell>
        </table:table-row>
        <table:table-row table:style-name="ro1">
          <table:table-cell office:value-type="float" office:value="26.1430140966471" calcext:value-type="float">
            <text:p>26,1430140966471</text:p>
          </table:table-cell>
          <table:table-cell office:value-type="float" office:value="29.0108265668437" calcext:value-type="float">
            <text:p>29,0108265668437</text:p>
          </table:table-cell>
        </table:table-row>
        <table:table-row table:style-name="ro1">
          <table:table-cell office:value-type="float" office:value="21.9181208413512" calcext:value-type="float">
            <text:p>21,9181208413512</text:p>
          </table:table-cell>
          <table:table-cell office:value-type="float" office:value="37.4123351487488" calcext:value-type="float">
            <text:p>37,4123351487488</text:p>
          </table:table-cell>
        </table:table-row>
        <table:table-row table:style-name="ro1">
          <table:table-cell office:value-type="float" office:value="24.7581525064457" calcext:value-type="float">
            <text:p>24,7581525064457</text:p>
          </table:table-cell>
          <table:table-cell office:value-type="float" office:value="35.3947437355165" calcext:value-type="float">
            <text:p>35,3947437355165</text:p>
          </table:table-cell>
        </table:table-row>
        <table:table-row table:style-name="ro1">
          <table:table-cell office:value-type="float" office:value="25.924254394105" calcext:value-type="float">
            <text:p>25,924254394105</text:p>
          </table:table-cell>
          <table:table-cell office:value-type="float" office:value="38.4627465311842" calcext:value-type="float">
            <text:p>38,4627465311842</text:p>
          </table:table-cell>
        </table:table-row>
        <table:table-row table:style-name="ro1">
          <table:table-cell office:value-type="float" office:value="23.3081994789378" calcext:value-type="float">
            <text:p>23,3081994789378</text:p>
          </table:table-cell>
          <table:table-cell office:value-type="float" office:value="27.7695499324422" calcext:value-type="float">
            <text:p>27,7695499324422</text:p>
          </table:table-cell>
        </table:table-row>
        <table:table-row table:style-name="ro1">
          <table:table-cell office:value-type="float" office:value="25.637511733284" calcext:value-type="float">
            <text:p>25,637511733284</text:p>
          </table:table-cell>
          <table:table-cell office:value-type="float" office:value="25.5062277308068" calcext:value-type="float">
            <text:p>25,5062277308068</text:p>
          </table:table-cell>
        </table:table-row>
        <table:table-row table:style-name="ro1">
          <table:table-cell office:value-type="float" office:value="28.3549986645606" calcext:value-type="float">
            <text:p>28,3549986645606</text:p>
          </table:table-cell>
          <table:table-cell office:value-type="float" office:value="27.7517234455288" calcext:value-type="float">
            <text:p>27,7517234455288</text:p>
          </table:table-cell>
        </table:table-row>
        <table:table-row table:style-name="ro1">
          <table:table-cell office:value-type="float" office:value="23.0911653416871" calcext:value-type="float">
            <text:p>23,0911653416871</text:p>
          </table:table-cell>
          <table:table-cell office:value-type="float" office:value="28.6538778223475" calcext:value-type="float">
            <text:p>28,6538778223475</text:p>
          </table:table-cell>
        </table:table-row>
        <table:table-row table:style-name="ro1">
          <table:table-cell office:value-type="float" office:value="23.6208312042581" calcext:value-type="float">
            <text:p>23,6208312042581</text:p>
          </table:table-cell>
          <table:table-cell office:value-type="float" office:value="29.5760187969472" calcext:value-type="float">
            <text:p>29,5760187969472</text:p>
          </table:table-cell>
        </table:table-row>
        <table:table-row table:style-name="ro1">
          <table:table-cell office:value-type="float" office:value="20.7617219118528" calcext:value-type="float">
            <text:p>20,7617219118528</text:p>
          </table:table-cell>
          <table:table-cell office:value-type="float" office:value="37.4224792489223" calcext:value-type="float">
            <text:p>37,4224792489223</text:p>
          </table:table-cell>
        </table:table-row>
        <table:table-row table:style-name="ro1">
          <table:table-cell office:value-type="float" office:value="25.1879163126296" calcext:value-type="float">
            <text:p>25,1879163126296</text:p>
          </table:table-cell>
          <table:table-cell office:value-type="float" office:value="35.3350610860934" calcext:value-type="float">
            <text:p>35,3350610860934</text:p>
          </table:table-cell>
        </table:table-row>
        <table:table-row table:style-name="ro1">
          <table:table-cell office:value-type="float" office:value="22.4483204859699" calcext:value-type="float">
            <text:p>22,4483204859699</text:p>
          </table:table-cell>
          <table:table-cell office:value-type="float" office:value="48.5918064409376" calcext:value-type="float">
            <text:p>48,5918064409376</text:p>
          </table:table-cell>
        </table:table-row>
        <table:table-row table:style-name="ro1">
          <table:table-cell office:value-type="float" office:value="24.4761912622131" calcext:value-type="float">
            <text:p>24,4761912622131</text:p>
          </table:table-cell>
          <table:table-cell office:value-type="float" office:value="47.1685914099809" calcext:value-type="float">
            <text:p>47,1685914099809</text:p>
          </table:table-cell>
        </table:table-row>
        <table:table-row table:style-name="ro1">
          <table:table-cell office:value-type="float" office:value="28.4632189612516" calcext:value-type="float">
            <text:p>28,4632189612516</text:p>
          </table:table-cell>
          <table:table-cell office:value-type="float" office:value="28.2345338915155" calcext:value-type="float">
            <text:p>28,2345338915155</text:p>
          </table:table-cell>
        </table:table-row>
        <table:table-row table:style-name="ro1">
          <table:table-cell office:value-type="float" office:value="25.2569155979126" calcext:value-type="float">
            <text:p>25,2569155979126</text:p>
          </table:table-cell>
          <table:table-cell office:value-type="float" office:value="25.6966945364083" calcext:value-type="float">
            <text:p>25,6966945364083</text:p>
          </table:table-cell>
        </table:table-row>
        <table:table-row table:style-name="ro1">
          <table:table-cell office:value-type="float" office:value="24.7536555860053" calcext:value-type="float">
            <text:p>24,7536555860053</text:p>
          </table:table-cell>
          <table:table-cell office:value-type="float" office:value="46.1631167640267" calcext:value-type="float">
            <text:p>46,1631167640267</text:p>
          </table:table-cell>
        </table:table-row>
        <table:table-row table:style-name="ro1">
          <table:table-cell office:value-type="float" office:value="28.3885926130891" calcext:value-type="float">
            <text:p>28,3885926130891</text:p>
          </table:table-cell>
          <table:table-cell office:value-type="float" office:value="28.1582669852721" calcext:value-type="float">
            <text:p>28,1582669852721</text:p>
          </table:table-cell>
        </table:table-row>
        <table:table-row table:style-name="ro1">
          <table:table-cell office:value-type="float" office:value="20.1782955639838" calcext:value-type="float">
            <text:p>20,1782955639838</text:p>
          </table:table-cell>
          <table:table-cell office:value-type="float" office:value="44.2527449293962" calcext:value-type="float">
            <text:p>44,2527449293962</text:p>
          </table:table-cell>
        </table:table-row>
        <table:table-row table:style-name="ro1">
          <table:table-cell office:value-type="float" office:value="21.1640975571448" calcext:value-type="float">
            <text:p>21,1640975571448</text:p>
          </table:table-cell>
          <table:table-cell office:value-type="float" office:value="37.8888322360609" calcext:value-type="float">
            <text:p>37,8888322360609</text:p>
          </table:table-cell>
        </table:table-row>
        <table:table-row table:style-name="ro1">
          <table:table-cell office:value-type="float" office:value="21.4002498292198" calcext:value-type="float">
            <text:p>21,4002498292198</text:p>
          </table:table-cell>
          <table:table-cell office:value-type="float" office:value="38.8791365830515" calcext:value-type="float">
            <text:p>38,8791365830515</text:p>
          </table:table-cell>
        </table:table-row>
        <table:table-row table:style-name="ro1">
          <table:table-cell office:value-type="float" office:value="26.1262244916945" calcext:value-type="float">
            <text:p>26,1262244916945</text:p>
          </table:table-cell>
          <table:table-cell office:value-type="float" office:value="37.7024784925263" calcext:value-type="float">
            <text:p>37,7024784925263</text:p>
          </table:table-cell>
        </table:table-row>
        <table:table-row table:style-name="ro1">
          <table:table-cell office:value-type="float" office:value="23.9969269069078" calcext:value-type="float">
            <text:p>23,9969269069078</text:p>
          </table:table-cell>
          <table:table-cell office:value-type="float" office:value="44.1020856737741" calcext:value-type="float">
            <text:p>44,1020856737741</text:p>
          </table:table-cell>
        </table:table-row>
        <table:table-row table:style-name="ro1">
          <table:table-cell office:value-type="float" office:value="20.5261231508602" calcext:value-type="float">
            <text:p>20,5261231508602</text:p>
          </table:table-cell>
          <table:table-cell office:value-type="float" office:value="43.7334565733824" calcext:value-type="float">
            <text:p>43,7334565733824</text:p>
          </table:table-cell>
        </table:table-row>
        <table:table-row table:style-name="ro1">
          <table:table-cell office:value-type="float" office:value="20.2706168824999" calcext:value-type="float">
            <text:p>20,2706168824999</text:p>
          </table:table-cell>
          <table:table-cell office:value-type="float" office:value="44.1769884287358" calcext:value-type="float">
            <text:p>44,1769884287358</text:p>
          </table:table-cell>
        </table:table-row>
        <table:table-row table:style-name="ro1">
          <table:table-cell office:value-type="float" office:value="21.238508189294" calcext:value-type="float">
            <text:p>21,238508189294</text:p>
          </table:table-cell>
          <table:table-cell office:value-type="float" office:value="35.7095255889192" calcext:value-type="float">
            <text:p>35,7095255889192</text:p>
          </table:table-cell>
        </table:table-row>
        <table:table-row table:style-name="ro1">
          <table:table-cell office:value-type="float" office:value="25.6286302185603" calcext:value-type="float">
            <text:p>25,6286302185603</text:p>
          </table:table-cell>
          <table:table-cell office:value-type="float" office:value="30.5083316929214" calcext:value-type="float">
            <text:p>30,5083316929214</text:p>
          </table:table-cell>
        </table:table-row>
        <table:table-row table:style-name="ro1">
          <table:table-cell office:value-type="float" office:value="19.7202290159522" calcext:value-type="float">
            <text:p>19,7202290159522</text:p>
          </table:table-cell>
          <table:table-cell office:value-type="float" office:value="46.9035937763451" calcext:value-type="float">
            <text:p>46,9035937763451</text:p>
          </table:table-cell>
        </table:table-row>
        <table:table-row table:style-name="ro1">
          <table:table-cell office:value-type="float" office:value="23.7163849617859" calcext:value-type="float">
            <text:p>23,7163849617859</text:p>
          </table:table-cell>
          <table:table-cell office:value-type="float" office:value="29.7367049315227" calcext:value-type="float">
            <text:p>29,7367049315227</text:p>
          </table:table-cell>
        </table:table-row>
        <table:table-row table:style-name="ro1">
          <table:table-cell office:value-type="float" office:value="21.3882743907982" calcext:value-type="float">
            <text:p>21,3882743907982</text:p>
          </table:table-cell>
          <table:table-cell office:value-type="float" office:value="36.0428129574256" calcext:value-type="float">
            <text:p>36,0428129574256</text:p>
          </table:table-cell>
        </table:table-row>
        <table:table-row table:style-name="ro1">
          <table:table-cell office:value-type="float" office:value="24.5977785199803" calcext:value-type="float">
            <text:p>24,5977785199803</text:p>
          </table:table-cell>
          <table:table-cell office:value-type="float" office:value="46.3069871987875" calcext:value-type="float">
            <text:p>46,3069871987875</text:p>
          </table:table-cell>
        </table:table-row>
        <table:table-row table:style-name="ro1">
          <table:table-cell office:value-type="float" office:value="26.5040383830803" calcext:value-type="float">
            <text:p>26,5040383830803</text:p>
          </table:table-cell>
          <table:table-cell office:value-type="float" office:value="25.8942699919516" calcext:value-type="float">
            <text:p>25,8942699919516</text:p>
          </table:table-cell>
        </table:table-row>
        <table:table-row table:style-name="ro1">
          <table:table-cell office:value-type="float" office:value="20.8785001593354" calcext:value-type="float">
            <text:p>20,8785001593354</text:p>
          </table:table-cell>
          <table:table-cell office:value-type="float" office:value="36.3907552847706" calcext:value-type="float">
            <text:p>36,3907552847706</text:p>
          </table:table-cell>
        </table:table-row>
        <table:table-row table:style-name="ro1">
          <table:table-cell office:value-type="float" office:value="22.1707588150025" calcext:value-type="float">
            <text:p>22,1707588150025</text:p>
          </table:table-cell>
          <table:table-cell office:value-type="float" office:value="39.6589134767599" calcext:value-type="float">
            <text:p>39,6589134767599</text:p>
          </table:table-cell>
        </table:table-row>
        <table:table-row table:style-name="ro1">
          <table:table-cell office:value-type="float" office:value="26.4463049180857" calcext:value-type="float">
            <text:p>26,4463049180857</text:p>
          </table:table-cell>
          <table:table-cell office:value-type="float" office:value="25.5431921524333" calcext:value-type="float">
            <text:p>25,5431921524333</text:p>
          </table:table-cell>
        </table:table-row>
        <table:table-row table:style-name="ro1">
          <table:table-cell office:value-type="float" office:value="22.7343987921805" calcext:value-type="float">
            <text:p>22,7343987921805</text:p>
          </table:table-cell>
          <table:table-cell office:value-type="float" office:value="43.8650688940023" calcext:value-type="float">
            <text:p>43,8650688940023</text:p>
          </table:table-cell>
        </table:table-row>
        <table:table-row table:style-name="ro1">
          <table:table-cell office:value-type="float" office:value="22.9915163277471" calcext:value-type="float">
            <text:p>22,9915163277471</text:p>
          </table:table-cell>
          <table:table-cell office:value-type="float" office:value="28.1804980999754" calcext:value-type="float">
            <text:p>28,1804980999754</text:p>
          </table:table-cell>
        </table:table-row>
        <table:table-row table:style-name="ro1">
          <table:table-cell office:value-type="float" office:value="26.1337110960662" calcext:value-type="float">
            <text:p>26,1337110960662</text:p>
          </table:table-cell>
          <table:table-cell office:value-type="float" office:value="36.7522118626474" calcext:value-type="float">
            <text:p>36,7522118626474</text:p>
          </table:table-cell>
        </table:table-row>
        <table:table-row table:style-name="ro1">
          <table:table-cell office:value-type="float" office:value="27.4290784809754" calcext:value-type="float">
            <text:p>27,4290784809754</text:p>
          </table:table-cell>
          <table:table-cell office:value-type="float" office:value="26.2384864783151" calcext:value-type="float">
            <text:p>26,2384864783151</text:p>
          </table:table-cell>
        </table:table-row>
        <table:table-row table:style-name="ro1">
          <table:table-cell office:value-type="float" office:value="25.7935397062099" calcext:value-type="float">
            <text:p>25,7935397062099</text:p>
          </table:table-cell>
          <table:table-cell office:value-type="float" office:value="37.9485092042733" calcext:value-type="float">
            <text:p>37,9485092042733</text:p>
          </table:table-cell>
        </table:table-row>
        <table:table-row table:style-name="ro1">
          <table:table-cell office:value-type="float" office:value="24.5438637160195" calcext:value-type="float">
            <text:p>24,5438637160195</text:p>
          </table:table-cell>
          <table:table-cell office:value-type="float" office:value="46.7228630326615" calcext:value-type="float">
            <text:p>46,7228630326615</text:p>
          </table:table-cell>
        </table:table-row>
        <table:table-row table:style-name="ro1">
          <table:table-cell office:value-type="float" office:value="26.2743398276113" calcext:value-type="float">
            <text:p>26,2743398276113</text:p>
          </table:table-cell>
          <table:table-cell office:value-type="float" office:value="37.2257135792305" calcext:value-type="float">
            <text:p>37,2257135792305</text:p>
          </table:table-cell>
        </table:table-row>
        <table:table-row table:style-name="ro1">
          <table:table-cell office:value-type="float" office:value="25.4834842967392" calcext:value-type="float">
            <text:p>25,4834842967392</text:p>
          </table:table-cell>
          <table:table-cell office:value-type="float" office:value="35.5813955879352" calcext:value-type="float">
            <text:p>35,5813955879352</text:p>
          </table:table-cell>
        </table:table-row>
        <table:table-row table:style-name="ro1">
          <table:table-cell office:value-type="float" office:value="23.8224948373674" calcext:value-type="float">
            <text:p>23,8224948373674</text:p>
          </table:table-cell>
          <table:table-cell office:value-type="float" office:value="44.2593003309612" calcext:value-type="float">
            <text:p>44,2593003309612</text:p>
          </table:table-cell>
        </table:table-row>
        <table:table-row table:style-name="ro1">
          <table:table-cell office:value-type="float" office:value="22.3073167432619" calcext:value-type="float">
            <text:p>22,3073167432619</text:p>
          </table:table-cell>
          <table:table-cell office:value-type="float" office:value="39.4683384407249" calcext:value-type="float">
            <text:p>39,4683384407249</text:p>
          </table:table-cell>
        </table:table-row>
        <table:table-row table:style-name="ro1">
          <table:table-cell office:value-type="float" office:value="25.8258547495152" calcext:value-type="float">
            <text:p>25,8258547495152</text:p>
          </table:table-cell>
          <table:table-cell office:value-type="float" office:value="37.8807311282707" calcext:value-type="float">
            <text:p>37,8807311282707</text:p>
          </table:table-cell>
        </table:table-row>
        <table:table-row table:style-name="ro1">
          <table:table-cell office:value-type="float" office:value="26.1330299935299" calcext:value-type="float">
            <text:p>26,1330299935299</text:p>
          </table:table-cell>
          <table:table-cell office:value-type="float" office:value="38.500801615124" calcext:value-type="float">
            <text:p>38,500801615124</text:p>
          </table:table-cell>
        </table:table-row>
        <table:table-row table:style-name="ro1">
          <table:table-cell office:value-type="float" office:value="21.3883457314416" calcext:value-type="float">
            <text:p>21,3883457314416</text:p>
          </table:table-cell>
          <table:table-cell office:value-type="float" office:value="48.8993107052529" calcext:value-type="float">
            <text:p>48,8993107052529</text:p>
          </table:table-cell>
        </table:table-row>
        <table:table-row table:style-name="ro1">
          <table:table-cell office:value-type="float" office:value="27.6908949500455" calcext:value-type="float">
            <text:p>27,6908949500455</text:p>
          </table:table-cell>
          <table:table-cell office:value-type="float" office:value="26.808448935637" calcext:value-type="float">
            <text:p>26,808448935637</text:p>
          </table:table-cell>
        </table:table-row>
        <table:table-row table:style-name="ro1">
          <table:table-cell office:value-type="float" office:value="23.3299175801997" calcext:value-type="float">
            <text:p>23,3299175801997</text:p>
          </table:table-cell>
          <table:table-cell office:value-type="float" office:value="26.4132821949378" calcext:value-type="float">
            <text:p>26,4132821949378</text:p>
          </table:table-cell>
        </table:table-row>
        <table:table-row table:style-name="ro1">
          <table:table-cell office:value-type="float" office:value="20.8962577885318" calcext:value-type="float">
            <text:p>20,8962577885318</text:p>
          </table:table-cell>
          <table:table-cell office:value-type="float" office:value="36.0730280576997" calcext:value-type="float">
            <text:p>36,0730280576997</text:p>
          </table:table-cell>
        </table:table-row>
        <table:table-row table:style-name="ro1">
          <table:table-cell office:value-type="float" office:value="23.7787584785828" calcext:value-type="float">
            <text:p>23,7787584785828</text:p>
          </table:table-cell>
          <table:table-cell office:value-type="float" office:value="48.3647329112122" calcext:value-type="float">
            <text:p>48,3647329112122</text:p>
          </table:table-cell>
        </table:table-row>
        <table:table-row table:style-name="ro1">
          <table:table-cell office:value-type="float" office:value="23.0840378805922" calcext:value-type="float">
            <text:p>23,0840378805922</text:p>
          </table:table-cell>
          <table:table-cell office:value-type="float" office:value="28.4670672786652" calcext:value-type="float">
            <text:p>28,4670672786652</text:p>
          </table:table-cell>
        </table:table-row>
        <table:table-row table:style-name="ro1">
          <table:table-cell office:value-type="float" office:value="26.4579106570845" calcext:value-type="float">
            <text:p>26,4579106570845</text:p>
          </table:table-cell>
          <table:table-cell office:value-type="float" office:value="30.6993929330476" calcext:value-type="float">
            <text:p>30,6993929330476</text:p>
          </table:table-cell>
        </table:table-row>
        <table:table-row table:style-name="ro1">
          <table:table-cell office:value-type="float" office:value="21.3091024106889" calcext:value-type="float">
            <text:p>21,3091024106889</text:p>
          </table:table-cell>
          <table:table-cell office:value-type="float" office:value="48.6158067494852" calcext:value-type="float">
            <text:p>48,6158067494852</text:p>
          </table:table-cell>
        </table:table-row>
        <table:table-row table:style-name="ro1">
          <table:table-cell office:value-type="float" office:value="20.8211208775217" calcext:value-type="float">
            <text:p>20,8211208775217</text:p>
          </table:table-cell>
          <table:table-cell office:value-type="float" office:value="43.6069270359826" calcext:value-type="float">
            <text:p>43,6069270359826</text:p>
          </table:table-cell>
        </table:table-row>
        <table:table-row table:style-name="ro1">
          <table:table-cell office:value-type="float" office:value="21.3092729186835" calcext:value-type="float">
            <text:p>21,3092729186835</text:p>
          </table:table-cell>
          <table:table-cell office:value-type="float" office:value="36.5463171042371" calcext:value-type="float">
            <text:p>36,5463171042371</text:p>
          </table:table-cell>
        </table:table-row>
        <table:table-row table:style-name="ro1">
          <table:table-cell office:value-type="float" office:value="24.4324169060526" calcext:value-type="float">
            <text:p>24,4324169060526</text:p>
          </table:table-cell>
          <table:table-cell office:value-type="float" office:value="44.783475984034" calcext:value-type="float">
            <text:p>44,783475984034</text:p>
          </table:table-cell>
        </table:table-row>
        <table:table-row table:style-name="ro1">
          <table:table-cell office:value-type="float" office:value="20.7670093692883" calcext:value-type="float">
            <text:p>20,7670093692883</text:p>
          </table:table-cell>
          <table:table-cell office:value-type="float" office:value="43.8594816004147" calcext:value-type="float">
            <text:p>43,8594816004147</text:p>
          </table:table-cell>
        </table:table-row>
        <table:table-row table:style-name="ro1">
          <table:table-cell office:value-type="float" office:value="21.0293199448326" calcext:value-type="float">
            <text:p>21,0293199448326</text:p>
          </table:table-cell>
          <table:table-cell office:value-type="float" office:value="37.4831004657447" calcext:value-type="float">
            <text:p>37,4831004657447</text:p>
          </table:table-cell>
        </table:table-row>
        <table:table-row table:style-name="ro1">
          <table:table-cell office:value-type="float" office:value="28.1501538077626" calcext:value-type="float">
            <text:p>28,1501538077626</text:p>
          </table:table-cell>
          <table:table-cell office:value-type="float" office:value="26.9551831107324" calcext:value-type="float">
            <text:p>26,9551831107324</text:p>
          </table:table-cell>
        </table:table-row>
        <table:table-row table:style-name="ro1">
          <table:table-cell office:value-type="float" office:value="21.8685166650825" calcext:value-type="float">
            <text:p>21,8685166650825</text:p>
          </table:table-cell>
          <table:table-cell office:value-type="float" office:value="43.6008501163537" calcext:value-type="float">
            <text:p>43,6008501163537</text:p>
          </table:table-cell>
        </table:table-row>
        <table:table-row table:style-name="ro1">
          <table:table-cell office:value-type="float" office:value="25.7158987080645" calcext:value-type="float">
            <text:p>25,7158987080645</text:p>
          </table:table-cell>
          <table:table-cell office:value-type="float" office:value="25.5747625749304" calcext:value-type="float">
            <text:p>25,5747625749304</text:p>
          </table:table-cell>
        </table:table-row>
        <table:table-row table:style-name="ro1">
          <table:table-cell office:value-type="float" office:value="21.0279387261537" calcext:value-type="float">
            <text:p>21,0279387261537</text:p>
          </table:table-cell>
          <table:table-cell office:value-type="float" office:value="37.541422069456" calcext:value-type="float">
            <text:p>37,541422069456</text:p>
          </table:table-cell>
        </table:table-row>
        <table:table-row table:style-name="ro1">
          <table:table-cell office:value-type="float" office:value="0.959468861492435" calcext:value-type="float">
            <text:p>0,959468861492435</text:p>
          </table:table-cell>
          <table:table-cell office:value-type="float" office:value="-38.7906177371696" calcext:value-type="float">
            <text:p>-38,7906177371696</text:p>
          </table:table-cell>
        </table:table-row>
        <table:table-row table:style-name="ro1">
          <table:table-cell office:value-type="float" office:value="-38.7523205749951" calcext:value-type="float">
            <text:p>-38,7523205749951</text:p>
          </table:table-cell>
          <table:table-cell office:value-type="float" office:value="-17.9540580206241" calcext:value-type="float">
            <text:p>-17,9540580206241</text:p>
          </table:table-cell>
        </table:table-row>
        <table:table-row table:style-name="ro1">
          <table:table-cell office:value-type="float" office:value="7.71339603857616" calcext:value-type="float">
            <text:p>7,71339603857616</text:p>
          </table:table-cell>
          <table:table-cell office:value-type="float" office:value="49.0348344131846" calcext:value-type="float">
            <text:p>49,03483441318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26T00:43:26.393365500</dc:date>
    <meta:editing-duration>PT1M44S</meta:editing-duration>
    <meta:editing-cycles>1</meta:editing-cycles>
    <meta:document-statistic meta:table-count="1" meta:cell-count="1232" meta:object-count="1"/>
    <meta:generator>LibreOffice/25.8.2.2$Windows_X86_64 LibreOffice_project/d401f2107ccab8f924a8e2df40f573aab7605b6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8.203cm" svg:height="27.257cm" xlink:href=".." xlink:type="simple" chart:class="chart:scatter" chart:style-name="ch1">
        <chart:legend chart:legend-position="end" svg:x="47.213cm" svg:y="13.333cm" style:legend-expansion="high" chart:style-name="ch2"/>
        <chart:plot-area chart:style-name="ch3" svg:x="0.964cm" svg:y="0.545cm" svg:width="45.285cm" svg:height="26.167cm">
          <chart:coordinate-region svg:x="1.219cm" svg:y="0.545cm" svg:width="44.832cm" svg:height="25.97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27_B.B2:27_B.B616" chart:label-cell-address="27_B.B1:27_B.B1" chart:class="chart:scatter">
            <chart:domain table:cell-range-address="27_B.A2:27_B.A616"/>
            <chart:data-point chart:repeated="6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</text:p>
                <draw:g>
                  <svg:desc>27_B.B1:27_B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0761974998853">
                <text:p>27.0761974998853</text:p>
                <draw:g>
                  <svg:desc>27_B.A2:27_B.A616</svg:desc>
                </draw:g>
              </table:table-cell>
              <table:table-cell office:value-type="float" office:value="26.4538193884363">
                <text:p>26.4538193884363</text:p>
                <draw:g>
                  <svg:desc>27_B.B2:27_B.B6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6840640855202">
                <text:p>25.6840640855202</text:p>
              </table:table-cell>
              <table:table-cell office:value-type="float" office:value="30.0594438125443">
                <text:p>30.0594438125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3861367281571">
                <text:p>23.3861367281571</text:p>
              </table:table-cell>
              <table:table-cell office:value-type="float" office:value="28.1376965162805">
                <text:p>28.1376965162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4622168274745">
                <text:p>20.4622168274745</text:p>
              </table:table-cell>
              <table:table-cell office:value-type="float" office:value="44.6610448749289">
                <text:p>44.6610448749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6370050719558">
                <text:p>21.6370050719558</text:p>
              </table:table-cell>
              <table:table-cell office:value-type="float" office:value="43.9008473534781">
                <text:p>43.90084735347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6367515424804">
                <text:p>24.6367515424804</text:p>
              </table:table-cell>
              <table:table-cell office:value-type="float" office:value="27.4292316906255">
                <text:p>27.4292316906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2471953848887">
                <text:p>24.2471953848887</text:p>
              </table:table-cell>
              <table:table-cell office:value-type="float" office:value="28.1227087874178">
                <text:p>28.1227087874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657158577592">
                <text:p>23.2657158577592</text:p>
              </table:table-cell>
              <table:table-cell office:value-type="float" office:value="27.7915403155517">
                <text:p>27.7915403155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9490514986897">
                <text:p>20.9490514986897</text:p>
              </table:table-cell>
              <table:table-cell office:value-type="float" office:value="44.455848543444">
                <text:p>44.455848543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7174686205893">
                <text:p>21.7174686205893</text:p>
              </table:table-cell>
              <table:table-cell office:value-type="float" office:value="37.4251185291493">
                <text:p>37.42511852914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421505516719">
                <text:p>24.421505516719</text:p>
              </table:table-cell>
              <table:table-cell office:value-type="float" office:value="28.328209421662">
                <text:p>28.328209421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6312981177622">
                <text:p>22.6312981177622</text:p>
              </table:table-cell>
              <table:table-cell office:value-type="float" office:value="44.9692010659434">
                <text:p>44.9692010659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7970765411121">
                <text:p>24.7970765411121</text:p>
              </table:table-cell>
              <table:table-cell office:value-type="float" office:value="30.3188050449163">
                <text:p>30.31880504491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.0703243411769">
                <text:p>24.0703243411769</text:p>
              </table:table-cell>
              <table:table-cell office:value-type="float" office:value="46.2161081270219">
                <text:p>46.2161081270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7391235541565">
                <text:p>21.7391235541565</text:p>
              </table:table-cell>
              <table:table-cell office:value-type="float" office:value="44.6979687872918">
                <text:p>44.6979687872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3003734680485">
                <text:p>25.3003734680485</text:p>
              </table:table-cell>
              <table:table-cell office:value-type="float" office:value="26.0852432047315">
                <text:p>26.0852432047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2800224876681">
                <text:p>24.2800224876681</text:p>
              </table:table-cell>
              <table:table-cell office:value-type="float" office:value="44.9667220304849">
                <text:p>44.96672203048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5802015104867">
                <text:p>21.5802015104867</text:p>
              </table:table-cell>
              <table:table-cell office:value-type="float" office:value="46.0400023943679">
                <text:p>46.04000239436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98355045984">
                <text:p>21.98355045984</text:p>
              </table:table-cell>
              <table:table-cell office:value-type="float" office:value="45.8299307629972">
                <text:p>45.8299307629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445141010826">
                <text:p>24.445141010826</text:p>
              </table:table-cell>
              <table:table-cell office:value-type="float" office:value="38.8996509186846">
                <text:p>38.89965091868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4139947815473">
                <text:p>21.4139947815473</text:p>
              </table:table-cell>
              <table:table-cell office:value-type="float" office:value="35.9078974024024">
                <text:p>35.9078974024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.7255134801353">
                <text:p>25.7255134801353</text:p>
              </table:table-cell>
              <table:table-cell office:value-type="float" office:value="37.1640086610041">
                <text:p>37.16400866100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18425184557">
                <text:p>24.18425184557</text:p>
              </table:table-cell>
              <table:table-cell office:value-type="float" office:value="38.926782146238">
                <text:p>38.9267821462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8593222573642">
                <text:p>22.8593222573642</text:p>
              </table:table-cell>
              <table:table-cell office:value-type="float" office:value="37.0433324219669">
                <text:p>37.04333242196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613321923212">
                <text:p>20.613321923212</text:p>
              </table:table-cell>
              <table:table-cell office:value-type="float" office:value="46.3477280034053">
                <text:p>46.34772800340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6245702239501">
                <text:p>25.6245702239501</text:p>
              </table:table-cell>
              <table:table-cell office:value-type="float" office:value="36.564761116766">
                <text:p>36.5647611167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9129837418328">
                <text:p>22.9129837418328</text:p>
              </table:table-cell>
              <table:table-cell office:value-type="float" office:value="45.5153670957191">
                <text:p>45.5153670957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7533735182716">
                <text:p>27.7533735182716</text:p>
              </table:table-cell>
              <table:table-cell office:value-type="float" office:value="26.9505470455306">
                <text:p>26.9505470455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.4070874608348">
                <text:p>24.4070874608348</text:p>
              </table:table-cell>
              <table:table-cell office:value-type="float" office:value="38.1735787235275">
                <text:p>38.1735787235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1985002773947">
                <text:p>24.1985002773947</text:p>
              </table:table-cell>
              <table:table-cell office:value-type="float" office:value="29.1290328506866">
                <text:p>29.1290328506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.570217263191">
                <text:p>26.570217263191</text:p>
              </table:table-cell>
              <table:table-cell office:value-type="float" office:value="28.5006334699817">
                <text:p>28.5006334699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4256833048355">
                <text:p>23.4256833048355</text:p>
              </table:table-cell>
              <table:table-cell office:value-type="float" office:value="45.1922037481038">
                <text:p>45.1922037481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8601534952085">
                <text:p>19.8601534952085</text:p>
              </table:table-cell>
              <table:table-cell office:value-type="float" office:value="47.2100289862868">
                <text:p>47.21002898628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4015583572505">
                <text:p>23.4015583572505</text:p>
              </table:table-cell>
              <table:table-cell office:value-type="float" office:value="45.540714440486">
                <text:p>45.5407144404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3740134766729">
                <text:p>22.3740134766729</text:p>
              </table:table-cell>
              <table:table-cell office:value-type="float" office:value="36.6777817416991">
                <text:p>36.6777817416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.1226576877237">
                <text:p>26.1226576877237</text:p>
              </table:table-cell>
              <table:table-cell office:value-type="float" office:value="26.5642187515998">
                <text:p>26.5642187515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0456731484771">
                <text:p>23.0456731484771</text:p>
              </table:table-cell>
              <table:table-cell office:value-type="float" office:value="46.5676637209228">
                <text:p>46.56766372092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.4725337415781">
                <text:p>27.4725337415781</text:p>
              </table:table-cell>
              <table:table-cell office:value-type="float" office:value="29.7404566769634">
                <text:p>29.74045667696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501364980921">
                <text:p>21.501364980921</text:p>
              </table:table-cell>
              <table:table-cell office:value-type="float" office:value="47.4445669996318">
                <text:p>47.4445669996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5522928380115">
                <text:p>21.5522928380115</text:p>
              </table:table-cell>
              <table:table-cell office:value-type="float" office:value="36.5044683376751">
                <text:p>36.5044683376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.6006316416502">
                <text:p>23.6006316416502</text:p>
              </table:table-cell>
              <table:table-cell office:value-type="float" office:value="39.2442956370634">
                <text:p>39.24429563706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2238455630841">
                <text:p>22.2238455630841</text:p>
              </table:table-cell>
              <table:table-cell office:value-type="float" office:value="45.9243759365483">
                <text:p>45.92437593654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.6253377737379">
                <text:p>25.6253377737379</text:p>
              </table:table-cell>
              <table:table-cell office:value-type="float" office:value="29.5580806521596">
                <text:p>29.55808065215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2323677902971">
                <text:p>26.2323677902971</text:p>
              </table:table-cell>
              <table:table-cell office:value-type="float" office:value="26.1521302921287">
                <text:p>26.15213029212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.4401789707322">
                <text:p>23.4401789707322</text:p>
              </table:table-cell>
              <table:table-cell office:value-type="float" office:value="45.788583635435">
                <text:p>45.7885836354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6473318969728">
                <text:p>23.6473318969728</text:p>
              </table:table-cell>
              <table:table-cell office:value-type="float" office:value="38.4626200831473">
                <text:p>38.4626200831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.8627021136942">
                <text:p>24.8627021136942</text:p>
              </table:table-cell>
              <table:table-cell office:value-type="float" office:value="35.7874439865645">
                <text:p>35.78744398656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3138896716374">
                <text:p>23.3138896716374</text:p>
              </table:table-cell>
              <table:table-cell office:value-type="float" office:value="46.1169006943436">
                <text:p>46.11690069434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.7983011790449">
                <text:p>23.7983011790449</text:p>
              </table:table-cell>
              <table:table-cell office:value-type="float" office:value="35.9928268385727">
                <text:p>35.99282683857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.694634630551">
                <text:p>27.694634630551</text:p>
              </table:table-cell>
              <table:table-cell office:value-type="float" office:value="26.7442085476781">
                <text:p>26.74420854767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.8811758096867">
                <text:p>22.8811758096867</text:p>
              </table:table-cell>
              <table:table-cell office:value-type="float" office:value="46.305739012797">
                <text:p>46.3057390127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.2522998938744">
                <text:p>27.2522998938744</text:p>
              </table:table-cell>
              <table:table-cell office:value-type="float" office:value="28.3021013849536">
                <text:p>28.30210138495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.2410532049856">
                <text:p>25.2410532049856</text:p>
              </table:table-cell>
              <table:table-cell office:value-type="float" office:value="27.3034686372202">
                <text:p>27.30346863722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.9418178841281">
                <text:p>22.9418178841281</text:p>
              </table:table-cell>
              <table:table-cell office:value-type="float" office:value="45.7157510847149">
                <text:p>45.71575108471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.8652364698255">
                <text:p>23.8652364698255</text:p>
              </table:table-cell>
              <table:table-cell office:value-type="float" office:value="26.7041578223319">
                <text:p>26.70415782233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.2529780098618">
                <text:p>22.2529780098618</text:p>
              </table:table-cell>
              <table:table-cell office:value-type="float" office:value="48.0113597990579">
                <text:p>48.01135979905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.2905942709157">
                <text:p>23.2905942709157</text:p>
              </table:table-cell>
              <table:table-cell office:value-type="float" office:value="36.3109614669973">
                <text:p>36.31096146699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.2776854004834">
                <text:p>23.2776854004834</text:p>
              </table:table-cell>
              <table:table-cell office:value-type="float" office:value="46.349048918091">
                <text:p>46.3490489180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6545032052274">
                <text:p>26.6545032052274</text:p>
              </table:table-cell>
              <table:table-cell office:value-type="float" office:value="27.6491904964307">
                <text:p>27.64919049643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.8664993802584">
                <text:p>24.8664993802584</text:p>
              </table:table-cell>
              <table:table-cell office:value-type="float" office:value="27.3555964111111">
                <text:p>27.3555964111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.0039501340083">
                <text:p>26.0039501340083</text:p>
              </table:table-cell>
              <table:table-cell office:value-type="float" office:value="27.9079092546723">
                <text:p>27.90790925467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.7593284062129">
                <text:p>21.7593284062129</text:p>
              </table:table-cell>
              <table:table-cell office:value-type="float" office:value="45.7119136718935">
                <text:p>45.71191367189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.7604116947444">
                <text:p>26.7604116947444</text:p>
              </table:table-cell>
              <table:table-cell office:value-type="float" office:value="28.8903011770332">
                <text:p>28.89030117703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96738442919">
                <text:p>25.96738442919</text:p>
              </table:table-cell>
              <table:table-cell office:value-type="float" office:value="37.2805342788273">
                <text:p>37.28053427882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.4053477698427">
                <text:p>24.4053477698427</text:p>
              </table:table-cell>
              <table:table-cell office:value-type="float" office:value="39.1957707996437">
                <text:p>39.19577079964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.4727465785151">
                <text:p>21.4727465785151</text:p>
              </table:table-cell>
              <table:table-cell office:value-type="float" office:value="47.4356325709014">
                <text:p>47.43563257090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.2851295930279">
                <text:p>22.2851295930279</text:p>
              </table:table-cell>
              <table:table-cell office:value-type="float" office:value="44.4555026459491">
                <text:p>44.45550264594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6751189162347">
                <text:p>25.6751189162347</text:p>
              </table:table-cell>
              <table:table-cell office:value-type="float" office:value="29.271439913335">
                <text:p>29.2714399133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.6105148127971">
                <text:p>24.6105148127971</text:p>
              </table:table-cell>
              <table:table-cell office:value-type="float" office:value="30.1134114837192">
                <text:p>30.11341148371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.9446108417264">
                <text:p>23.9446108417264</text:p>
              </table:table-cell>
              <table:table-cell office:value-type="float" office:value="28.0214272673138">
                <text:p>28.02142726731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.9169796624533">
                <text:p>24.9169796624533</text:p>
              </table:table-cell>
              <table:table-cell office:value-type="float" office:value="35.0387588250133">
                <text:p>35.03875882501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2081629218601">
                <text:p>21.2081629218601</text:p>
              </table:table-cell>
              <table:table-cell office:value-type="float" office:value="44.3907283704866">
                <text:p>44.39072837048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9796787997728">
                <text:p>19.9796787997728</text:p>
              </table:table-cell>
              <table:table-cell office:value-type="float" office:value="45.0248622802226">
                <text:p>45.02486228022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.4088608087378">
                <text:p>25.4088608087378</text:p>
              </table:table-cell>
              <table:table-cell office:value-type="float" office:value="35.9267005934222">
                <text:p>35.92670059342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.686348420333">
                <text:p>20.686348420333</text:p>
              </table:table-cell>
              <table:table-cell office:value-type="float" office:value="45.04362026924">
                <text:p>45.043620269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4819962072689">
                <text:p>22.4819962072689</text:p>
              </table:table-cell>
              <table:table-cell office:value-type="float" office:value="36.326313414519">
                <text:p>36.3263134145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0599787338661">
                <text:p>23.0599787338661</text:p>
              </table:table-cell>
              <table:table-cell office:value-type="float" office:value="35.7932095991412">
                <text:p>35.79320959914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4797263052683">
                <text:p>24.4797263052683</text:p>
              </table:table-cell>
              <table:table-cell office:value-type="float" office:value="29.8147890366882">
                <text:p>29.81478903668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.27096472582">
                <text:p>22.27096472582</text:p>
              </table:table-cell>
              <table:table-cell office:value-type="float" office:value="35.2757500995675">
                <text:p>35.27575009956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.3145592375233">
                <text:p>22.3145592375233</text:p>
              </table:table-cell>
              <table:table-cell office:value-type="float" office:value="37.4935822176824">
                <text:p>37.49358221768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.6556069153167">
                <text:p>22.6556069153167</text:p>
              </table:table-cell>
              <table:table-cell office:value-type="float" office:value="37.6995167533961">
                <text:p>37.69951675339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4613708573388">
                <text:p>20.4613708573388</text:p>
              </table:table-cell>
              <table:table-cell office:value-type="float" office:value="44.6301503540101">
                <text:p>44.63015035401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.7326382922013">
                <text:p>22.7326382922013</text:p>
              </table:table-cell>
              <table:table-cell office:value-type="float" office:value="47.49730374463">
                <text:p>47.497303744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8632967428432">
                <text:p>20.8632967428432</text:p>
              </table:table-cell>
              <table:table-cell office:value-type="float" office:value="47.1136465806755">
                <text:p>47.11364658067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.7535412915874">
                <text:p>24.7535412915874</text:p>
              </table:table-cell>
              <table:table-cell office:value-type="float" office:value="39.062494529718">
                <text:p>39.0624945297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2061184919379">
                <text:p>21.2061184919379</text:p>
              </table:table-cell>
              <table:table-cell office:value-type="float" office:value="36.423166927244">
                <text:p>36.4231669272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.3557346485569">
                <text:p>24.3557346485569</text:p>
              </table:table-cell>
              <table:table-cell office:value-type="float" office:value="38.7280049274671">
                <text:p>38.72800492746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911938899239">
                <text:p>23.911938899239</text:p>
              </table:table-cell>
              <table:table-cell office:value-type="float" office:value="27.1282366205644">
                <text:p>27.12823662056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6634943393768">
                <text:p>22.6634943393768</text:p>
              </table:table-cell>
              <table:table-cell office:value-type="float" office:value="45.6492152688325">
                <text:p>45.64921526883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0631429565103">
                <text:p>27.0631429565103</text:p>
              </table:table-cell>
              <table:table-cell office:value-type="float" office:value="28.1901466723386">
                <text:p>28.19014667233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.8777907616329">
                <text:p>22.8777907616329</text:p>
              </table:table-cell>
              <table:table-cell office:value-type="float" office:value="48.4140220703219">
                <text:p>48.41402207032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.7388679133719">
                <text:p>23.7388679133719</text:p>
              </table:table-cell>
              <table:table-cell office:value-type="float" office:value="47.4102894778475">
                <text:p>47.41028947784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.0250087364772">
                <text:p>22.0250087364772</text:p>
              </table:table-cell>
              <table:table-cell office:value-type="float" office:value="45.8601528185908">
                <text:p>45.86015281859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2857866794484">
                <text:p>23.2857866794484</text:p>
              </table:table-cell>
              <table:table-cell office:value-type="float" office:value="47.0462509435256">
                <text:p>47.04625094352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5677998070232">
                <text:p>24.5677998070232</text:p>
              </table:table-cell>
              <table:table-cell office:value-type="float" office:value="36.4635726855913">
                <text:p>36.46357268559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8060713757047">
                <text:p>21.8060713757047</text:p>
              </table:table-cell>
              <table:table-cell office:value-type="float" office:value="43.9372130624511">
                <text:p>43.93721306245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7590415021702">
                <text:p>24.7590415021702</text:p>
              </table:table-cell>
              <table:table-cell office:value-type="float" office:value="35.4871088179117">
                <text:p>35.4871088179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.0918972278565">
                <text:p>25.0918972278565</text:p>
              </table:table-cell>
              <table:table-cell office:value-type="float" office:value="36.8651058952437">
                <text:p>36.86510589524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.9728300273977">
                <text:p>25.9728300273977</text:p>
              </table:table-cell>
              <table:table-cell office:value-type="float" office:value="29.5156911591809">
                <text:p>29.51569115918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.9141586632456">
                <text:p>26.9141586632456</text:p>
              </table:table-cell>
              <table:table-cell office:value-type="float" office:value="27.1849595816541">
                <text:p>27.18495958165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4167212445799">
                <text:p>25.4167212445799</text:p>
              </table:table-cell>
              <table:table-cell office:value-type="float" office:value="38.2205192155415">
                <text:p>38.22051921554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2544949552067">
                <text:p>24.2544949552067</text:p>
              </table:table-cell>
              <table:table-cell office:value-type="float" office:value="28.6003224939383">
                <text:p>28.60032249393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.6644424632395">
                <text:p>23.6644424632395</text:p>
              </table:table-cell>
              <table:table-cell office:value-type="float" office:value="34.6424213480123">
                <text:p>34.64242134801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3349052062408">
                <text:p>20.3349052062408</text:p>
              </table:table-cell>
              <table:table-cell office:value-type="float" office:value="46.3636014889819">
                <text:p>46.36360148898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.754198241873">
                <text:p>23.754198241873</text:p>
              </table:table-cell>
              <table:table-cell office:value-type="float" office:value="39.1762917068918">
                <text:p>39.17629170689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9736450703766">
                <text:p>21.9736450703766</text:p>
              </table:table-cell>
              <table:table-cell office:value-type="float" office:value="36.1937406802887">
                <text:p>36.19374068028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.1852867911208">
                <text:p>24.1852867911208</text:p>
              </table:table-cell>
              <table:table-cell office:value-type="float" office:value="37.3751510284631">
                <text:p>37.37515102846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4897844544755">
                <text:p>22.4897844544755</text:p>
              </table:table-cell>
              <table:table-cell office:value-type="float" office:value="38.394657476947">
                <text:p>38.3946574769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9279445843648">
                <text:p>26.9279445843648</text:p>
              </table:table-cell>
              <table:table-cell office:value-type="float" office:value="28.1537733665075">
                <text:p>28.15377336650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3570205027853">
                <text:p>25.3570205027853</text:p>
              </table:table-cell>
              <table:table-cell office:value-type="float" office:value="27.8194536466625">
                <text:p>27.8194536466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.7973673053755">
                <text:p>25.7973673053755</text:p>
              </table:table-cell>
              <table:table-cell office:value-type="float" office:value="36.0704480758819">
                <text:p>36.07044807588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.1598217394959">
                <text:p>24.1598217394959</text:p>
              </table:table-cell>
              <table:table-cell office:value-type="float" office:value="46.6965382678364">
                <text:p>46.69653826783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.6432187120253">
                <text:p>23.6432187120253</text:p>
              </table:table-cell>
              <table:table-cell office:value-type="float" office:value="35.3146321440606">
                <text:p>35.31463214406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.3208469832228">
                <text:p>23.3208469832228</text:p>
              </table:table-cell>
              <table:table-cell office:value-type="float" office:value="45.6404124019364">
                <text:p>45.64041240193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.1405885947286">
                <text:p>23.1405885947286</text:p>
              </table:table-cell>
              <table:table-cell office:value-type="float" office:value="46.0843136677833">
                <text:p>46.08431366778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0405974512699">
                <text:p>22.0405974512699</text:p>
              </table:table-cell>
              <table:table-cell office:value-type="float" office:value="36.0272849504673">
                <text:p>36.02728495046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7512958067924">
                <text:p>22.7512958067924</text:p>
              </table:table-cell>
              <table:table-cell office:value-type="float" office:value="34.8458443638295">
                <text:p>34.84584436382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.373450435121">
                <text:p>21.373450435121</text:p>
              </table:table-cell>
              <table:table-cell office:value-type="float" office:value="36.0230829983416">
                <text:p>36.02308299834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.2648793335756">
                <text:p>26.2648793335756</text:p>
              </table:table-cell>
              <table:table-cell office:value-type="float" office:value="25.9928143343474">
                <text:p>25.99281433434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8190453371653">
                <text:p>23.8190453371653</text:p>
              </table:table-cell>
              <table:table-cell office:value-type="float" office:value="37.410721367863">
                <text:p>37.4107213678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.9273191204013">
                <text:p>21.9273191204013</text:p>
              </table:table-cell>
              <table:table-cell office:value-type="float" office:value="37.6452733556744">
                <text:p>37.64527335567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1376549929513">
                <text:p>24.1376549929513</text:p>
              </table:table-cell>
              <table:table-cell office:value-type="float" office:value="35.0283167650161">
                <text:p>35.02831676501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.5055925238245">
                <text:p>21.5055925238245</text:p>
              </table:table-cell>
              <table:table-cell office:value-type="float" office:value="38.448098279904">
                <text:p>38.4480982799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4115946162104">
                <text:p>24.4115946162104</text:p>
              </table:table-cell>
              <table:table-cell office:value-type="float" office:value="28.1998839976783">
                <text:p>28.19988399767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9395067437229">
                <text:p>24.9395067437229</text:p>
              </table:table-cell>
              <table:table-cell office:value-type="float" office:value="36.6807276408181">
                <text:p>36.68072764081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.7431528281109">
                <text:p>22.7431528281109</text:p>
              </table:table-cell>
              <table:table-cell office:value-type="float" office:value="38.3027709429811">
                <text:p>38.30277094298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.3056056771002">
                <text:p>27.3056056771002</text:p>
              </table:table-cell>
              <table:table-cell office:value-type="float" office:value="27.7351431369637">
                <text:p>27.73514313696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5440452202989">
                <text:p>25.5440452202989</text:p>
              </table:table-cell>
              <table:table-cell office:value-type="float" office:value="36.5073673479221">
                <text:p>36.50736734792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.8053497058099">
                <text:p>24.8053497058099</text:p>
              </table:table-cell>
              <table:table-cell office:value-type="float" office:value="39.2814575842504">
                <text:p>39.28145758425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.2763013658106">
                <text:p>24.2763013658106</text:p>
              </table:table-cell>
              <table:table-cell office:value-type="float" office:value="45.1597941359631">
                <text:p>45.15979413596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.3285107860206">
                <text:p>23.3285107860206</text:p>
              </table:table-cell>
              <table:table-cell office:value-type="float" office:value="46.0432775591899">
                <text:p>46.04327755918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7724642640281">
                <text:p>20.7724642640281</text:p>
              </table:table-cell>
              <table:table-cell office:value-type="float" office:value="48.0115661739034">
                <text:p>48.01156617390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2732400375459">
                <text:p>24.2732400375459</text:p>
              </table:table-cell>
              <table:table-cell office:value-type="float" office:value="45.1407654838757">
                <text:p>45.14076548387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.0658009490203">
                <text:p>27.0658009490203</text:p>
              </table:table-cell>
              <table:table-cell office:value-type="float" office:value="26.7151570110096">
                <text:p>26.71515701100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9597443535315">
                <text:p>24.9597443535315</text:p>
              </table:table-cell>
              <table:table-cell office:value-type="float" office:value="30.2274665855014">
                <text:p>30.22746658550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2809622139303">
                <text:p>27.2809622139303</text:p>
              </table:table-cell>
              <table:table-cell office:value-type="float" office:value="28.549158926069">
                <text:p>28.5491589260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7029608051674">
                <text:p>22.7029608051674</text:p>
              </table:table-cell>
              <table:table-cell office:value-type="float" office:value="45.5025755693928">
                <text:p>45.50257556939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.6635059620589">
                <text:p>25.6635059620589</text:p>
              </table:table-cell>
              <table:table-cell office:value-type="float" office:value="37.1234190113751">
                <text:p>37.12341901137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6543649873467">
                <text:p>23.6543649873467</text:p>
              </table:table-cell>
              <table:table-cell office:value-type="float" office:value="46.2588980213262">
                <text:p>46.25889802132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.4589239141461">
                <text:p>23.4589239141461</text:p>
              </table:table-cell>
              <table:table-cell office:value-type="float" office:value="44.4018959566735">
                <text:p>44.40189595667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4369765586292">
                <text:p>25.4369765586292</text:p>
              </table:table-cell>
              <table:table-cell office:value-type="float" office:value="37.7501771699013">
                <text:p>37.75017716990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.8814759849687">
                <text:p>21.8814759849687</text:p>
              </table:table-cell>
              <table:table-cell office:value-type="float" office:value="47.9222224260866">
                <text:p>47.92222242608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.5604196765128">
                <text:p>24.5604196765128</text:p>
              </table:table-cell>
              <table:table-cell office:value-type="float" office:value="37.6062229363717">
                <text:p>37.60622293637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.9913638366094">
                <text:p>22.9913638366094</text:p>
              </table:table-cell>
              <table:table-cell office:value-type="float" office:value="46.6053639908012">
                <text:p>46.60536399080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.5838890751411">
                <text:p>20.5838890751411</text:p>
              </table:table-cell>
              <table:table-cell office:value-type="float" office:value="44.8384703469531">
                <text:p>44.83847034695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.0597515020717">
                <text:p>22.0597515020717</text:p>
              </table:table-cell>
              <table:table-cell office:value-type="float" office:value="38.2492935723007">
                <text:p>38.24929357230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.8375678491765">
                <text:p>24.8375678491765</text:p>
              </table:table-cell>
              <table:table-cell office:value-type="float" office:value="35.7160147905319">
                <text:p>35.71601479053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.5875466620371">
                <text:p>23.5875466620371</text:p>
              </table:table-cell>
              <table:table-cell office:value-type="float" office:value="45.9744959003005">
                <text:p>45.97449590030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.6418376160274">
                <text:p>23.6418376160274</text:p>
              </table:table-cell>
              <table:table-cell office:value-type="float" office:value="37.321511745148">
                <text:p>37.3215117451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.5435979420923">
                <text:p>21.5435979420923</text:p>
              </table:table-cell>
              <table:table-cell office:value-type="float" office:value="45.0693698719397">
                <text:p>45.06936987193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.0473067165041">
                <text:p>24.0473067165041</text:p>
              </table:table-cell>
              <table:table-cell office:value-type="float" office:value="47.3583331385907">
                <text:p>47.35833313859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6965896526941">
                <text:p>25.6965896526941</text:p>
              </table:table-cell>
              <table:table-cell office:value-type="float" office:value="26.6877812867291">
                <text:p>26.68778128672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3093878304146">
                <text:p>25.3093878304146</text:p>
              </table:table-cell>
              <table:table-cell office:value-type="float" office:value="30.021446324657">
                <text:p>30.0214463246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4166857758838">
                <text:p>25.4166857758838</text:p>
              </table:table-cell>
              <table:table-cell office:value-type="float" office:value="36.9854419498917">
                <text:p>36.98544194989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.7213699462189">
                <text:p>25.7213699462189</text:p>
              </table:table-cell>
              <table:table-cell office:value-type="float" office:value="29.2592863576251">
                <text:p>29.25928635762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2577409157531">
                <text:p>24.2577409157531</text:p>
              </table:table-cell>
              <table:table-cell office:value-type="float" office:value="45.1457499824434">
                <text:p>45.14574998244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.7771913998897">
                <text:p>27.7771913998897</text:p>
              </table:table-cell>
              <table:table-cell office:value-type="float" office:value="27.399635125352">
                <text:p>27.3996351253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.8180193012495">
                <text:p>21.8180193012495</text:p>
              </table:table-cell>
              <table:table-cell office:value-type="float" office:value="47.3621989543426">
                <text:p>47.36219895434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.3996772467075">
                <text:p>22.3996772467075</text:p>
              </table:table-cell>
              <table:table-cell office:value-type="float" office:value="47.4991094302596">
                <text:p>47.49910943025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.7667560298125">
                <text:p>23.7667560298125</text:p>
              </table:table-cell>
              <table:table-cell office:value-type="float" office:value="27.1297717766478">
                <text:p>27.12977177664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.4880816602563">
                <text:p>21.4880816602563</text:p>
              </table:table-cell>
              <table:table-cell office:value-type="float" office:value="43.836745411386">
                <text:p>43.8367454113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.4022236790186">
                <text:p>24.4022236790186</text:p>
              </table:table-cell>
              <table:table-cell office:value-type="float" office:value="39.4609398492227">
                <text:p>39.46093984922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.866436301216">
                <text:p>24.866436301216</text:p>
              </table:table-cell>
              <table:table-cell office:value-type="float" office:value="26.2726805723171">
                <text:p>26.27268057231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.3111243455347">
                <text:p>24.3111243455347</text:p>
              </table:table-cell>
              <table:table-cell office:value-type="float" office:value="35.4606200639454">
                <text:p>35.46062006394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.177228959741">
                <text:p>21.177228959741</text:p>
              </table:table-cell>
              <table:table-cell office:value-type="float" office:value="44.8052645879385">
                <text:p>44.80526458793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.9974459556555">
                <text:p>21.9974459556555</text:p>
              </table:table-cell>
              <table:table-cell office:value-type="float" office:value="47.8368956127148">
                <text:p>47.83689561271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.5053902314192">
                <text:p>24.5053902314192</text:p>
              </table:table-cell>
              <table:table-cell office:value-type="float" office:value="30.2828892783924">
                <text:p>30.28288927839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.4713536907059">
                <text:p>21.4713536907059</text:p>
              </table:table-cell>
              <table:table-cell office:value-type="float" office:value="47.3089640775627">
                <text:p>47.30896407756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.9596541138733">
                <text:p>24.9596541138733</text:p>
              </table:table-cell>
              <table:table-cell office:value-type="float" office:value="38.2445511307127">
                <text:p>38.24455113071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7974355300132">
                <text:p>25.7974355300132</text:p>
              </table:table-cell>
              <table:table-cell office:value-type="float" office:value="27.6050066760965">
                <text:p>27.60500667609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.4884645796668">
                <text:p>22.4884645796668</text:p>
              </table:table-cell>
              <table:table-cell office:value-type="float" office:value="37.4464562020995">
                <text:p>37.44645620209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.6304809026499">
                <text:p>25.6304809026499</text:p>
              </table:table-cell>
              <table:table-cell office:value-type="float" office:value="25.9678987228496">
                <text:p>25.96789872284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.7823444587202">
                <text:p>25.7823444587202</text:p>
              </table:table-cell>
              <table:table-cell office:value-type="float" office:value="29.3599805483474">
                <text:p>29.35998054834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.9991380251658">
                <text:p>23.9991380251658</text:p>
              </table:table-cell>
              <table:table-cell office:value-type="float" office:value="46.7917222970131">
                <text:p>46.79172229701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5476137818531">
                <text:p>20.5476137818531</text:p>
              </table:table-cell>
              <table:table-cell office:value-type="float" office:value="45.4682413552069">
                <text:p>45.46824135520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.8644876863614">
                <text:p>24.8644876863614</text:p>
              </table:table-cell>
              <table:table-cell office:value-type="float" office:value="27.69584025989">
                <text:p>27.695840259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.1198333695182">
                <text:p>24.1198333695182</text:p>
              </table:table-cell>
              <table:table-cell office:value-type="float" office:value="36.5802105507722">
                <text:p>36.58021055077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.4020355369745">
                <text:p>24.4020355369745</text:p>
              </table:table-cell>
              <table:table-cell office:value-type="float" office:value="45.7143021220071">
                <text:p>45.71430212200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.2006453274294">
                <text:p>26.2006453274294</text:p>
              </table:table-cell>
              <table:table-cell office:value-type="float" office:value="29.7881288083965">
                <text:p>29.78812880839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.2161812583298">
                <text:p>24.2161812583298</text:p>
              </table:table-cell>
              <table:table-cell office:value-type="float" office:value="37.66626299762">
                <text:p>37.666262997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.157861870104">
                <text:p>23.157861870104</text:p>
              </table:table-cell>
              <table:table-cell office:value-type="float" office:value="35.958900878041">
                <text:p>35.9589008780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345038721399">
                <text:p>21.345038721399</text:p>
              </table:table-cell>
              <table:table-cell office:value-type="float" office:value="46.7918081192068">
                <text:p>46.79180811920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.6510938539757">
                <text:p>20.6510938539757</text:p>
              </table:table-cell>
              <table:table-cell office:value-type="float" office:value="45.5217180557949">
                <text:p>45.52171805579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.7844743381796">
                <text:p>25.7844743381796</text:p>
              </table:table-cell>
              <table:table-cell office:value-type="float" office:value="37.4811418721733">
                <text:p>37.48114187217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4579870294982">
                <text:p>21.4579870294982</text:p>
              </table:table-cell>
              <table:table-cell office:value-type="float" office:value="47.9778702149274">
                <text:p>47.97787021492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8207853362417">
                <text:p>26.8207853362417</text:p>
              </table:table-cell>
              <table:table-cell office:value-type="float" office:value="29.809323946596">
                <text:p>29.8093239465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6945024706998">
                <text:p>22.6945024706998</text:p>
              </table:table-cell>
              <table:table-cell office:value-type="float" office:value="36.9622145778734">
                <text:p>36.96221457787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.2960716566647">
                <text:p>24.2960716566647</text:p>
              </table:table-cell>
              <table:table-cell office:value-type="float" office:value="38.1245552217487">
                <text:p>38.12455522174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.198120279674">
                <text:p>24.198120279674</text:p>
              </table:table-cell>
              <table:table-cell office:value-type="float" office:value="29.8599037280923">
                <text:p>29.85990372809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0574516965882">
                <text:p>25.0574516965882</text:p>
              </table:table-cell>
              <table:table-cell office:value-type="float" office:value="36.2313929192323">
                <text:p>36.23139291923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.1677089593557">
                <text:p>24.1677089593557</text:p>
              </table:table-cell>
              <table:table-cell office:value-type="float" office:value="36.1118640079633">
                <text:p>36.11186400796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4917893320154">
                <text:p>21.4917893320154</text:p>
              </table:table-cell>
              <table:table-cell office:value-type="float" office:value="45.0530208366694">
                <text:p>45.05302083666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.0672315738419">
                <text:p>20.0672315738419</text:p>
              </table:table-cell>
              <table:table-cell office:value-type="float" office:value="45.8662839694636">
                <text:p>45.86628396946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.5722939603019">
                <text:p>22.5722939603019</text:p>
              </table:table-cell>
              <table:table-cell office:value-type="float" office:value="48.0563864833165">
                <text:p>48.05638648331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9781572602613">
                <text:p>21.9781572602613</text:p>
              </table:table-cell>
              <table:table-cell office:value-type="float" office:value="37.3446933829563">
                <text:p>37.34469338295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.9656220827053">
                <text:p>23.9656220827053</text:p>
              </table:table-cell>
              <table:table-cell office:value-type="float" office:value="47.5549904029733">
                <text:p>47.55499040297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.54556144832">
                <text:p>25.54556144832</text:p>
              </table:table-cell>
              <table:table-cell office:value-type="float" office:value="26.8417776600622">
                <text:p>26.84177766006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.5980190219741">
                <text:p>25.5980190219741</text:p>
              </table:table-cell>
              <table:table-cell office:value-type="float" office:value="30.0420818217985">
                <text:p>30.04208182179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.8335180483314">
                <text:p>24.8335180483314</text:p>
              </table:table-cell>
              <table:table-cell office:value-type="float" office:value="30.3452473617396">
                <text:p>30.34524736173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.3989299150801">
                <text:p>21.3989299150801</text:p>
              </table:table-cell>
              <table:table-cell office:value-type="float" office:value="46.2031414170562">
                <text:p>46.20314141705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.2116653944502">
                <text:p>21.2116653944502</text:p>
              </table:table-cell>
              <table:table-cell office:value-type="float" office:value="45.9163652360864">
                <text:p>45.91636523608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8359939607136">
                <text:p>19.8359939607136</text:p>
              </table:table-cell>
              <table:table-cell office:value-type="float" office:value="45.6564510868913">
                <text:p>45.65645108689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.345892123866">
                <text:p>23.345892123866</text:p>
              </table:table-cell>
              <table:table-cell office:value-type="float" office:value="35.8135514086982">
                <text:p>35.81355140869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8610541485036">
                <text:p>25.8610541485036</text:p>
              </table:table-cell>
              <table:table-cell office:value-type="float" office:value="28.8032645017776">
                <text:p>28.80326450177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.7300065934241">
                <text:p>23.7300065934241</text:p>
              </table:table-cell>
              <table:table-cell office:value-type="float" office:value="26.7012256677239">
                <text:p>26.70122566772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1658234580194">
                <text:p>25.1658234580194</text:p>
              </table:table-cell>
              <table:table-cell office:value-type="float" office:value="28.8513482225221">
                <text:p>28.85134822252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686309494621">
                <text:p>21.686309494621</text:p>
              </table:table-cell>
              <table:table-cell office:value-type="float" office:value="36.1256699132561">
                <text:p>36.12566991325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.8252011794987">
                <text:p>24.8252011794987</text:p>
              </table:table-cell>
              <table:table-cell office:value-type="float" office:value="35.0077362734022">
                <text:p>35.00773627340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0417899349912">
                <text:p>22.0417899349912</text:p>
              </table:table-cell>
              <table:table-cell office:value-type="float" office:value="43.852643809999">
                <text:p>43.8526438099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0208776285152">
                <text:p>22.0208776285152</text:p>
              </table:table-cell>
              <table:table-cell office:value-type="float" office:value="45.2848029974213">
                <text:p>45.28480299742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.7686151594747">
                <text:p>23.7686151594747</text:p>
              </table:table-cell>
              <table:table-cell office:value-type="float" office:value="45.7933104690402">
                <text:p>45.79331046904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9393982999964">
                <text:p>22.9393982999964</text:p>
              </table:table-cell>
              <table:table-cell office:value-type="float" office:value="38.4797534892608">
                <text:p>38.47975348926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2798611890427">
                <text:p>25.2798611890427</text:p>
              </table:table-cell>
              <table:table-cell office:value-type="float" office:value="37.8589621074515">
                <text:p>37.85896210745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6964378136584">
                <text:p>22.6964378136584</text:p>
              </table:table-cell>
              <table:table-cell office:value-type="float" office:value="46.291994710268">
                <text:p>46.2919947102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3647653819084">
                <text:p>25.3647653819084</text:p>
              </table:table-cell>
              <table:table-cell office:value-type="float" office:value="37.5984393258272">
                <text:p>37.59843932582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.7668874358726">
                <text:p>22.7668874358726</text:p>
              </table:table-cell>
              <table:table-cell office:value-type="float" office:value="48.1924993237354">
                <text:p>48.19249932373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.0990563395378">
                <text:p>23.0990563395378</text:p>
              </table:table-cell>
              <table:table-cell office:value-type="float" office:value="35.7948672288264">
                <text:p>35.79486722882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.0435058444768">
                <text:p>25.0435058444768</text:p>
              </table:table-cell>
              <table:table-cell office:value-type="float" office:value="36.6393782788156">
                <text:p>36.63937827881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6578028200361">
                <text:p>21.6578028200361</text:p>
              </table:table-cell>
              <table:table-cell office:value-type="float" office:value="36.9696634726165">
                <text:p>36.96966347261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.7960960222937">
                <text:p>24.7960960222937</text:p>
              </table:table-cell>
              <table:table-cell office:value-type="float" office:value="38.8926034808123">
                <text:p>38.89260348081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8958224761864">
                <text:p>23.8958224761864</text:p>
              </table:table-cell>
              <table:table-cell office:value-type="float" office:value="47.2717327335898">
                <text:p>47.27173273358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.9123734459615">
                <text:p>25.9123734459615</text:p>
              </table:table-cell>
              <table:table-cell office:value-type="float" office:value="36.9211302518244">
                <text:p>36.92113025182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.6057853755575">
                <text:p>26.6057853755575</text:p>
              </table:table-cell>
              <table:table-cell office:value-type="float" office:value="29.1378613361384">
                <text:p>29.13786133613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7723975423219">
                <text:p>23.7723975423219</text:p>
              </table:table-cell>
              <table:table-cell office:value-type="float" office:value="44.9711837718131">
                <text:p>44.97118377181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.1631308017979">
                <text:p>25.1631308017979</text:p>
              </table:table-cell>
              <table:table-cell office:value-type="float" office:value="28.7432057218136">
                <text:p>28.74320572181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.7413553466478">
                <text:p>26.7413553466478</text:p>
              </table:table-cell>
              <table:table-cell office:value-type="float" office:value="30.3502754789654">
                <text:p>30.35027547896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.6363608777427">
                <text:p>24.6363608777427</text:p>
              </table:table-cell>
              <table:table-cell office:value-type="float" office:value="36.631076049941">
                <text:p>36.6310760499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0584220020917">
                <text:p>23.0584220020917</text:p>
              </table:table-cell>
              <table:table-cell office:value-type="float" office:value="35.1806263651082">
                <text:p>35.18062636510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4400414746868">
                <text:p>21.4400414746868</text:p>
              </table:table-cell>
              <table:table-cell office:value-type="float" office:value="46.8853281598248">
                <text:p>46.88532815982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.6000866635627">
                <text:p>20.6000866635627</text:p>
              </table:table-cell>
              <table:table-cell office:value-type="float" office:value="44.7528539172326">
                <text:p>44.75285391723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.905064778529">
                <text:p>25.905064778529</text:p>
              </table:table-cell>
              <table:table-cell office:value-type="float" office:value="28.4740589428525">
                <text:p>28.47405894285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9670527197706">
                <text:p>23.9670527197706</text:p>
              </table:table-cell>
              <table:table-cell office:value-type="float" office:value="39.0068708745435">
                <text:p>39.00687087454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.9281311173359">
                <text:p>19.9281311173359</text:p>
              </table:table-cell>
              <table:table-cell office:value-type="float" office:value="46.6855692267363">
                <text:p>46.68556922673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.8725797305707">
                <text:p>22.8725797305707</text:p>
              </table:table-cell>
              <table:table-cell office:value-type="float" office:value="37.76998513247">
                <text:p>37.769985132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1894136797911">
                <text:p>21.1894136797911</text:p>
              </table:table-cell>
              <table:table-cell office:value-type="float" office:value="44.2753757327575">
                <text:p>44.27537573275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9890660838628">
                <text:p>23.9890660838628</text:p>
              </table:table-cell>
              <table:table-cell office:value-type="float" office:value="46.1148132621339">
                <text:p>46.11481326213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.7136794026299">
                <text:p>19.7136794026299</text:p>
              </table:table-cell>
              <table:table-cell office:value-type="float" office:value="45.8564387966303">
                <text:p>45.85643879663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.1825326996411">
                <text:p>21.1825326996411</text:p>
              </table:table-cell>
              <table:table-cell office:value-type="float" office:value="47.9373602424392">
                <text:p>47.93736024243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3859115279371">
                <text:p>23.3859115279371</text:p>
              </table:table-cell>
              <table:table-cell office:value-type="float" office:value="44.8427586881164">
                <text:p>44.84275868811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6397788391353">
                <text:p>25.6397788391353</text:p>
              </table:table-cell>
              <table:table-cell office:value-type="float" office:value="29.2555403635232">
                <text:p>29.25554036352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.5309034412403">
                <text:p>26.5309034412403</text:p>
              </table:table-cell>
              <table:table-cell office:value-type="float" office:value="25.7934218845406">
                <text:p>25.79342188454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4743561873235">
                <text:p>24.4743561873235</text:p>
              </table:table-cell>
              <table:table-cell office:value-type="float" office:value="37.1053736573846">
                <text:p>37.10537365738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.9579331373777">
                <text:p>23.9579331373777</text:p>
              </table:table-cell>
              <table:table-cell office:value-type="float" office:value="26.4502332277509">
                <text:p>26.45023322775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.2748777166982">
                <text:p>20.2748777166982</text:p>
              </table:table-cell>
              <table:table-cell office:value-type="float" office:value="45.790474122922">
                <text:p>45.7904741229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.3645444926502">
                <text:p>20.3645444926502</text:p>
              </table:table-cell>
              <table:table-cell office:value-type="float" office:value="46.1162219829693">
                <text:p>46.11622198296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.0373972269659">
                <text:p>26.0373972269659</text:p>
              </table:table-cell>
              <table:table-cell office:value-type="float" office:value="37.1482519153745">
                <text:p>37.14825191537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.0634568165712">
                <text:p>23.0634568165712</text:p>
              </table:table-cell>
              <table:table-cell office:value-type="float" office:value="44.5737140508167">
                <text:p>44.57371405081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3291649134514">
                <text:p>23.3291649134514</text:p>
              </table:table-cell>
              <table:table-cell office:value-type="float" office:value="35.7716001238993">
                <text:p>35.77160012389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.0310706782674">
                <text:p>21.0310706782674</text:p>
              </table:table-cell>
              <table:table-cell office:value-type="float" office:value="45.3909366640498">
                <text:p>45.39093666404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.9512019884917">
                <text:p>20.9512019884917</text:p>
              </table:table-cell>
              <table:table-cell office:value-type="float" office:value="45.8973178894132">
                <text:p>45.89731788941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.8037829402915">
                <text:p>26.8037829402915</text:p>
              </table:table-cell>
              <table:table-cell office:value-type="float" office:value="26.1754923306109">
                <text:p>26.17549233061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.5802586578424">
                <text:p>26.5802586578424</text:p>
              </table:table-cell>
              <table:table-cell office:value-type="float" office:value="26.7989711976933">
                <text:p>26.79897119769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.7404553607035">
                <text:p>20.7404553607035</text:p>
              </table:table-cell>
              <table:table-cell office:value-type="float" office:value="46.8091964973802">
                <text:p>46.80919649738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.6805553635869">
                <text:p>22.6805553635869</text:p>
              </table:table-cell>
              <table:table-cell office:value-type="float" office:value="45.5864355514506">
                <text:p>45.58643555145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.0993447216516">
                <text:p>24.0993447216516</text:p>
              </table:table-cell>
              <table:table-cell office:value-type="float" office:value="39.5306700802304">
                <text:p>39.53067008023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6302625900833">
                <text:p>24.6302625900833</text:p>
              </table:table-cell>
              <table:table-cell office:value-type="float" office:value="34.8990433172776">
                <text:p>34.89904331727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2054041617623">
                <text:p>27.2054041617623</text:p>
              </table:table-cell>
              <table:table-cell office:value-type="float" office:value="26.3252824230286">
                <text:p>26.32528242302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.5941622709961">
                <text:p>22.5941622709961</text:p>
              </table:table-cell>
              <table:table-cell office:value-type="float" office:value="35.1188787451385">
                <text:p>35.11887874513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.5332061567505">
                <text:p>20.5332061567505</text:p>
              </table:table-cell>
              <table:table-cell office:value-type="float" office:value="45.3153469251626">
                <text:p>45.31534692516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2140993491536">
                <text:p>25.2140993491536</text:p>
              </table:table-cell>
              <table:table-cell office:value-type="float" office:value="28.8126027651244">
                <text:p>28.81260276512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.8125423808633">
                <text:p>25.8125423808633</text:p>
              </table:table-cell>
              <table:table-cell office:value-type="float" office:value="28.4071933975381">
                <text:p>28.40719339753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.3184850961785">
                <text:p>25.3184850961785</text:p>
              </table:table-cell>
              <table:table-cell office:value-type="float" office:value="37.3409374836292">
                <text:p>37.34093748362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.7697858506718">
                <text:p>21.7697858506718</text:p>
              </table:table-cell>
              <table:table-cell office:value-type="float" office:value="35.7606444292541">
                <text:p>35.76064442925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5014175610679">
                <text:p>26.5014175610679</text:p>
              </table:table-cell>
              <table:table-cell office:value-type="float" office:value="26.0558934124698">
                <text:p>26.05589341246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.0573471120298">
                <text:p>22.0573471120298</text:p>
              </table:table-cell>
              <table:table-cell office:value-type="float" office:value="37.7934126318982">
                <text:p>37.79341263189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.1087210462592">
                <text:p>20.1087210462592</text:p>
              </table:table-cell>
              <table:table-cell office:value-type="float" office:value="46.3512597516488">
                <text:p>46.35125975164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.1677719341486">
                <text:p>27.1677719341486</text:p>
              </table:table-cell>
              <table:table-cell office:value-type="float" office:value="29.8342784638002">
                <text:p>29.83427846380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5323411946119">
                <text:p>24.5323411946119</text:p>
              </table:table-cell>
              <table:table-cell office:value-type="float" office:value="38.7008726772474">
                <text:p>38.70087267724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.6803082546907">
                <text:p>24.6803082546907</text:p>
              </table:table-cell>
              <table:table-cell office:value-type="float" office:value="26.643603778331">
                <text:p>26.6436037783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3.1952375216652">
                <text:p>23.1952375216652</text:p>
              </table:table-cell>
              <table:table-cell office:value-type="float" office:value="44.5631905151442">
                <text:p>44.56319051514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.1189710498466">
                <text:p>23.1189710498466</text:p>
              </table:table-cell>
              <table:table-cell office:value-type="float" office:value="47.6368031133558">
                <text:p>47.63680311335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.9125000507425">
                <text:p>22.9125000507425</text:p>
              </table:table-cell>
              <table:table-cell office:value-type="float" office:value="44.6749381620579">
                <text:p>44.67493816205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.0869683155328">
                <text:p>20.0869683155328</text:p>
              </table:table-cell>
              <table:table-cell office:value-type="float" office:value="46.2778446188029">
                <text:p>46.27784461880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.1111019622131">
                <text:p>20.1111019622131</text:p>
              </table:table-cell>
              <table:table-cell office:value-type="float" office:value="45.0572196263817">
                <text:p>45.05721962638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.6812073923792">
                <text:p>21.6812073923792</text:p>
              </table:table-cell>
              <table:table-cell office:value-type="float" office:value="37.5807826956495">
                <text:p>37.58078269564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3.5219174265194">
                <text:p>23.5219174265194</text:p>
              </table:table-cell>
              <table:table-cell office:value-type="float" office:value="37.2538402911776">
                <text:p>37.25384029117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.4466695138485">
                <text:p>22.4466695138485</text:p>
              </table:table-cell>
              <table:table-cell office:value-type="float" office:value="47.913240020741">
                <text:p>47.9132400207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.3906647443298">
                <text:p>24.3906647443298</text:p>
              </table:table-cell>
              <table:table-cell office:value-type="float" office:value="38.0859668137582">
                <text:p>38.08596681375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.05508814147">
                <text:p>20.05508814147</text:p>
              </table:table-cell>
              <table:table-cell office:value-type="float" office:value="44.7899817185195">
                <text:p>44.78998171851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.4687846053982">
                <text:p>23.4687846053982</text:p>
              </table:table-cell>
              <table:table-cell office:value-type="float" office:value="27.225884993064">
                <text:p>27.2258849930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.6263103223631">
                <text:p>25.6263103223631</text:p>
              </table:table-cell>
              <table:table-cell office:value-type="float" office:value="30.3570914489525">
                <text:p>30.35709144895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5161212035306">
                <text:p>26.5161212035306</text:p>
              </table:table-cell>
              <table:table-cell office:value-type="float" office:value="27.6451271295986">
                <text:p>27.64512712959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.0211247999271">
                <text:p>24.0211247999271</text:p>
              </table:table-cell>
              <table:table-cell office:value-type="float" office:value="26.7091941969415">
                <text:p>26.70919419694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3291613086393">
                <text:p>25.3291613086393</text:p>
              </table:table-cell>
              <table:table-cell office:value-type="float" office:value="37.0026598681596">
                <text:p>37.00265986815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.3708771758976">
                <text:p>21.3708771758976</text:p>
              </table:table-cell>
              <table:table-cell office:value-type="float" office:value="47.4839066016204">
                <text:p>47.48390660162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0471306385524">
                <text:p>26.0471306385524</text:p>
              </table:table-cell>
              <table:table-cell office:value-type="float" office:value="30.4188635913456">
                <text:p>30.41886359134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.9713273920039">
                <text:p>22.9713273920039</text:p>
              </table:table-cell>
              <table:table-cell office:value-type="float" office:value="37.8301268794485">
                <text:p>37.83012687944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6600693770375">
                <text:p>24.6600693770375</text:p>
              </table:table-cell>
              <table:table-cell office:value-type="float" office:value="35.4047564027164">
                <text:p>35.40475640271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.3604871557621">
                <text:p>21.3604871557621</text:p>
              </table:table-cell>
              <table:table-cell office:value-type="float" office:value="43.92769821837">
                <text:p>43.927698218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.991765973115">
                <text:p>21.991765973115</text:p>
              </table:table-cell>
              <table:table-cell office:value-type="float" office:value="46.7281459623371">
                <text:p>46.72814596233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.6673287095361">
                <text:p>23.6673287095361</text:p>
              </table:table-cell>
              <table:table-cell office:value-type="float" office:value="29.2738682824624">
                <text:p>29.27386828246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8831583508373">
                <text:p>26.8831583508373</text:p>
              </table:table-cell>
              <table:table-cell office:value-type="float" office:value="28.6814949459782">
                <text:p>28.681494945978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.6850959643694">
                <text:p>23.6850959643694</text:p>
              </table:table-cell>
              <table:table-cell office:value-type="float" office:value="28.5605259920147">
                <text:p>28.56052599201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.3082734592202">
                <text:p>23.3082734592202</text:p>
              </table:table-cell>
              <table:table-cell office:value-type="float" office:value="36.8214418991729">
                <text:p>36.82144189917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.5574525064927">
                <text:p>24.5574525064927</text:p>
              </table:table-cell>
              <table:table-cell office:value-type="float" office:value="37.4492357905449">
                <text:p>37.44923579054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.5419293840356">
                <text:p>24.5419293840356</text:p>
              </table:table-cell>
              <table:table-cell office:value-type="float" office:value="27.8135933294337">
                <text:p>27.81359332943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.3621864323837">
                <text:p>25.3621864323837</text:p>
              </table:table-cell>
              <table:table-cell office:value-type="float" office:value="38.1755336477117">
                <text:p>38.17553364771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.8240655681202">
                <text:p>19.8240655681202</text:p>
              </table:table-cell>
              <table:table-cell office:value-type="float" office:value="46.0176326533978">
                <text:p>46.01763265339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.0375682294622">
                <text:p>23.0375682294622</text:p>
              </table:table-cell>
              <table:table-cell office:value-type="float" office:value="37.6024062897845">
                <text:p>37.60240628978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.4939936802132">
                <text:p>21.4939936802132</text:p>
              </table:table-cell>
              <table:table-cell office:value-type="float" office:value="44.3177396486671">
                <text:p>44.31773964866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.1456879921693">
                <text:p>24.1456879921693</text:p>
              </table:table-cell>
              <table:table-cell office:value-type="float" office:value="28.5263859468959">
                <text:p>28.52638594689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3.3942385601533">
                <text:p>23.3942385601533</text:p>
              </table:table-cell>
              <table:table-cell office:value-type="float" office:value="46.8250692761579">
                <text:p>46.82506927615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.7745324597199">
                <text:p>20.7745324597199</text:p>
              </table:table-cell>
              <table:table-cell office:value-type="float" office:value="46.9279361865573">
                <text:p>46.92793618655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.7538763808852">
                <text:p>21.7538763808852</text:p>
              </table:table-cell>
              <table:table-cell office:value-type="float" office:value="45.1602866614691">
                <text:p>45.16028666146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3.0288463745077">
                <text:p>23.0288463745077</text:p>
              </table:table-cell>
              <table:table-cell office:value-type="float" office:value="45.991422532576">
                <text:p>45.9914225325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5.0229829468997">
                <text:p>25.0229829468997</text:p>
              </table:table-cell>
              <table:table-cell office:value-type="float" office:value="37.2702851474766">
                <text:p>37.27028514747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2.5382095483133">
                <text:p>22.5382095483133</text:p>
              </table:table-cell>
              <table:table-cell office:value-type="float" office:value="37.8436512458152">
                <text:p>37.84365124581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.7037424726762">
                <text:p>22.7037424726762</text:p>
              </table:table-cell>
              <table:table-cell office:value-type="float" office:value="35.6913482614575">
                <text:p>35.69134826145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.3247618036835">
                <text:p>23.3247618036835</text:p>
              </table:table-cell>
              <table:table-cell office:value-type="float" office:value="36.7758080763336">
                <text:p>36.77580807633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.4777099797974">
                <text:p>25.4777099797974</text:p>
              </table:table-cell>
              <table:table-cell office:value-type="float" office:value="29.4500992513486">
                <text:p>29.45009925134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.4943691638692">
                <text:p>24.4943691638692</text:p>
              </table:table-cell>
              <table:table-cell office:value-type="float" office:value="38.3701862034338">
                <text:p>38.37018620343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.4620787923381">
                <text:p>24.4620787923381</text:p>
              </table:table-cell>
              <table:table-cell office:value-type="float" office:value="35.680207002545">
                <text:p>35.6802070025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.0002754702366">
                <text:p>25.0002754702366</text:p>
              </table:table-cell>
              <table:table-cell office:value-type="float" office:value="27.4220594673755">
                <text:p>27.42205946737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.8840869533059">
                <text:p>21.8840869533059</text:p>
              </table:table-cell>
              <table:table-cell office:value-type="float" office:value="47.2302677526372">
                <text:p>47.23026775263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.4144194553432">
                <text:p>22.4144194553432</text:p>
              </table:table-cell>
              <table:table-cell office:value-type="float" office:value="39.0862507923968">
                <text:p>39.08625079239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3.2958812747781">
                <text:p>23.2958812747781</text:p>
              </table:table-cell>
              <table:table-cell office:value-type="float" office:value="27.5645492805815">
                <text:p>27.56454928058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.1332163729346">
                <text:p>27.1332163729346</text:p>
              </table:table-cell>
              <table:table-cell office:value-type="float" office:value="29.2986103333428">
                <text:p>29.29861033334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.3231870206091">
                <text:p>21.3231870206091</text:p>
              </table:table-cell>
              <table:table-cell office:value-type="float" office:value="43.8366838456681">
                <text:p>43.836683845668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.7227025929993">
                <text:p>26.7227025929993</text:p>
              </table:table-cell>
              <table:table-cell office:value-type="float" office:value="27.0140255585563">
                <text:p>27.01402555855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6.4278109818418">
                <text:p>26.4278109818418</text:p>
              </table:table-cell>
              <table:table-cell office:value-type="float" office:value="26.5442240294301">
                <text:p>26.54422402943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.2842445110487">
                <text:p>23.2842445110487</text:p>
              </table:table-cell>
              <table:table-cell office:value-type="float" office:value="45.0092380440444">
                <text:p>45.00923804404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.4495087438392">
                <text:p>25.4495087438392</text:p>
              </table:table-cell>
              <table:table-cell office:value-type="float" office:value="28.1115330013863">
                <text:p>28.11153300138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.7074302928754">
                <text:p>23.7074302928754</text:p>
              </table:table-cell>
              <table:table-cell office:value-type="float" office:value="38.5521671043037">
                <text:p>38.55216710430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.9132246454589">
                <text:p>22.9132246454589</text:p>
              </table:table-cell>
              <table:table-cell office:value-type="float" office:value="46.5964264788571">
                <text:p>46.59642647885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.7504850105949">
                <text:p>26.7504850105949</text:p>
              </table:table-cell>
              <table:table-cell office:value-type="float" office:value="27.8778904696205">
                <text:p>27.87789046962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.1664944256774">
                <text:p>25.1664944256774</text:p>
              </table:table-cell>
              <table:table-cell office:value-type="float" office:value="30.5256582514523">
                <text:p>30.52565825145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.0132817232812">
                <text:p>23.0132817232812</text:p>
              </table:table-cell>
              <table:table-cell office:value-type="float" office:value="37.3235420684716">
                <text:p>37.32354206847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.5342455129671">
                <text:p>23.5342455129671</text:p>
              </table:table-cell>
              <table:table-cell office:value-type="float" office:value="29.1713562622609">
                <text:p>29.17135626226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.0570065089607">
                <text:p>28.0570065089607</text:p>
              </table:table-cell>
              <table:table-cell office:value-type="float" office:value="28.2719863161588">
                <text:p>28.27198631615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.2827212630987">
                <text:p>27.2827212630987</text:p>
              </table:table-cell>
              <table:table-cell office:value-type="float" office:value="29.2661120868584">
                <text:p>29.26611208685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.0603501818563">
                <text:p>23.0603501818563</text:p>
              </table:table-cell>
              <table:table-cell office:value-type="float" office:value="35.4968050915662">
                <text:p>35.49680509156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.8445235936717">
                <text:p>19.8445235936717</text:p>
              </table:table-cell>
              <table:table-cell office:value-type="float" office:value="46.8799171214258">
                <text:p>46.87991712142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5.9237108333213">
                <text:p>25.9237108333213</text:p>
              </table:table-cell>
              <table:table-cell office:value-type="float" office:value="36.7789459255962">
                <text:p>36.77894592559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.4654815702667">
                <text:p>26.4654815702667</text:p>
              </table:table-cell>
              <table:table-cell office:value-type="float" office:value="28.9857958630836">
                <text:p>28.98579586308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.8804554166774">
                <text:p>27.8804554166774</text:p>
              </table:table-cell>
              <table:table-cell office:value-type="float" office:value="27.2333471926432">
                <text:p>27.23334719264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.9455745501497">
                <text:p>27.9455745501497</text:p>
              </table:table-cell>
              <table:table-cell office:value-type="float" office:value="27.2781903784355">
                <text:p>27.27819037843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.9799434463939">
                <text:p>21.9799434463939</text:p>
              </table:table-cell>
              <table:table-cell office:value-type="float" office:value="38.8656124882967">
                <text:p>38.86561248829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.9040068078767">
                <text:p>24.9040068078767</text:p>
              </table:table-cell>
              <table:table-cell office:value-type="float" office:value="37.6092439486854">
                <text:p>37.60924394868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.1607495423517">
                <text:p>23.1607495423517</text:p>
              </table:table-cell>
              <table:table-cell office:value-type="float" office:value="37.6051948550448">
                <text:p>37.60519485504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.91261317862">
                <text:p>24.91261317862</text:p>
              </table:table-cell>
              <table:table-cell office:value-type="float" office:value="36.0197408651192">
                <text:p>36.01974086511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.4540339217897">
                <text:p>21.4540339217897</text:p>
              </table:table-cell>
              <table:table-cell office:value-type="float" office:value="36.9382339779788">
                <text:p>36.93823397797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.4916997396088">
                <text:p>24.4916997396088</text:p>
              </table:table-cell>
              <table:table-cell office:value-type="float" office:value="46.203734670496">
                <text:p>46.2037346704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.4276012189419">
                <text:p>22.4276012189419</text:p>
              </table:table-cell>
              <table:table-cell office:value-type="float" office:value="44.9360472416976">
                <text:p>44.93604724169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.963508094207">
                <text:p>23.963508094207</text:p>
              </table:table-cell>
              <table:table-cell office:value-type="float" office:value="29.5198640516825">
                <text:p>29.51986405168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1.942940089504">
                <text:p>21.942940089504</text:p>
              </table:table-cell>
              <table:table-cell office:value-type="float" office:value="47.6256193975822">
                <text:p>47.62561939758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.0241659078868">
                <text:p>23.0241659078868</text:p>
              </table:table-cell>
              <table:table-cell office:value-type="float" office:value="46.9163299385806">
                <text:p>46.91632993858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.6553974762569">
                <text:p>22.6553974762569</text:p>
              </table:table-cell>
              <table:table-cell office:value-type="float" office:value="44.5553498701171">
                <text:p>44.55534987011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5.1396247409511">
                <text:p>25.1396247409511</text:p>
              </table:table-cell>
              <table:table-cell office:value-type="float" office:value="27.6662876862689">
                <text:p>27.66628768626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.2193785735139">
                <text:p>22.2193785735139</text:p>
              </table:table-cell>
              <table:table-cell office:value-type="float" office:value="36.8681747305708">
                <text:p>36.86817473057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.9231727511298">
                <text:p>20.9231727511298</text:p>
              </table:table-cell>
              <table:table-cell office:value-type="float" office:value="45.6508569464506">
                <text:p>45.65085694645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.8683931145585">
                <text:p>24.8683931145585</text:p>
              </table:table-cell>
              <table:table-cell office:value-type="float" office:value="39.2126614515145">
                <text:p>39.21266145151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.0147745542505">
                <text:p>23.0147745542505</text:p>
              </table:table-cell>
              <table:table-cell office:value-type="float" office:value="48.0687847828048">
                <text:p>48.06878478280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4.2544571646405">
                <text:p>24.2544571646405</text:p>
              </table:table-cell>
              <table:table-cell office:value-type="float" office:value="34.7991070667829">
                <text:p>34.79910706678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.0494646224794">
                <text:p>25.0494646224794</text:p>
              </table:table-cell>
              <table:table-cell office:value-type="float" office:value="36.7710077318712">
                <text:p>36.77100773187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.7199157368233">
                <text:p>20.7199157368233</text:p>
              </table:table-cell>
              <table:table-cell office:value-type="float" office:value="45.7449393100212">
                <text:p>45.74493931002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.9063569366474">
                <text:p>24.9063569366474</text:p>
              </table:table-cell>
              <table:table-cell office:value-type="float" office:value="28.0402367225442">
                <text:p>28.04023672254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.2230232054559">
                <text:p>23.2230232054559</text:p>
              </table:table-cell>
              <table:table-cell office:value-type="float" office:value="47.9413868943829">
                <text:p>47.94138689438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.9603879166056">
                <text:p>22.9603879166056</text:p>
              </table:table-cell>
              <table:table-cell office:value-type="float" office:value="37.5163803237048">
                <text:p>37.51638032370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.1996520608979">
                <text:p>23.1996520608979</text:p>
              </table:table-cell>
              <table:table-cell office:value-type="float" office:value="48.0926019715166">
                <text:p>48.092601971516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6.9445322309027">
                <text:p>26.9445322309027</text:p>
              </table:table-cell>
              <table:table-cell office:value-type="float" office:value="27.4705881729645">
                <text:p>27.47058817296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1.8862548020523">
                <text:p>21.8862548020523</text:p>
              </table:table-cell>
              <table:table-cell office:value-type="float" office:value="38.4150649816713">
                <text:p>38.41506498167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.1664087953694">
                <text:p>20.1664087953694</text:p>
              </table:table-cell>
              <table:table-cell office:value-type="float" office:value="45.1899135402717">
                <text:p>45.18991354027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6.4657729323886">
                <text:p>26.4657729323886</text:p>
              </table:table-cell>
              <table:table-cell office:value-type="float" office:value="27.122424450654">
                <text:p>27.1224244506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.5119122206314">
                <text:p>21.5119122206314</text:p>
              </table:table-cell>
              <table:table-cell office:value-type="float" office:value="48.2898310070425">
                <text:p>48.28983100704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.1218484033868">
                <text:p>24.1218484033868</text:p>
              </table:table-cell>
              <table:table-cell office:value-type="float" office:value="46.5449498939638">
                <text:p>46.54494989396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.3271179689922">
                <text:p>23.3271179689922</text:p>
              </table:table-cell>
              <table:table-cell office:value-type="float" office:value="38.0235105389331">
                <text:p>38.02351053893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7.402777095202">
                <text:p>27.402777095202</text:p>
              </table:table-cell>
              <table:table-cell office:value-type="float" office:value="28.3426113027005">
                <text:p>28.34261130270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.0842495468546">
                <text:p>26.0842495468546</text:p>
              </table:table-cell>
              <table:table-cell office:value-type="float" office:value="29.7561679679462">
                <text:p>29.75616796794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.174515290543">
                <text:p>24.174515290543</text:p>
              </table:table-cell>
              <table:table-cell office:value-type="float" office:value="36.6800566615254">
                <text:p>36.68005666152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2.0698405062695">
                <text:p>22.0698405062695</text:p>
              </table:table-cell>
              <table:table-cell office:value-type="float" office:value="43.9740631851623">
                <text:p>43.97406318516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.5879043911259">
                <text:p>23.5879043911259</text:p>
              </table:table-cell>
              <table:table-cell office:value-type="float" office:value="36.783738370491">
                <text:p>36.7837383704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2.2017927102363">
                <text:p>22.2017927102363</text:p>
              </table:table-cell>
              <table:table-cell office:value-type="float" office:value="37.8622859618155">
                <text:p>37.86228596181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5.2307005366497">
                <text:p>25.2307005366497</text:p>
              </table:table-cell>
              <table:table-cell office:value-type="float" office:value="37.3201170055874">
                <text:p>37.32011700558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.5913449787792">
                <text:p>24.5913449787792</text:p>
              </table:table-cell>
              <table:table-cell office:value-type="float" office:value="36.0877011392577">
                <text:p>36.087701139257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.571461763458">
                <text:p>20.571461763458</text:p>
              </table:table-cell>
              <table:table-cell office:value-type="float" office:value="48.0698361231986">
                <text:p>48.06983612319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.31692233202">
                <text:p>23.31692233202</text:p>
              </table:table-cell>
              <table:table-cell office:value-type="float" office:value="27.5667872915332">
                <text:p>27.56678729153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.82296658045">
                <text:p>23.82296658045</text:p>
              </table:table-cell>
              <table:table-cell office:value-type="float" office:value="37.1221548648289">
                <text:p>37.12215486482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2.1061960641626">
                <text:p>22.1061960641626</text:p>
              </table:table-cell>
              <table:table-cell office:value-type="float" office:value="48.2193812907335">
                <text:p>48.21938129073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2.8729660508975">
                <text:p>22.8729660508975</text:p>
              </table:table-cell>
              <table:table-cell office:value-type="float" office:value="43.8126849050075">
                <text:p>43.81268490500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2.9374946268506">
                <text:p>22.9374946268506</text:p>
              </table:table-cell>
              <table:table-cell office:value-type="float" office:value="37.824081238824">
                <text:p>37.8240812388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.8018157516999">
                <text:p>20.8018157516999</text:p>
              </table:table-cell>
              <table:table-cell office:value-type="float" office:value="47.9012491916189">
                <text:p>47.901249191618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5.866655804788">
                <text:p>25.866655804788</text:p>
              </table:table-cell>
              <table:table-cell office:value-type="float" office:value="30.2835601455298">
                <text:p>30.28356014552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2.0600498751045">
                <text:p>22.0600498751045</text:p>
              </table:table-cell>
              <table:table-cell office:value-type="float" office:value="44.3795718266782">
                <text:p>44.37957182667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3.8192419618914">
                <text:p>23.8192419618914</text:p>
              </table:table-cell>
              <table:table-cell office:value-type="float" office:value="29.2681061581409">
                <text:p>29.26810615814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.9788877151017">
                <text:p>19.9788877151017</text:p>
              </table:table-cell>
              <table:table-cell office:value-type="float" office:value="45.6230439683693">
                <text:p>45.62304396836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5.235428974738">
                <text:p>25.235428974738</text:p>
              </table:table-cell>
              <table:table-cell office:value-type="float" office:value="38.7380825706635">
                <text:p>38.73808257066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.845912645739">
                <text:p>22.845912645739</text:p>
              </table:table-cell>
              <table:table-cell office:value-type="float" office:value="36.8898000461904">
                <text:p>36.88980004619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.5928105674427">
                <text:p>21.5928105674427</text:p>
              </table:table-cell>
              <table:table-cell office:value-type="float" office:value="45.5859227471107">
                <text:p>45.58592274711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6.3739818468531">
                <text:p>26.3739818468531</text:p>
              </table:table-cell>
              <table:table-cell office:value-type="float" office:value="26.6692431097699">
                <text:p>26.66924310976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6.8322907772755">
                <text:p>26.8322907772755</text:p>
              </table:table-cell>
              <table:table-cell office:value-type="float" office:value="27.9005590251105">
                <text:p>27.90055902511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6.3011454214465">
                <text:p>26.3011454214465</text:p>
              </table:table-cell>
              <table:table-cell office:value-type="float" office:value="28.6934727272584">
                <text:p>28.69347272725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.8698783811753">
                <text:p>22.8698783811753</text:p>
              </table:table-cell>
              <table:table-cell office:value-type="float" office:value="35.2747209967604">
                <text:p>35.27472099676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.4540648599629">
                <text:p>22.4540648599629</text:p>
              </table:table-cell>
              <table:table-cell office:value-type="float" office:value="38.5235320645475">
                <text:p>38.52353206454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.2865627685643">
                <text:p>25.2865627685643</text:p>
              </table:table-cell>
              <table:table-cell office:value-type="float" office:value="35.407394306252">
                <text:p>35.4073943062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.6714689919889">
                <text:p>26.6714689919889</text:p>
              </table:table-cell>
              <table:table-cell office:value-type="float" office:value="26.6849354470401">
                <text:p>26.68493544704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6.6418702574835">
                <text:p>26.6418702574835</text:p>
              </table:table-cell>
              <table:table-cell office:value-type="float" office:value="29.8729868980076">
                <text:p>29.87298689800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.4540256042192">
                <text:p>21.4540256042192</text:p>
              </table:table-cell>
              <table:table-cell office:value-type="float" office:value="47.4543109400039">
                <text:p>47.45431094000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4.0809965872006">
                <text:p>24.0809965872006</text:p>
              </table:table-cell>
              <table:table-cell office:value-type="float" office:value="47.3588312844781">
                <text:p>47.358831284478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6.590390786501">
                <text:p>26.590390786501</text:p>
              </table:table-cell>
              <table:table-cell office:value-type="float" office:value="26.8944599597178">
                <text:p>26.89445995971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.0225926984462">
                <text:p>24.0225926984462</text:p>
              </table:table-cell>
              <table:table-cell office:value-type="float" office:value="26.3991032117276">
                <text:p>26.39910321172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.8612143974871">
                <text:p>24.8612143974871</text:p>
              </table:table-cell>
              <table:table-cell office:value-type="float" office:value="37.8536499161431">
                <text:p>37.85364991614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.7056310226311">
                <text:p>20.7056310226311</text:p>
              </table:table-cell>
              <table:table-cell office:value-type="float" office:value="46.6351494999354">
                <text:p>46.635149499935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.7906647471018">
                <text:p>23.7906647471018</text:p>
              </table:table-cell>
              <table:table-cell office:value-type="float" office:value="44.7199589488415">
                <text:p>44.71995894884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.8835219584767">
                <text:p>26.8835219584767</text:p>
              </table:table-cell>
              <table:table-cell office:value-type="float" office:value="27.3607218350509">
                <text:p>27.36072183505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.9885700749433">
                <text:p>27.9885700749433</text:p>
              </table:table-cell>
              <table:table-cell office:value-type="float" office:value="27.5326284629002">
                <text:p>27.53262846290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.5232268698241">
                <text:p>23.5232268698241</text:p>
              </table:table-cell>
              <table:table-cell office:value-type="float" office:value="35.6404333156186">
                <text:p>35.64043331561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7.4497431740437">
                <text:p>27.4497431740437</text:p>
              </table:table-cell>
              <table:table-cell office:value-type="float" office:value="29.3646326032231">
                <text:p>29.36463260322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2.3833858353476">
                <text:p>22.3833858353476</text:p>
              </table:table-cell>
              <table:table-cell office:value-type="float" office:value="35.7452519034866">
                <text:p>35.74525190348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.5950209174741">
                <text:p>24.5950209174741</text:p>
              </table:table-cell>
              <table:table-cell office:value-type="float" office:value="26.0302687135868">
                <text:p>26.030268713586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5.5021071656187">
                <text:p>25.5021071656187</text:p>
              </table:table-cell>
              <table:table-cell office:value-type="float" office:value="28.6653575258894">
                <text:p>28.66535752588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.1105046442671">
                <text:p>20.1105046442671</text:p>
              </table:table-cell>
              <table:table-cell office:value-type="float" office:value="44.6225379617669">
                <text:p>44.62253796176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1.7015278048941">
                <text:p>21.7015278048941</text:p>
              </table:table-cell>
              <table:table-cell office:value-type="float" office:value="38.2172158589602">
                <text:p>38.21721585896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2.8911567364777">
                <text:p>22.8911567364777</text:p>
              </table:table-cell>
              <table:table-cell office:value-type="float" office:value="36.7688966220179">
                <text:p>36.76889662201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.3751463135096">
                <text:p>22.3751463135096</text:p>
              </table:table-cell>
              <table:table-cell office:value-type="float" office:value="47.6958557484808">
                <text:p>47.69585574848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.5851417317184">
                <text:p>26.5851417317184</text:p>
              </table:table-cell>
              <table:table-cell office:value-type="float" office:value="27.0182474186606">
                <text:p>27.018247418660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5.746122212576">
                <text:p>25.746122212576</text:p>
              </table:table-cell>
              <table:table-cell office:value-type="float" office:value="27.6996433940043">
                <text:p>27.699643394004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2.0274016596466">
                <text:p>22.0274016596466</text:p>
              </table:table-cell>
              <table:table-cell office:value-type="float" office:value="44.4452119644643">
                <text:p>44.445211964464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5.7132280550605">
                <text:p>25.7132280550605</text:p>
              </table:table-cell>
              <table:table-cell office:value-type="float" office:value="38.3068061811876">
                <text:p>38.30680618118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.9274850170611">
                <text:p>26.9274850170611</text:p>
              </table:table-cell>
              <table:table-cell office:value-type="float" office:value="26.0709793770752">
                <text:p>26.07097937707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.3405846841731">
                <text:p>25.3405846841731</text:p>
              </table:table-cell>
              <table:table-cell office:value-type="float" office:value="35.7819971030195">
                <text:p>35.78199710301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.4133567166455">
                <text:p>24.4133567166455</text:p>
              </table:table-cell>
              <table:table-cell office:value-type="float" office:value="37.4177028622295">
                <text:p>37.41770286222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.1865606624252">
                <text:p>21.1865606624252</text:p>
              </table:table-cell>
              <table:table-cell office:value-type="float" office:value="46.4246008559531">
                <text:p>46.42460085595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.8825826552025">
                <text:p>23.8825826552025</text:p>
              </table:table-cell>
              <table:table-cell office:value-type="float" office:value="47.1417073013714">
                <text:p>47.141707301371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.6008172241373">
                <text:p>27.6008172241373</text:p>
              </table:table-cell>
              <table:table-cell office:value-type="float" office:value="27.0540930203389">
                <text:p>27.054093020338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.5366264162303">
                <text:p>24.5366264162303</text:p>
              </table:table-cell>
              <table:table-cell office:value-type="float" office:value="46.0721928760546">
                <text:p>46.07219287605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.4623329078518">
                <text:p>24.4623329078518</text:p>
              </table:table-cell>
              <table:table-cell office:value-type="float" office:value="27.8414484870589">
                <text:p>27.84144848705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.0162081074716">
                <text:p>24.0162081074716</text:p>
              </table:table-cell>
              <table:table-cell office:value-type="float" office:value="27.3821858791956">
                <text:p>27.38218587919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.3671135864304">
                <text:p>27.3671135864304</text:p>
              </table:table-cell>
              <table:table-cell office:value-type="float" office:value="28.3439651297583">
                <text:p>28.343965129758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2.4033048891651">
                <text:p>22.4033048891651</text:p>
              </table:table-cell>
              <table:table-cell office:value-type="float" office:value="43.9941792406247">
                <text:p>43.99417924062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5.2502927147754">
                <text:p>25.2502927147754</text:p>
              </table:table-cell>
              <table:table-cell office:value-type="float" office:value="36.8328227131674">
                <text:p>36.83282271316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5.4385220115704">
                <text:p>25.4385220115704</text:p>
              </table:table-cell>
              <table:table-cell office:value-type="float" office:value="37.2971812865091">
                <text:p>37.29718128650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.1635737747146">
                <text:p>27.1635737747146</text:p>
              </table:table-cell>
              <table:table-cell office:value-type="float" office:value="27.1580067945627">
                <text:p>27.15800679456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5.7963656942384">
                <text:p>25.7963656942384</text:p>
              </table:table-cell>
              <table:table-cell office:value-type="float" office:value="28.4619222833407">
                <text:p>28.46192228334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.3243031516212">
                <text:p>25.3243031516212</text:p>
              </table:table-cell>
              <table:table-cell office:value-type="float" office:value="28.6602474637458">
                <text:p>28.66024746374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.2954720348851">
                <text:p>25.2954720348851</text:p>
              </table:table-cell>
              <table:table-cell office:value-type="float" office:value="26.7175932805437">
                <text:p>26.71759328054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.7013516669257">
                <text:p>25.7013516669257</text:p>
              </table:table-cell>
              <table:table-cell office:value-type="float" office:value="28.0837713083942">
                <text:p>28.083771308394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.7583652883482">
                <text:p>25.7583652883482</text:p>
              </table:table-cell>
              <table:table-cell office:value-type="float" office:value="26.3008570804986">
                <text:p>26.30085708049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2.5415663369389">
                <text:p>22.5415663369389</text:p>
              </table:table-cell>
              <table:table-cell office:value-type="float" office:value="38.6128143811297">
                <text:p>38.61281438112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.4998404214371">
                <text:p>21.4998404214371</text:p>
              </table:table-cell>
              <table:table-cell office:value-type="float" office:value="36.558953626621">
                <text:p>36.5589536266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.2381493957546">
                <text:p>24.2381493957546</text:p>
              </table:table-cell>
              <table:table-cell office:value-type="float" office:value="28.8329785069939">
                <text:p>28.83297850699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.532591181312">
                <text:p>20.532591181312</text:p>
              </table:table-cell>
              <table:table-cell office:value-type="float" office:value="44.1990492470967">
                <text:p>44.19904924709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.7810441369579">
                <text:p>22.7810441369579</text:p>
              </table:table-cell>
              <table:table-cell office:value-type="float" office:value="46.8044752441764">
                <text:p>46.80447524417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4.3306934739541">
                <text:p>24.3306934739541</text:p>
              </table:table-cell>
              <table:table-cell office:value-type="float" office:value="45.7588543041722">
                <text:p>45.758854304172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3.9769820311645">
                <text:p>23.9769820311645</text:p>
              </table:table-cell>
              <table:table-cell office:value-type="float" office:value="38.7775125192237">
                <text:p>38.77751251922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3.9538346407473">
                <text:p>23.9538346407473</text:p>
              </table:table-cell>
              <table:table-cell office:value-type="float" office:value="38.9328865608596">
                <text:p>38.93288656085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.1414850919879">
                <text:p>22.1414850919879</text:p>
              </table:table-cell>
              <table:table-cell office:value-type="float" office:value="44.356554505936">
                <text:p>44.3565545059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3.5839393411991">
                <text:p>23.5839393411991</text:p>
              </table:table-cell>
              <table:table-cell office:value-type="float" office:value="46.1625142772305">
                <text:p>46.16251427723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1.8160449085954">
                <text:p>21.8160449085954</text:p>
              </table:table-cell>
              <table:table-cell office:value-type="float" office:value="37.2551388506791">
                <text:p>37.25513885067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.8357366765115">
                <text:p>24.8357366765115</text:p>
              </table:table-cell>
              <table:table-cell office:value-type="float" office:value="38.3090016212819">
                <text:p>38.30900162128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.4549352924285">
                <text:p>21.4549352924285</text:p>
              </table:table-cell>
              <table:table-cell office:value-type="float" office:value="46.2436075806456">
                <text:p>46.24360758064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.9642829103482">
                <text:p>25.9642829103482</text:p>
              </table:table-cell>
              <table:table-cell office:value-type="float" office:value="27.0879265422165">
                <text:p>27.087926542216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3.8327171127357">
                <text:p>23.8327171127357</text:p>
              </table:table-cell>
              <table:table-cell office:value-type="float" office:value="38.4641230757152">
                <text:p>38.46412307571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.5856260384396">
                <text:p>25.5856260384396</text:p>
              </table:table-cell>
              <table:table-cell office:value-type="float" office:value="38.2626186157533">
                <text:p>38.26261861575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.7255289258037">
                <text:p>25.7255289258037</text:p>
              </table:table-cell>
              <table:table-cell office:value-type="float" office:value="37.9775914034494">
                <text:p>37.977591403449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.2758758114087">
                <text:p>24.2758758114087</text:p>
              </table:table-cell>
              <table:table-cell office:value-type="float" office:value="37.3044748371187">
                <text:p>37.30447483711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.0180713055701">
                <text:p>20.0180713055701</text:p>
              </table:table-cell>
              <table:table-cell office:value-type="float" office:value="45.4363303260891">
                <text:p>45.43633032608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.746423017345">
                <text:p>22.746423017345</text:p>
              </table:table-cell>
              <table:table-cell office:value-type="float" office:value="46.5634691855469">
                <text:p>46.56346918554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4.8917557072519">
                <text:p>24.8917557072519</text:p>
              </table:table-cell>
              <table:table-cell office:value-type="float" office:value="35.2963478745688">
                <text:p>35.29634787456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8.0435046574692">
                <text:p>28.0435046574692</text:p>
              </table:table-cell>
              <table:table-cell office:value-type="float" office:value="28.6413062889368">
                <text:p>28.64130628893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1.9819238665534">
                <text:p>21.9819238665534</text:p>
              </table:table-cell>
              <table:table-cell office:value-type="float" office:value="45.2405952463369">
                <text:p>45.24059524633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4.8477015258347">
                <text:p>24.8477015258347</text:p>
              </table:table-cell>
              <table:table-cell office:value-type="float" office:value="30.4587839442392">
                <text:p>30.45878394423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2.9834943180068">
                <text:p>22.9834943180068</text:p>
              </table:table-cell>
              <table:table-cell office:value-type="float" office:value="47.9669912245835">
                <text:p>47.96699122458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.8775273368338">
                <text:p>19.8775273368338</text:p>
              </table:table-cell>
              <table:table-cell office:value-type="float" office:value="47.0750875807201">
                <text:p>47.075087580720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.7047538486733">
                <text:p>23.7047538486733</text:p>
              </table:table-cell>
              <table:table-cell office:value-type="float" office:value="34.9507089738933">
                <text:p>34.95070897389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.6766190451965">
                <text:p>23.6766190451965</text:p>
              </table:table-cell>
              <table:table-cell office:value-type="float" office:value="27.5359214609285">
                <text:p>27.53592146092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4.9692866934252">
                <text:p>24.9692866934252</text:p>
              </table:table-cell>
              <table:table-cell office:value-type="float" office:value="26.1534298408356">
                <text:p>26.15342984083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.4914844475239">
                <text:p>23.4914844475239</text:p>
              </table:table-cell>
              <table:table-cell office:value-type="float" office:value="48.0334345439658">
                <text:p>48.03343454396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4.8675431751471">
                <text:p>24.8675431751471</text:p>
              </table:table-cell>
              <table:table-cell office:value-type="float" office:value="26.0186462797231">
                <text:p>26.01864627972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.7303277655464">
                <text:p>23.7303277655464</text:p>
              </table:table-cell>
              <table:table-cell office:value-type="float" office:value="28.2985966603865">
                <text:p>28.29859666038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.4187911361267">
                <text:p>25.4187911361267</text:p>
              </table:table-cell>
              <table:table-cell office:value-type="float" office:value="27.7470862606727">
                <text:p>27.74708626067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.4239983972029">
                <text:p>27.4239983972029</text:p>
              </table:table-cell>
              <table:table-cell office:value-type="float" office:value="29.0528243831176">
                <text:p>29.052824383117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.9299070872935">
                <text:p>24.9299070872935</text:p>
              </table:table-cell>
              <table:table-cell office:value-type="float" office:value="29.1211305608817">
                <text:p>29.12113056088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4.7232180194633">
                <text:p>24.7232180194633</text:p>
              </table:table-cell>
              <table:table-cell office:value-type="float" office:value="39.2936248783415">
                <text:p>39.29362487834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.7873632543399">
                <text:p>22.7873632543399</text:p>
              </table:table-cell>
              <table:table-cell office:value-type="float" office:value="44.3483432696722">
                <text:p>44.34834326967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1.2362012026429">
                <text:p>21.2362012026429</text:p>
              </table:table-cell>
              <table:table-cell office:value-type="float" office:value="36.6061620273275">
                <text:p>36.60616202732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.1092765832918">
                <text:p>24.1092765832918</text:p>
              </table:table-cell>
              <table:table-cell office:value-type="float" office:value="29.434948812191">
                <text:p>29.4349488121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2.2447734270997">
                <text:p>22.2447734270997</text:p>
              </table:table-cell>
              <table:table-cell office:value-type="float" office:value="47.3796701896447">
                <text:p>47.379670189644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.7271229157702">
                <text:p>23.7271229157702</text:p>
              </table:table-cell>
              <table:table-cell office:value-type="float" office:value="36.3842638265513">
                <text:p>36.38426382655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.462480092514">
                <text:p>20.462480092514</text:p>
              </table:table-cell>
              <table:table-cell office:value-type="float" office:value="47.0370758930548">
                <text:p>47.03707589305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1.1421421527257">
                <text:p>21.1421421527257</text:p>
              </table:table-cell>
              <table:table-cell office:value-type="float" office:value="47.6622377985229">
                <text:p>47.66223779852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.4044711419057">
                <text:p>20.4044711419057</text:p>
              </table:table-cell>
              <table:table-cell office:value-type="float" office:value="45.3474587283083">
                <text:p>45.347458728308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2.4854924788833">
                <text:p>22.4854924788833</text:p>
              </table:table-cell>
              <table:table-cell office:value-type="float" office:value="48.2240073794941">
                <text:p>48.224007379494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5.2565847548073">
                <text:p>25.2565847548073</text:p>
              </table:table-cell>
              <table:table-cell office:value-type="float" office:value="26.5682335716639">
                <text:p>26.56823357166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3.7839516123657">
                <text:p>23.7839516123657</text:p>
              </table:table-cell>
              <table:table-cell office:value-type="float" office:value="45.83729729514">
                <text:p>45.837297295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3.1799806944272">
                <text:p>23.1799806944272</text:p>
              </table:table-cell>
              <table:table-cell office:value-type="float" office:value="37.6714366516347">
                <text:p>37.671436651634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.1714426222583">
                <text:p>24.1714426222583</text:p>
              </table:table-cell>
              <table:table-cell office:value-type="float" office:value="37.492118764723">
                <text:p>37.4921187647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3.4685826174898">
                <text:p>23.4685826174898</text:p>
              </table:table-cell>
              <table:table-cell office:value-type="float" office:value="45.0094333123794">
                <text:p>45.00943331237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.7048692535265">
                <text:p>20.7048692535265</text:p>
              </table:table-cell>
              <table:table-cell office:value-type="float" office:value="46.4925614350266">
                <text:p>46.49256143502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.9262065946297">
                <text:p>26.9262065946297</text:p>
              </table:table-cell>
              <table:table-cell office:value-type="float" office:value="27.7338564379104">
                <text:p>27.73385643791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6.1493256643584">
                <text:p>26.1493256643584</text:p>
              </table:table-cell>
              <table:table-cell office:value-type="float" office:value="26.3466515364261">
                <text:p>26.34665153642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.7394734620697">
                <text:p>24.7394734620697</text:p>
              </table:table-cell>
              <table:table-cell office:value-type="float" office:value="26.2569888481935">
                <text:p>26.25698884819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2.8123069694661">
                <text:p>22.8123069694661</text:p>
              </table:table-cell>
              <table:table-cell office:value-type="float" office:value="44.7240905254688">
                <text:p>44.72409052546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8.0779989802469">
                <text:p>28.0779989802469</text:p>
              </table:table-cell>
              <table:table-cell office:value-type="float" office:value="27.7806490643298">
                <text:p>27.780649064329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3.6080759022645">
                <text:p>23.6080759022645</text:p>
              </table:table-cell>
              <table:table-cell office:value-type="float" office:value="39.4143151466379">
                <text:p>39.414315146637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.1992893948925">
                <text:p>20.1992893948925</text:p>
              </table:table-cell>
              <table:table-cell office:value-type="float" office:value="47.034516153703">
                <text:p>47.0345161537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3.7339362165145">
                <text:p>23.7339362165145</text:p>
              </table:table-cell>
              <table:table-cell office:value-type="float" office:value="35.8361032152299">
                <text:p>35.836103215229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.9635069562308">
                <text:p>23.9635069562308</text:p>
              </table:table-cell>
              <table:table-cell office:value-type="float" office:value="46.6186268950109">
                <text:p>46.618626895010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.4618872014395">
                <text:p>25.4618872014395</text:p>
              </table:table-cell>
              <table:table-cell office:value-type="float" office:value="28.5573704722599">
                <text:p>28.55737047225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.7071132039023">
                <text:p>21.7071132039023</text:p>
              </table:table-cell>
              <table:table-cell office:value-type="float" office:value="36.4392486687843">
                <text:p>36.43924866878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.0503949595421">
                <text:p>25.0503949595421</text:p>
              </table:table-cell>
              <table:table-cell office:value-type="float" office:value="28.3083869724002">
                <text:p>28.308386972400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1.2404977758739">
                <text:p>21.2404977758739</text:p>
              </table:table-cell>
              <table:table-cell office:value-type="float" office:value="37.7551252064743">
                <text:p>37.75512520647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6.9730795426124">
                <text:p>26.9730795426124</text:p>
              </table:table-cell>
              <table:table-cell office:value-type="float" office:value="30.0832842992251">
                <text:p>30.08328429922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6.0007522009424">
                <text:p>26.0007522009424</text:p>
              </table:table-cell>
              <table:table-cell office:value-type="float" office:value="29.9734023381776">
                <text:p>29.97340233817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.9116039602288">
                <text:p>25.9116039602288</text:p>
              </table:table-cell>
              <table:table-cell office:value-type="float" office:value="37.9827995924571">
                <text:p>37.982799592457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7.0732678560465">
                <text:p>27.0732678560465</text:p>
              </table:table-cell>
              <table:table-cell office:value-type="float" office:value="26.5514028737301">
                <text:p>26.551402873730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.9688783896984">
                <text:p>25.9688783896984</text:p>
              </table:table-cell>
              <table:table-cell office:value-type="float" office:value="28.8515395120911">
                <text:p>28.85153951209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.6970284188344">
                <text:p>25.6970284188344</text:p>
              </table:table-cell>
              <table:table-cell office:value-type="float" office:value="36.1385309444594">
                <text:p>36.13853094445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3.4154676546762">
                <text:p>23.4154676546762</text:p>
              </table:table-cell>
              <table:table-cell office:value-type="float" office:value="35.7734651630266">
                <text:p>35.773465163026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3.9476264907751">
                <text:p>23.9476264907751</text:p>
              </table:table-cell>
              <table:table-cell office:value-type="float" office:value="44.6875523931803">
                <text:p>44.68755239318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.6759737679702">
                <text:p>20.6759737679702</text:p>
              </table:table-cell>
              <table:table-cell office:value-type="float" office:value="47.2570438861235">
                <text:p>47.257043886123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3.4831166461351">
                <text:p>23.4831166461351</text:p>
              </table:table-cell>
              <table:table-cell office:value-type="float" office:value="48.0190151498534">
                <text:p>48.019015149853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4.4016140173477">
                <text:p>24.4016140173477</text:p>
              </table:table-cell>
              <table:table-cell office:value-type="float" office:value="26.1178939508723">
                <text:p>26.117893950872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6.9739499314497">
                <text:p>26.9739499314497</text:p>
              </table:table-cell>
              <table:table-cell office:value-type="float" office:value="28.7435096065196">
                <text:p>28.74350960651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4.4277679740415">
                <text:p>24.4277679740415</text:p>
              </table:table-cell>
              <table:table-cell office:value-type="float" office:value="37.6548103987348">
                <text:p>37.654810398734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.1377257821941">
                <text:p>25.1377257821941</text:p>
              </table:table-cell>
              <table:table-cell office:value-type="float" office:value="26.7346619839467">
                <text:p>26.73466198394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4.3574027797685">
                <text:p>24.3574027797685</text:p>
              </table:table-cell>
              <table:table-cell office:value-type="float" office:value="27.211587787661">
                <text:p>27.2115877876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.3378666950539">
                <text:p>24.3378666950539</text:p>
              </table:table-cell>
              <table:table-cell office:value-type="float" office:value="29.9989776351152">
                <text:p>29.99897763511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2.2728803467457">
                <text:p>22.2728803467457</text:p>
              </table:table-cell>
              <table:table-cell office:value-type="float" office:value="37.8679494152651">
                <text:p>37.867949415265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1.5900592332186">
                <text:p>21.5900592332186</text:p>
              </table:table-cell>
              <table:table-cell office:value-type="float" office:value="37.5899213502209">
                <text:p>37.589921350220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.173919060693">
                <text:p>25.173919060693</text:p>
              </table:table-cell>
              <table:table-cell office:value-type="float" office:value="28.567946960594">
                <text:p>28.5679469605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.956968161451">
                <text:p>25.956968161451</text:p>
              </table:table-cell>
              <table:table-cell office:value-type="float" office:value="27.3491834254439">
                <text:p>27.349183425443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2.527381987508">
                <text:p>22.527381987508</text:p>
              </table:table-cell>
              <table:table-cell office:value-type="float" office:value="47.3695232258616">
                <text:p>47.36952322586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4.2742351061531">
                <text:p>24.2742351061531</text:p>
              </table:table-cell>
              <table:table-cell office:value-type="float" office:value="28.2958873934788">
                <text:p>28.295887393478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4.281357661797">
                <text:p>24.281357661797</text:p>
              </table:table-cell>
              <table:table-cell office:value-type="float" office:value="26.3883172067473">
                <text:p>26.388317206747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4.2680968213209">
                <text:p>24.2680968213209</text:p>
              </table:table-cell>
              <table:table-cell office:value-type="float" office:value="35.566498553663">
                <text:p>35.5664985536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4.8175553389607">
                <text:p>24.8175553389607</text:p>
              </table:table-cell>
              <table:table-cell office:value-type="float" office:value="38.4960890546212">
                <text:p>38.496089054621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3.9816887169142">
                <text:p>23.9816887169142</text:p>
              </table:table-cell>
              <table:table-cell office:value-type="float" office:value="36.251339484112">
                <text:p>36.2513394841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3.1609945860149">
                <text:p>23.1609945860149</text:p>
              </table:table-cell>
              <table:table-cell office:value-type="float" office:value="47.7416952431836">
                <text:p>47.741695243183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3.3083899635148">
                <text:p>23.3083899635148</text:p>
              </table:table-cell>
              <table:table-cell office:value-type="float" office:value="34.9020029984709">
                <text:p>34.902002998470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3.2712563820641">
                <text:p>23.2712563820641</text:p>
              </table:table-cell>
              <table:table-cell office:value-type="float" office:value="36.007174925757">
                <text:p>36.0071749257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4.236288582528">
                <text:p>24.236288582528</text:p>
              </table:table-cell>
              <table:table-cell office:value-type="float" office:value="38.9090100342228">
                <text:p>38.909010034222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2.566571342435">
                <text:p>22.566571342435</text:p>
              </table:table-cell>
              <table:table-cell office:value-type="float" office:value="35.0141228353032">
                <text:p>35.01412283530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2.0717271382366">
                <text:p>22.0717271382366</text:p>
              </table:table-cell>
              <table:table-cell office:value-type="float" office:value="36.0810556997568">
                <text:p>36.081055699756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3.9668875976099">
                <text:p>23.9668875976099</text:p>
              </table:table-cell>
              <table:table-cell office:value-type="float" office:value="46.3600247935238">
                <text:p>46.360024793523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2.9390899203434">
                <text:p>22.9390899203434</text:p>
              </table:table-cell>
              <table:table-cell office:value-type="float" office:value="34.8123204220114">
                <text:p>34.81232042201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7.6492396606342">
                <text:p>27.6492396606342</text:p>
              </table:table-cell>
              <table:table-cell office:value-type="float" office:value="27.9603927182085">
                <text:p>27.96039271820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3.4340916991692">
                <text:p>23.4340916991692</text:p>
              </table:table-cell>
              <table:table-cell office:value-type="float" office:value="38.2279240606893">
                <text:p>38.22792406068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2.3644346148627">
                <text:p>22.3644346148627</text:p>
              </table:table-cell>
              <table:table-cell office:value-type="float" office:value="48.5694464490734">
                <text:p>48.569446449073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3.3860683196298">
                <text:p>23.3860683196298</text:p>
              </table:table-cell>
              <table:table-cell office:value-type="float" office:value="46.0567034697594">
                <text:p>46.056703469759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.254631618063">
                <text:p>27.254631618063</text:p>
              </table:table-cell>
              <table:table-cell office:value-type="float" office:value="28.7303960639394">
                <text:p>28.73039606393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5.8917117933654">
                <text:p>25.8917117933654</text:p>
              </table:table-cell>
              <table:table-cell office:value-type="float" office:value="29.8242155666654">
                <text:p>29.824215566665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.2530590377066">
                <text:p>27.2530590377066</text:p>
              </table:table-cell>
              <table:table-cell office:value-type="float" office:value="26.3323327949202">
                <text:p>26.33233279492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5.0573915260669">
                <text:p>25.0573915260669</text:p>
              </table:table-cell>
              <table:table-cell office:value-type="float" office:value="36.3423737924284">
                <text:p>36.34237379242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5.4395692412572">
                <text:p>25.4395692412572</text:p>
              </table:table-cell>
              <table:table-cell office:value-type="float" office:value="25.7899230667595">
                <text:p>25.789923066759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.5756457982632">
                <text:p>27.5756457982632</text:p>
              </table:table-cell>
              <table:table-cell office:value-type="float" office:value="27.1385660933889">
                <text:p>27.138566093388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2.015897618809">
                <text:p>22.015897618809</text:p>
              </table:table-cell>
              <table:table-cell office:value-type="float" office:value="44.3466434144124">
                <text:p>44.34664341441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5.8977391930999">
                <text:p>25.8977391930999</text:p>
              </table:table-cell>
              <table:table-cell office:value-type="float" office:value="37.2293423256809">
                <text:p>37.229342325680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4.0107929032185">
                <text:p>24.0107929032185</text:p>
              </table:table-cell>
              <table:table-cell office:value-type="float" office:value="46.8876798125284">
                <text:p>46.88767981252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2.7044548100965">
                <text:p>22.7044548100965</text:p>
              </table:table-cell>
              <table:table-cell office:value-type="float" office:value="35.3893544865576">
                <text:p>35.389354486557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6.1430140966471">
                <text:p>26.1430140966471</text:p>
              </table:table-cell>
              <table:table-cell office:value-type="float" office:value="29.0108265668437">
                <text:p>29.010826566843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1.9181208413512">
                <text:p>21.9181208413512</text:p>
              </table:table-cell>
              <table:table-cell office:value-type="float" office:value="37.4123351487488">
                <text:p>37.412335148748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4.7581525064457">
                <text:p>24.7581525064457</text:p>
              </table:table-cell>
              <table:table-cell office:value-type="float" office:value="35.3947437355165">
                <text:p>35.394743735516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.924254394105">
                <text:p>25.924254394105</text:p>
              </table:table-cell>
              <table:table-cell office:value-type="float" office:value="38.4627465311842">
                <text:p>38.462746531184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3.3081994789378">
                <text:p>23.3081994789378</text:p>
              </table:table-cell>
              <table:table-cell office:value-type="float" office:value="27.7695499324422">
                <text:p>27.76954993244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5.637511733284">
                <text:p>25.637511733284</text:p>
              </table:table-cell>
              <table:table-cell office:value-type="float" office:value="25.5062277308068">
                <text:p>25.50622773080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8.3549986645606">
                <text:p>28.3549986645606</text:p>
              </table:table-cell>
              <table:table-cell office:value-type="float" office:value="27.7517234455288">
                <text:p>27.751723445528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3.0911653416871">
                <text:p>23.0911653416871</text:p>
              </table:table-cell>
              <table:table-cell office:value-type="float" office:value="28.6538778223475">
                <text:p>28.65387782234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3.6208312042581">
                <text:p>23.6208312042581</text:p>
              </table:table-cell>
              <table:table-cell office:value-type="float" office:value="29.5760187969472">
                <text:p>29.576018796947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.7617219118528">
                <text:p>20.7617219118528</text:p>
              </table:table-cell>
              <table:table-cell office:value-type="float" office:value="37.4224792489223">
                <text:p>37.42247924892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5.1879163126296">
                <text:p>25.1879163126296</text:p>
              </table:table-cell>
              <table:table-cell office:value-type="float" office:value="35.3350610860934">
                <text:p>35.335061086093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2.4483204859699">
                <text:p>22.4483204859699</text:p>
              </table:table-cell>
              <table:table-cell office:value-type="float" office:value="48.5918064409376">
                <text:p>48.59180644093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4.4761912622131">
                <text:p>24.4761912622131</text:p>
              </table:table-cell>
              <table:table-cell office:value-type="float" office:value="47.1685914099809">
                <text:p>47.16859140998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.4632189612516">
                <text:p>28.4632189612516</text:p>
              </table:table-cell>
              <table:table-cell office:value-type="float" office:value="28.2345338915155">
                <text:p>28.23453389151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5.2569155979126">
                <text:p>25.2569155979126</text:p>
              </table:table-cell>
              <table:table-cell office:value-type="float" office:value="25.6966945364083">
                <text:p>25.696694536408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4.7536555860053">
                <text:p>24.7536555860053</text:p>
              </table:table-cell>
              <table:table-cell office:value-type="float" office:value="46.1631167640267">
                <text:p>46.163116764026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.3885926130891">
                <text:p>28.3885926130891</text:p>
              </table:table-cell>
              <table:table-cell office:value-type="float" office:value="28.1582669852721">
                <text:p>28.158266985272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.1782955639838">
                <text:p>20.1782955639838</text:p>
              </table:table-cell>
              <table:table-cell office:value-type="float" office:value="44.2527449293962">
                <text:p>44.25274492939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.1640975571448">
                <text:p>21.1640975571448</text:p>
              </table:table-cell>
              <table:table-cell office:value-type="float" office:value="37.8888322360609">
                <text:p>37.888832236060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1.4002498292198">
                <text:p>21.4002498292198</text:p>
              </table:table-cell>
              <table:table-cell office:value-type="float" office:value="38.8791365830515">
                <text:p>38.87913658305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6.1262244916945">
                <text:p>26.1262244916945</text:p>
              </table:table-cell>
              <table:table-cell office:value-type="float" office:value="37.7024784925263">
                <text:p>37.70247849252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3.9969269069078">
                <text:p>23.9969269069078</text:p>
              </table:table-cell>
              <table:table-cell office:value-type="float" office:value="44.1020856737741">
                <text:p>44.10208567377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.5261231508602">
                <text:p>20.5261231508602</text:p>
              </table:table-cell>
              <table:table-cell office:value-type="float" office:value="43.7334565733824">
                <text:p>43.733456573382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0.2706168824999">
                <text:p>20.2706168824999</text:p>
              </table:table-cell>
              <table:table-cell office:value-type="float" office:value="44.1769884287358">
                <text:p>44.17698842873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1.238508189294">
                <text:p>21.238508189294</text:p>
              </table:table-cell>
              <table:table-cell office:value-type="float" office:value="35.7095255889192">
                <text:p>35.709525588919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5.6286302185603">
                <text:p>25.6286302185603</text:p>
              </table:table-cell>
              <table:table-cell office:value-type="float" office:value="30.5083316929214">
                <text:p>30.50833169292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.7202290159522">
                <text:p>19.7202290159522</text:p>
              </table:table-cell>
              <table:table-cell office:value-type="float" office:value="46.9035937763451">
                <text:p>46.90359377634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3.7163849617859">
                <text:p>23.7163849617859</text:p>
              </table:table-cell>
              <table:table-cell office:value-type="float" office:value="29.7367049315227">
                <text:p>29.736704931522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1.3882743907982">
                <text:p>21.3882743907982</text:p>
              </table:table-cell>
              <table:table-cell office:value-type="float" office:value="36.0428129574256">
                <text:p>36.04281295742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4.5977785199803">
                <text:p>24.5977785199803</text:p>
              </table:table-cell>
              <table:table-cell office:value-type="float" office:value="46.3069871987875">
                <text:p>46.30698719878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6.5040383830803">
                <text:p>26.5040383830803</text:p>
              </table:table-cell>
              <table:table-cell office:value-type="float" office:value="25.8942699919516">
                <text:p>25.89426999195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.8785001593354">
                <text:p>20.8785001593354</text:p>
              </table:table-cell>
              <table:table-cell office:value-type="float" office:value="36.3907552847706">
                <text:p>36.390755284770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2.1707588150025">
                <text:p>22.1707588150025</text:p>
              </table:table-cell>
              <table:table-cell office:value-type="float" office:value="39.6589134767599">
                <text:p>39.658913476759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6.4463049180857">
                <text:p>26.4463049180857</text:p>
              </table:table-cell>
              <table:table-cell office:value-type="float" office:value="25.5431921524333">
                <text:p>25.54319215243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2.7343987921805">
                <text:p>22.7343987921805</text:p>
              </table:table-cell>
              <table:table-cell office:value-type="float" office:value="43.8650688940023">
                <text:p>43.865068894002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2.9915163277471">
                <text:p>22.9915163277471</text:p>
              </table:table-cell>
              <table:table-cell office:value-type="float" office:value="28.1804980999754">
                <text:p>28.180498099975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6.1337110960662">
                <text:p>26.1337110960662</text:p>
              </table:table-cell>
              <table:table-cell office:value-type="float" office:value="36.7522118626474">
                <text:p>36.752211862647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7.4290784809754">
                <text:p>27.4290784809754</text:p>
              </table:table-cell>
              <table:table-cell office:value-type="float" office:value="26.2384864783151">
                <text:p>26.238486478315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5.7935397062099">
                <text:p>25.7935397062099</text:p>
              </table:table-cell>
              <table:table-cell office:value-type="float" office:value="37.9485092042733">
                <text:p>37.94850920427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4.5438637160195">
                <text:p>24.5438637160195</text:p>
              </table:table-cell>
              <table:table-cell office:value-type="float" office:value="46.7228630326615">
                <text:p>46.72286303266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6.2743398276113">
                <text:p>26.2743398276113</text:p>
              </table:table-cell>
              <table:table-cell office:value-type="float" office:value="37.2257135792305">
                <text:p>37.225713579230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5.4834842967392">
                <text:p>25.4834842967392</text:p>
              </table:table-cell>
              <table:table-cell office:value-type="float" office:value="35.5813955879352">
                <text:p>35.581395587935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3.8224948373674">
                <text:p>23.8224948373674</text:p>
              </table:table-cell>
              <table:table-cell office:value-type="float" office:value="44.2593003309612">
                <text:p>44.25930033096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2.3073167432619">
                <text:p>22.3073167432619</text:p>
              </table:table-cell>
              <table:table-cell office:value-type="float" office:value="39.4683384407249">
                <text:p>39.468338440724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5.8258547495152">
                <text:p>25.8258547495152</text:p>
              </table:table-cell>
              <table:table-cell office:value-type="float" office:value="37.8807311282707">
                <text:p>37.880731128270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6.1330299935299">
                <text:p>26.1330299935299</text:p>
              </table:table-cell>
              <table:table-cell office:value-type="float" office:value="38.500801615124">
                <text:p>38.50080161512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1.3883457314416">
                <text:p>21.3883457314416</text:p>
              </table:table-cell>
              <table:table-cell office:value-type="float" office:value="48.8993107052529">
                <text:p>48.899310705252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7.6908949500455">
                <text:p>27.6908949500455</text:p>
              </table:table-cell>
              <table:table-cell office:value-type="float" office:value="26.808448935637">
                <text:p>26.80844893563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3.3299175801997">
                <text:p>23.3299175801997</text:p>
              </table:table-cell>
              <table:table-cell office:value-type="float" office:value="26.4132821949378">
                <text:p>26.413282194937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.8962577885318">
                <text:p>20.8962577885318</text:p>
              </table:table-cell>
              <table:table-cell office:value-type="float" office:value="36.0730280576997">
                <text:p>36.07302805769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3.7787584785828">
                <text:p>23.7787584785828</text:p>
              </table:table-cell>
              <table:table-cell office:value-type="float" office:value="48.3647329112122">
                <text:p>48.364732911212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3.0840378805922">
                <text:p>23.0840378805922</text:p>
              </table:table-cell>
              <table:table-cell office:value-type="float" office:value="28.4670672786652">
                <text:p>28.467067278665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6.4579106570845">
                <text:p>26.4579106570845</text:p>
              </table:table-cell>
              <table:table-cell office:value-type="float" office:value="30.6993929330476">
                <text:p>30.699392933047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1.3091024106889">
                <text:p>21.3091024106889</text:p>
              </table:table-cell>
              <table:table-cell office:value-type="float" office:value="48.6158067494852">
                <text:p>48.615806749485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.8211208775217">
                <text:p>20.8211208775217</text:p>
              </table:table-cell>
              <table:table-cell office:value-type="float" office:value="43.6069270359826">
                <text:p>43.606927035982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1.3092729186835">
                <text:p>21.3092729186835</text:p>
              </table:table-cell>
              <table:table-cell office:value-type="float" office:value="36.5463171042371">
                <text:p>36.54631710423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4.4324169060526">
                <text:p>24.4324169060526</text:p>
              </table:table-cell>
              <table:table-cell office:value-type="float" office:value="44.783475984034">
                <text:p>44.78347598403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.7670093692883">
                <text:p>20.7670093692883</text:p>
              </table:table-cell>
              <table:table-cell office:value-type="float" office:value="43.8594816004147">
                <text:p>43.859481600414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1.0293199448326">
                <text:p>21.0293199448326</text:p>
              </table:table-cell>
              <table:table-cell office:value-type="float" office:value="37.4831004657447">
                <text:p>37.483100465744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8.1501538077626">
                <text:p>28.1501538077626</text:p>
              </table:table-cell>
              <table:table-cell office:value-type="float" office:value="26.9551831107324">
                <text:p>26.95518311073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1.8685166650825">
                <text:p>21.8685166650825</text:p>
              </table:table-cell>
              <table:table-cell office:value-type="float" office:value="43.6008501163537">
                <text:p>43.600850116353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5.7158987080645">
                <text:p>25.7158987080645</text:p>
              </table:table-cell>
              <table:table-cell office:value-type="float" office:value="25.5747625749304">
                <text:p>25.57476257493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1.0279387261537">
                <text:p>21.0279387261537</text:p>
              </table:table-cell>
              <table:table-cell office:value-type="float" office:value="37.541422069456">
                <text:p>37.54142206945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59468861492435">
                <text:p>0.959468861492435</text:p>
              </table:table-cell>
              <table:table-cell office:value-type="float" office:value="-38.7906177371696">
                <text:p>-38.790617737169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38.7523205749951">
                <text:p>-38.7523205749951</text:p>
              </table:table-cell>
              <table:table-cell office:value-type="float" office:value="-17.9540580206241">
                <text:p>-17.954058020624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.71339603857616">
                <text:p>7.71339603857616</text:p>
              </table:table-cell>
              <table:table-cell office:value-type="float" office:value="49.0348344131846">
                <text:p>49.03483441318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